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8814595" calcext:value-type="float">
            <text:p>0.1881459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82947825" calcext:value-type="float">
            <text:p>0.28294782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3830805" calcext:value-type="float">
            <text:p>0.3383080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636125" calcext:value-type="float">
            <text:p>0.463612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63493415" calcext:value-type="float">
            <text:p>0.6349341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822306925" calcext:value-type="float">
            <text:p>0.82230692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000049775" calcext:value-type="float">
            <text:p>1.00004977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1484087" calcext:value-type="float">
            <text:p>1.148408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273091125" calcext:value-type="float">
            <text:p>1.27309112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.440190075" calcext:value-type="float">
            <text:p>1.44019007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.703836125" calcext:value-type="float">
            <text:p>1.70383612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.040535" calcext:value-type="float">
            <text:p>2.04053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.359003675" calcext:value-type="float">
            <text:p>2.35900367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.495324975" calcext:value-type="float">
            <text:p>2.49532497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.631646275" calcext:value-type="float">
            <text:p>2.63164627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.767967575" calcext:value-type="float">
            <text:p>2.76796757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.904288875" calcext:value-type="float">
            <text:p>2.90428887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.089974625" calcext:value-type="float">
            <text:p>3.08997462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.321977275" calcext:value-type="float">
            <text:p>3.32197727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.513412775" calcext:value-type="float">
            <text:p>3.51341277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.644484425" calcext:value-type="float">
            <text:p>3.64448442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.7796425" calcext:value-type="float">
            <text:p>3.779642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.970096" calcext:value-type="float">
            <text:p>3.97009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.188600375" calcext:value-type="float">
            <text:p>4.18860037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.390506525" calcext:value-type="float">
            <text:p>4.3905065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.5616943" calcext:value-type="float">
            <text:p>4.561694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.721559175" calcext:value-type="float">
            <text:p>4.72155917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.876924425" calcext:value-type="float">
            <text:p>4.87692442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.0279839" calcext:value-type="float">
            <text:p>5.027983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.198788525" calcext:value-type="float">
            <text:p>5.19878852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.4025042" calcext:value-type="float">
            <text:p>5.402504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.61765295" calcext:value-type="float">
            <text:p>5.6176529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.80977125" calcext:value-type="float">
            <text:p>5.8097712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.953771225" calcext:value-type="float">
            <text:p>5.95377122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.0439194" calcext:value-type="float">
            <text:p>6.0439194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.110735175" calcext:value-type="float">
            <text:p>6.11073517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.218047275" calcext:value-type="float">
            <text:p>6.21804727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.37978105" calcext:value-type="float">
            <text:p>6.3797810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.574560325" calcext:value-type="float">
            <text:p>6.57456032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525838" calcext:value-type="float">
            <text:p>7.525838</text:p>
          </table:table-cell>
          <table:table-cell office:value-type="float" office:value="6.77001155" calcext:value-type="float">
            <text:p>6.77001155</text:p>
          </table:table-cell>
          <table:table-cell table:formula="of:=POWER([.C41]-6.75;2)" office:value-type="float" office:value="0.000400462133402482" calcext:value-type="float">
            <text:p>0.0004004621</text:p>
          </table:table-cell>
          <table:table-cell table:formula="of:=SQRT(SUM([.D41:.D140])/100)" office:value-type="float" office:value="0.121378324731424" calcext:value-type="float">
            <text:p>0.121378324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.792075" calcext:value-type="float">
            <text:p>3.792075</text:p>
          </table:table-cell>
          <table:table-cell office:value-type="float" office:value="6.7593347" calcext:value-type="float">
            <text:p>6.7593347</text:p>
          </table:table-cell>
          <table:table-cell table:formula="of:=POWER([.C42]-6.75;2)" office:value-type="float" office:value="0.0000871366240900026" calcext:value-type="float">
            <text:p>8.71366240900026E-00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.214409" calcext:value-type="float">
            <text:p>2.214409</text:p>
          </table:table-cell>
          <table:table-cell office:value-type="float" office:value="6.8324877" calcext:value-type="float">
            <text:p>6.8324877</text:p>
          </table:table-cell>
          <table:table-cell table:formula="of:=POWER([.C43]-6.75;2)" office:value-type="float" office:value="0.00680422065128995" calcext:value-type="float">
            <text:p>0.0068042207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.012178" calcext:value-type="float">
            <text:p>5.012178</text:p>
          </table:table-cell>
          <table:table-cell office:value-type="float" office:value="6.94771495" calcext:value-type="float">
            <text:p>6.94771495</text:p>
          </table:table-cell>
          <table:table-cell table:formula="of:=POWER([.C44]-6.75;2)" office:value-type="float" office:value="0.0390912014535025" calcext:value-type="float">
            <text:p>0.039091201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.852866" calcext:value-type="float">
            <text:p>6.852866</text:p>
          </table:table-cell>
          <table:table-cell office:value-type="float" office:value="6.989659975" calcext:value-type="float">
            <text:p>6.989659975</text:p>
          </table:table-cell>
          <table:table-cell table:formula="of:=POWER([.C45]-6.75;2)" office:value-type="float" office:value="0.0574369036170008" calcext:value-type="float">
            <text:p>0.057436903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.494911" calcext:value-type="float">
            <text:p>7.494911</text:p>
          </table:table-cell>
          <table:table-cell office:value-type="float" office:value="6.97553015" calcext:value-type="float">
            <text:p>6.97553015</text:p>
          </table:table-cell>
          <table:table-cell table:formula="of:=POWER([.C46]-6.75;2)" office:value-type="float" office:value="0.0508638485590225" calcext:value-type="float">
            <text:p>0.050863848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.109714" calcext:value-type="float">
            <text:p>7.109714</text:p>
          </table:table-cell>
          <table:table-cell office:value-type="float" office:value="6.94450745" calcext:value-type="float">
            <text:p>6.94450745</text:p>
          </table:table-cell>
          <table:table-cell table:formula="of:=POWER([.C47]-6.75;2)" office:value-type="float" office:value="0.0378331481055024" calcext:value-type="float">
            <text:p>0.037833148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.934357" calcext:value-type="float">
            <text:p>5.934357</text:p>
          </table:table-cell>
          <table:table-cell office:value-type="float" office:value="6.934164175" calcext:value-type="float">
            <text:p>6.934164175</text:p>
          </table:table-cell>
          <table:table-cell table:formula="of:=POWER([.C48]-6.75;2)" office:value-type="float" office:value="0.0339164433534307" calcext:value-type="float">
            <text:p>0.033916443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.987297" calcext:value-type="float">
            <text:p>4.987297</text:p>
          </table:table-cell>
          <table:table-cell office:value-type="float" office:value="6.963006125" calcext:value-type="float">
            <text:p>6.963006125</text:p>
          </table:table-cell>
          <table:table-cell table:formula="of:=POWER([.C49]-6.75;2)" office:value-type="float" office:value="0.0453716092875155" calcext:value-type="float">
            <text:p>0.0453716093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.683958" calcext:value-type="float">
            <text:p>6.683958</text:p>
          </table:table-cell>
          <table:table-cell office:value-type="float" office:value="7.01537505" calcext:value-type="float">
            <text:p>7.01537505</text:p>
          </table:table-cell>
          <table:table-cell table:formula="of:=POWER([.C50]-6.75;2)" office:value-type="float" office:value="0.0704239171625027" calcext:value-type="float">
            <text:p>0.070423917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.545842" calcext:value-type="float">
            <text:p>10.545842</text:p>
          </table:table-cell>
          <table:table-cell office:value-type="float" office:value="7.018072525" calcext:value-type="float">
            <text:p>7.018072525</text:p>
          </table:table-cell>
          <table:table-cell table:formula="of:=POWER([.C51]-6.75;2)" office:value-type="float" office:value="0.0718628786598756" calcext:value-type="float">
            <text:p>0.0718628787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.467955" calcext:value-type="float">
            <text:p>13.467955</text:p>
          </table:table-cell>
          <table:table-cell office:value-type="float" office:value="6.9220412" calcext:value-type="float">
            <text:p>6.9220412</text:p>
          </table:table-cell>
          <table:table-cell table:formula="of:=POWER([.C52]-6.75;2)" office:value-type="float" office:value="0.0295981744974399" calcext:value-type="float">
            <text:p>0.029598174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.738747" calcext:value-type="float">
            <text:p>12.738747</text:p>
          </table:table-cell>
          <table:table-cell office:value-type="float" office:value="6.7587975" calcext:value-type="float">
            <text:p>6.7587975</text:p>
          </table:table-cell>
          <table:table-cell table:formula="of:=POWER([.C53]-6.75;2)" office:value-type="float" office:value="0.0000773960062500002" calcext:value-type="float">
            <text:p>0.00007739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.452852" calcext:value-type="float">
            <text:p>5.452852</text:p>
          </table:table-cell>
          <table:table-cell office:value-type="float" office:value="6.610240375" calcext:value-type="float">
            <text:p>6.610240375</text:p>
          </table:table-cell>
          <table:table-cell table:formula="of:=POWER([.C54]-6.75;2)" office:value-type="float" office:value="0.0195327527801406" calcext:value-type="float">
            <text:p>0.019532752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.452852" calcext:value-type="float">
            <text:p>5.452852</text:p>
          </table:table-cell>
          <table:table-cell office:value-type="float" office:value="6.621973725" calcext:value-type="float">
            <text:p>6.621973725</text:p>
          </table:table-cell>
          <table:table-cell table:formula="of:=POWER([.C55]-6.75;2)" office:value-type="float" office:value="0.0163907270903756" calcext:value-type="float">
            <text:p>0.016390727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.452852" calcext:value-type="float">
            <text:p>5.452852</text:p>
          </table:table-cell>
          <table:table-cell office:value-type="float" office:value="6.62028815" calcext:value-type="float">
            <text:p>6.62028815</text:p>
          </table:table-cell>
          <table:table-cell table:formula="of:=POWER([.C56]-6.75;2)" office:value-type="float" office:value="0.0168251640304224" calcext:value-type="float">
            <text:p>0.016825164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.452852" calcext:value-type="float">
            <text:p>5.452852</text:p>
          </table:table-cell>
          <table:table-cell office:value-type="float" office:value="6.64089285" calcext:value-type="float">
            <text:p>6.64089285</text:p>
          </table:table-cell>
          <table:table-cell table:formula="of:=POWER([.C57]-6.75;2)" office:value-type="float" office:value="0.0119043701811225" calcext:value-type="float">
            <text:p>0.011904370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.42743" calcext:value-type="float">
            <text:p>7.42743</text:p>
          </table:table-cell>
          <table:table-cell office:value-type="float" office:value="6.688397925" calcext:value-type="float">
            <text:p>6.688397925</text:p>
          </table:table-cell>
          <table:table-cell table:formula="of:=POWER([.C58]-6.75;2)" office:value-type="float" office:value="0.00379481564430559" calcext:value-type="float">
            <text:p>0.003794815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.280106" calcext:value-type="float">
            <text:p>9.280106</text:p>
          </table:table-cell>
          <table:table-cell office:value-type="float" office:value="6.68730635" calcext:value-type="float">
            <text:p>6.68730635</text:p>
          </table:table-cell>
          <table:table-cell table:formula="of:=POWER([.C59]-6.75;2)" office:value-type="float" office:value="0.00393049375032249" calcext:value-type="float">
            <text:p>0.003930493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.65742" calcext:value-type="float">
            <text:p>7.65742</text:p>
          </table:table-cell>
          <table:table-cell office:value-type="float" office:value="6.6161781" calcext:value-type="float">
            <text:p>6.6161781</text:p>
          </table:table-cell>
          <table:table-cell table:formula="of:=POWER([.C60]-6.75;2)" office:value-type="float" office:value="0.01790830091961" calcext:value-type="float">
            <text:p>0.017908300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.242866" calcext:value-type="float">
            <text:p>5.242866</text:p>
          </table:table-cell>
          <table:table-cell office:value-type="float" office:value="6.563935625" calcext:value-type="float">
            <text:p>6.563935625</text:p>
          </table:table-cell>
          <table:table-cell table:formula="of:=POWER([.C61]-6.75;2)" office:value-type="float" office:value="0.0346199516441406" calcext:value-type="float">
            <text:p>0.034619951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.406323" calcext:value-type="float">
            <text:p>5.406323</text:p>
          </table:table-cell>
          <table:table-cell office:value-type="float" office:value="6.582830425" calcext:value-type="float">
            <text:p>6.582830425</text:p>
          </table:table-cell>
          <table:table-cell table:formula="of:=POWER([.C62]-6.75;2)" office:value-type="float" office:value="0.0279456668056806" calcext:value-type="float">
            <text:p>0.0279456668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.61814" calcext:value-type="float">
            <text:p>7.61814</text:p>
          </table:table-cell>
          <table:table-cell office:value-type="float" office:value="6.6321536" calcext:value-type="float">
            <text:p>6.6321536</text:p>
          </table:table-cell>
          <table:table-cell table:formula="of:=POWER([.C63]-6.75;2)" office:value-type="float" office:value="0.0138877739929601" calcext:value-type="float">
            <text:p>0.01388777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.740175" calcext:value-type="float">
            <text:p>8.740175</text:p>
          </table:table-cell>
          <table:table-cell office:value-type="float" office:value="6.65424455" calcext:value-type="float">
            <text:p>6.65424455</text:p>
          </table:table-cell>
          <table:table-cell table:formula="of:=POWER([.C64]-6.75;2)" office:value-type="float" office:value="0.00916910620470258" calcext:value-type="float">
            <text:p>0.009169106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.076246" calcext:value-type="float">
            <text:p>8.076246</text:p>
          </table:table-cell>
          <table:table-cell office:value-type="float" office:value="6.6529634" calcext:value-type="float">
            <text:p>6.6529634</text:p>
          </table:table-cell>
          <table:table-cell table:formula="of:=POWER([.C65]-6.75;2)" office:value-type="float" office:value="0.00941610173956001" calcext:value-type="float">
            <text:p>0.009416101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847511" calcext:value-type="float">
            <text:p>6.847511</text:p>
          </table:table-cell>
          <table:table-cell office:value-type="float" office:value="6.6467302" calcext:value-type="float">
            <text:p>6.6467302</text:p>
          </table:table-cell>
          <table:table-cell table:formula="of:=POWER([.C66]-6.75;2)" office:value-type="float" office:value="0.0106646515920399" calcext:value-type="float">
            <text:p>0.010664651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.394595" calcext:value-type="float">
            <text:p>6.394595</text:p>
          </table:table-cell>
          <table:table-cell office:value-type="float" office:value="6.628713125" calcext:value-type="float">
            <text:p>6.628713125</text:p>
          </table:table-cell>
          <table:table-cell table:formula="of:=POWER([.C67]-6.75;2)" office:value-type="float" office:value="0.0147105060472656" calcext:value-type="float">
            <text:p>0.01471050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.21461" calcext:value-type="float">
            <text:p>6.21461</text:p>
          </table:table-cell>
          <table:table-cell office:value-type="float" office:value="6.572308575" calcext:value-type="float">
            <text:p>6.572308575</text:p>
          </table:table-cell>
          <table:table-cell table:formula="of:=POWER([.C68]-6.75;2)" office:value-type="float" office:value="0.0315742425185306" calcext:value-type="float">
            <text:p>0.031574242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.042379" calcext:value-type="float">
            <text:p>6.042379</text:p>
          </table:table-cell>
          <table:table-cell office:value-type="float" office:value="6.50710475" calcext:value-type="float">
            <text:p>6.50710475</text:p>
          </table:table-cell>
          <table:table-cell table:formula="of:=POWER([.C69]-6.75;2)" office:value-type="float" office:value="0.0589981024725626" calcext:value-type="float">
            <text:p>0.058998102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.832185" calcext:value-type="float">
            <text:p>6.832185</text:p>
          </table:table-cell>
          <table:table-cell office:value-type="float" office:value="6.49234535" calcext:value-type="float">
            <text:p>6.49234535</text:p>
          </table:table-cell>
          <table:table-cell table:formula="of:=POWER([.C70]-6.75;2)" office:value-type="float" office:value="0.0663859186666226" calcext:value-type="float">
            <text:p>0.066385918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148627" calcext:value-type="float">
            <text:p>8.148627</text:p>
          </table:table-cell>
          <table:table-cell office:value-type="float" office:value="6.505675175" calcext:value-type="float">
            <text:p>6.505675175</text:p>
          </table:table-cell>
          <table:table-cell table:formula="of:=POWER([.C71]-6.75;2)" office:value-type="float" office:value="0.0596946201112804" calcext:value-type="float">
            <text:p>0.059694620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.60595" calcext:value-type="float">
            <text:p>8.60595</text:p>
          </table:table-cell>
          <table:table-cell office:value-type="float" office:value="6.5055695" calcext:value-type="float">
            <text:p>6.5055695</text:p>
          </table:table-cell>
          <table:table-cell table:formula="of:=POWER([.C72]-6.75;2)" office:value-type="float" office:value="0.05974626933025" calcext:value-type="float">
            <text:p>0.059746269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.684732" calcext:value-type="float">
            <text:p>7.684732</text:p>
          </table:table-cell>
          <table:table-cell office:value-type="float" office:value="6.48589135" calcext:value-type="float">
            <text:p>6.48589135</text:p>
          </table:table-cell>
          <table:table-cell table:formula="of:=POWER([.C73]-6.75;2)" office:value-type="float" office:value="0.0697533790048224" calcext:value-type="float">
            <text:p>0.069753379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.759999" calcext:value-type="float">
            <text:p>5.759999</text:p>
          </table:table-cell>
          <table:table-cell office:value-type="float" office:value="6.469881225" calcext:value-type="float">
            <text:p>6.469881225</text:p>
          </table:table-cell>
          <table:table-cell table:formula="of:=POWER([.C74]-6.75;2)" office:value-type="float" office:value="0.0784665281075007" calcext:value-type="float">
            <text:p>0.078466528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.605927" calcext:value-type="float">
            <text:p>3.605927</text:p>
          </table:table-cell>
          <table:table-cell office:value-type="float" office:value="6.4860811" calcext:value-type="float">
            <text:p>6.4860811</text:p>
          </table:table-cell>
          <table:table-cell table:formula="of:=POWER([.C75]-6.75;2)" office:value-type="float" office:value="0.0696531857772101" calcext:value-type="float">
            <text:p>0.0696531858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.672631" calcext:value-type="float">
            <text:p>2.672631</text:p>
          </table:table-cell>
          <table:table-cell office:value-type="float" office:value="6.550657525" calcext:value-type="float">
            <text:p>6.550657525</text:p>
          </table:table-cell>
          <table:table-cell table:formula="of:=POWER([.C76]-6.75;2)" office:value-type="float" office:value="0.0397374223391256" calcext:value-type="float">
            <text:p>0.039737422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.292484" calcext:value-type="float">
            <text:p>4.292484</text:p>
          </table:table-cell>
          <table:table-cell office:value-type="float" office:value="6.646519475" calcext:value-type="float">
            <text:p>6.646519475</text:p>
          </table:table-cell>
          <table:table-cell table:formula="of:=POWER([.C77]-6.75;2)" office:value-type="float" office:value="0.0107082190542757" calcext:value-type="float">
            <text:p>0.010708219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.469351" calcext:value-type="float">
            <text:p>6.469351</text:p>
          </table:table-cell>
          <table:table-cell office:value-type="float" office:value="6.7172613" calcext:value-type="float">
            <text:p>6.7172613</text:p>
          </table:table-cell>
          <table:table-cell table:formula="of:=POWER([.C78]-6.75;2)" office:value-type="float" office:value="0.00107182247769002" calcext:value-type="float">
            <text:p>0.001071822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.791171" calcext:value-type="float">
            <text:p>7.791171</text:p>
          </table:table-cell>
          <table:table-cell office:value-type="float" office:value="6.7424135" calcext:value-type="float">
            <text:p>6.7424135</text:p>
          </table:table-cell>
          <table:table-cell table:formula="of:=POWER([.C79]-6.75;2)" office:value-type="float" office:value="0.0000575549822500058" calcext:value-type="float">
            <text:p>0.00005755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.818049" calcext:value-type="float">
            <text:p>7.818049</text:p>
          </table:table-cell>
          <table:table-cell office:value-type="float" office:value="6.727864225" calcext:value-type="float">
            <text:p>6.727864225</text:p>
          </table:table-cell>
          <table:table-cell table:formula="of:=POWER([.C80]-6.75;2)" office:value-type="float" office:value="0.000489992534850614" calcext:value-type="float">
            <text:p>0.000489992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.098764" calcext:value-type="float">
            <text:p>7.098764</text:p>
          </table:table-cell>
          <table:table-cell office:value-type="float" office:value="6.69533745" calcext:value-type="float">
            <text:p>6.69533745</text:p>
          </table:table-cell>
          <table:table-cell table:formula="of:=POWER([.C81]-6.75;2)" office:value-type="float" office:value="0.00298799437250247" calcext:value-type="float">
            <text:p>0.0029879944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718195" calcext:value-type="float">
            <text:p>6.718195</text:p>
          </table:table-cell>
          <table:table-cell office:value-type="float" office:value="6.667611775" calcext:value-type="float">
            <text:p>6.667611775</text:p>
          </table:table-cell>
          <table:table-cell table:formula="of:=POWER([.C82]-6.75;2)" office:value-type="float" office:value="0.0067878196186506" calcext:value-type="float">
            <text:p>0.0067878196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.823499" calcext:value-type="float">
            <text:p>6.823499</text:p>
          </table:table-cell>
          <table:table-cell office:value-type="float" office:value="6.65088225" calcext:value-type="float">
            <text:p>6.65088225</text:p>
          </table:table-cell>
          <table:table-cell table:formula="of:=POWER([.C83]-6.75;2)" office:value-type="float" office:value="0.00982432836506241" calcext:value-type="float">
            <text:p>0.009824328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.689979" calcext:value-type="float">
            <text:p>6.689979</text:p>
          </table:table-cell>
          <table:table-cell office:value-type="float" office:value="6.64797935" calcext:value-type="float">
            <text:p>6.64797935</text:p>
          </table:table-cell>
          <table:table-cell table:formula="of:=POWER([.C84]-6.75;2)" office:value-type="float" office:value="0.0104082130264225" calcext:value-type="float">
            <text:p>0.01040821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.287673" calcext:value-type="float">
            <text:p>6.287673</text:p>
          </table:table-cell>
          <table:table-cell office:value-type="float" office:value="6.6711888" calcext:value-type="float">
            <text:p>6.6711888</text:p>
          </table:table-cell>
          <table:table-cell table:formula="of:=POWER([.C85]-6.75;2)" office:value-type="float" office:value="0.00621120524544008" calcext:value-type="float">
            <text:p>0.006211205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254003" calcext:value-type="float">
            <text:p>6.254003</text:p>
          </table:table-cell>
          <table:table-cell office:value-type="float" office:value="6.717123075" calcext:value-type="float">
            <text:p>6.717123075</text:p>
          </table:table-cell>
          <table:table-cell table:formula="of:=POWER([.C86]-6.75;2)" office:value-type="float" office:value="0.00108089219745563" calcext:value-type="float">
            <text:p>0.0010808922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.695983" calcext:value-type="float">
            <text:p>6.695983</text:p>
          </table:table-cell>
          <table:table-cell office:value-type="float" office:value="6.7560031" calcext:value-type="float">
            <text:p>6.7560031</text:p>
          </table:table-cell>
          <table:table-cell table:formula="of:=POWER([.C87]-6.75;2)" office:value-type="float" office:value="0.0000360372096100005" calcext:value-type="float">
            <text:p>3.60372096100005E-005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.088035" calcext:value-type="float">
            <text:p>7.088035</text:p>
          </table:table-cell>
          <table:table-cell office:value-type="float" office:value="6.7611192" calcext:value-type="float">
            <text:p>6.7611192</text:p>
          </table:table-cell>
          <table:table-cell table:formula="of:=POWER([.C88]-6.75;2)" office:value-type="float" office:value="0.00012363660863999" calcext:value-type="float">
            <text:p>0.000123636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.082054" calcext:value-type="float">
            <text:p>7.082054</text:p>
          </table:table-cell>
          <table:table-cell office:value-type="float" office:value="6.732556575" calcext:value-type="float">
            <text:p>6.732556575</text:p>
          </table:table-cell>
          <table:table-cell table:formula="of:=POWER([.C89]-6.75;2)" office:value-type="float" office:value="0.000304273075730616" calcext:value-type="float">
            <text:p>0.000304273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791857" calcext:value-type="float">
            <text:p>6.791857</text:p>
          </table:table-cell>
          <table:table-cell office:value-type="float" office:value="6.6880137" calcext:value-type="float">
            <text:p>6.6880137</text:p>
          </table:table-cell>
          <table:table-cell table:formula="of:=POWER([.C90]-6.75;2)" office:value-type="float" office:value="0.00384230138769001" calcext:value-type="float">
            <text:p>0.003842301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704589" calcext:value-type="float">
            <text:p>6.704589</text:p>
          </table:table-cell>
          <table:table-cell office:value-type="float" office:value="6.649993725" calcext:value-type="float">
            <text:p>6.649993725</text:p>
          </table:table-cell>
          <table:table-cell table:formula="of:=POWER([.C91]-6.75;2)" office:value-type="float" office:value="0.0100012550393757" calcext:value-type="float">
            <text:p>0.010001255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938207" calcext:value-type="float">
            <text:p>6.938207</text:p>
          </table:table-cell>
          <table:table-cell office:value-type="float" office:value="6.6314158" calcext:value-type="float">
            <text:p>6.6314158</text:p>
          </table:table-cell>
          <table:table-cell table:formula="of:=POWER([.C92]-6.75;2)" office:value-type="float" office:value="0.01406221248964" calcext:value-type="float">
            <text:p>0.014062212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796462" calcext:value-type="float">
            <text:p>6.796462</text:p>
          </table:table-cell>
          <table:table-cell office:value-type="float" office:value="6.6292206" calcext:value-type="float">
            <text:p>6.6292206</text:p>
          </table:table-cell>
          <table:table-cell table:formula="of:=POWER([.C93]-6.75;2)" office:value-type="float" office:value="0.01458766346436" calcext:value-type="float">
            <text:p>0.014587663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.922186" calcext:value-type="float">
            <text:p>5.922186</text:p>
          </table:table-cell>
          <table:table-cell office:value-type="float" office:value="6.64660215" calcext:value-type="float">
            <text:p>6.64660215</text:p>
          </table:table-cell>
          <table:table-cell table:formula="of:=POWER([.C94]-6.75;2)" office:value-type="float" office:value="0.0106911153846226" calcext:value-type="float">
            <text:p>0.0106911154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.385429" calcext:value-type="float">
            <text:p>5.385429</text:p>
          </table:table-cell>
          <table:table-cell office:value-type="float" office:value="6.693769025" calcext:value-type="float">
            <text:p>6.693769025</text:p>
          </table:table-cell>
          <table:table-cell table:formula="of:=POWER([.C95]-6.75;2)" office:value-type="float" office:value="0.00316192254945063" calcext:value-type="float">
            <text:p>0.0031619225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27704" calcext:value-type="float">
            <text:p>6.27704</text:p>
          </table:table-cell>
          <table:table-cell office:value-type="float" office:value="6.7521396" calcext:value-type="float">
            <text:p>6.7521396</text:p>
          </table:table-cell>
          <table:table-cell table:formula="of:=POWER([.C96]-6.75;2)" office:value-type="float" office:value="0.00000457788815999818" calcext:value-type="float">
            <text:p>4.57788815999818E-00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.353055" calcext:value-type="float">
            <text:p>7.353055</text:p>
          </table:table-cell>
          <table:table-cell office:value-type="float" office:value="6.77641485" calcext:value-type="float">
            <text:p>6.77641485</text:p>
          </table:table-cell>
          <table:table-cell table:formula="of:=POWER([.C97]-6.75;2)" office:value-type="float" office:value="0.000697744300522505" calcext:value-type="float">
            <text:p>0.0006977443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.383767" calcext:value-type="float">
            <text:p>7.383767</text:p>
          </table:table-cell>
          <table:table-cell office:value-type="float" office:value="6.761770375" calcext:value-type="float">
            <text:p>6.761770375</text:p>
          </table:table-cell>
          <table:table-cell table:formula="of:=POWER([.C98]-6.75;2)" office:value-type="float" office:value="0.00013854172764063" calcext:value-type="float">
            <text:p>0.000138541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434976" calcext:value-type="float">
            <text:p>6.434976</text:p>
          </table:table-cell>
          <table:table-cell office:value-type="float" office:value="6.7398155" calcext:value-type="float">
            <text:p>6.7398155</text:p>
          </table:table-cell>
          <table:table-cell table:formula="of:=POWER([.C99]-6.75;2)" office:value-type="float" office:value="0.000103724040250005" calcext:value-type="float">
            <text:p>0.000103724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.567721" calcext:value-type="float">
            <text:p>5.567721</text:p>
          </table:table-cell>
          <table:table-cell office:value-type="float" office:value="6.7353452" calcext:value-type="float">
            <text:p>6.7353452</text:p>
          </table:table-cell>
          <table:table-cell table:formula="of:=POWER([.C100]-6.75;2)" office:value-type="float" office:value="0.000214763163039993" calcext:value-type="float">
            <text:p>0.000214763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.998658" calcext:value-type="float">
            <text:p>5.998658</text:p>
          </table:table-cell>
          <table:table-cell office:value-type="float" office:value="6.74503345" calcext:value-type="float">
            <text:p>6.74503345</text:p>
          </table:table-cell>
          <table:table-cell table:formula="of:=POWER([.C101]-6.75;2)" office:value-type="float" office:value="0.0000246666189024979" calcext:value-type="float">
            <text:p>2.46666189024979E-005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.37925" calcext:value-type="float">
            <text:p>7.37925</text:p>
          </table:table-cell>
          <table:table-cell office:value-type="float" office:value="6.740372575" calcext:value-type="float">
            <text:p>6.740372575</text:p>
          </table:table-cell>
          <table:table-cell table:formula="of:=POWER([.C102]-6.75;2)" office:value-type="float" office:value="0.000092687312130619" calcext:value-type="float">
            <text:p>9.2687312130619E-005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.501778" calcext:value-type="float">
            <text:p>8.501778</text:p>
          </table:table-cell>
          <table:table-cell office:value-type="float" office:value="6.7058298" calcext:value-type="float">
            <text:p>6.7058298</text:p>
          </table:table-cell>
          <table:table-cell table:formula="of:=POWER([.C103]-6.75;2)" office:value-type="float" office:value="0.00195100656803999" calcext:value-type="float">
            <text:p>0.0019510066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.688929" calcext:value-type="float">
            <text:p>8.688929</text:p>
          </table:table-cell>
          <table:table-cell office:value-type="float" office:value="6.657294975" calcext:value-type="float">
            <text:p>6.657294975</text:p>
          </table:table-cell>
          <table:table-cell table:formula="of:=POWER([.C104]-6.75;2)" office:value-type="float" office:value="0.0085942216602506" calcext:value-type="float">
            <text:p>0.0085942217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.826918" calcext:value-type="float">
            <text:p>7.826918</text:p>
          </table:table-cell>
          <table:table-cell office:value-type="float" office:value="6.622984675" calcext:value-type="float">
            <text:p>6.622984675</text:p>
          </table:table-cell>
          <table:table-cell table:formula="of:=POWER([.C105]-6.75;2)" office:value-type="float" office:value="0.0161328927848557" calcext:value-type="float">
            <text:p>0.0161328928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126828" calcext:value-type="float">
            <text:p>6.126828</text:p>
          </table:table-cell>
          <table:table-cell office:value-type="float" office:value="6.62653055" calcext:value-type="float">
            <text:p>6.62653055</text:p>
          </table:table-cell>
          <table:table-cell table:formula="of:=POWER([.C106]-6.75;2)" office:value-type="float" office:value="0.0152447050833025" calcext:value-type="float">
            <text:p>0.015244705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.138413" calcext:value-type="float">
            <text:p>4.138413</text:p>
          </table:table-cell>
          <table:table-cell office:value-type="float" office:value="6.682768" calcext:value-type="float">
            <text:p>6.682768</text:p>
          </table:table-cell>
          <table:table-cell table:formula="of:=POWER([.C107]-6.75;2)" office:value-type="float" office:value="0.00452014182399997" calcext:value-type="float">
            <text:p>0.0045201418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.606457" calcext:value-type="float">
            <text:p>3.606457</text:p>
          </table:table-cell>
          <table:table-cell office:value-type="float" office:value="6.788875875" calcext:value-type="float">
            <text:p>6.788875875</text:p>
          </table:table-cell>
          <table:table-cell table:formula="of:=POWER([.C108]-6.75;2)" office:value-type="float" office:value="0.00151133365701566" calcext:value-type="float">
            <text:p>0.001511333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.452003" calcext:value-type="float">
            <text:p>5.452003</text:p>
          </table:table-cell>
          <table:table-cell office:value-type="float" office:value="6.891455125" calcext:value-type="float">
            <text:p>6.891455125</text:p>
          </table:table-cell>
          <table:table-cell table:formula="of:=POWER([.C109]-6.75;2)" office:value-type="float" office:value="0.0200095523887657" calcext:value-type="float">
            <text:p>0.0200095524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.365378" calcext:value-type="float">
            <text:p>7.365378</text:p>
          </table:table-cell>
          <table:table-cell office:value-type="float" office:value="6.915640025" calcext:value-type="float">
            <text:p>6.915640025</text:p>
          </table:table-cell>
          <table:table-cell table:formula="of:=POWER([.C110]-6.75;2)" office:value-type="float" office:value="0.0274366178820007" calcext:value-type="float">
            <text:p>0.027436617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.1444" calcext:value-type="float">
            <text:p>8.1444</text:p>
          </table:table-cell>
          <table:table-cell office:value-type="float" office:value="6.866608" calcext:value-type="float">
            <text:p>6.866608</text:p>
          </table:table-cell>
          <table:table-cell table:formula="of:=POWER([.C111]-6.75;2)" office:value-type="float" office:value="0.0135974256640001" calcext:value-type="float">
            <text:p>0.013597425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.818824" calcext:value-type="float">
            <text:p>7.818824</text:p>
          </table:table-cell>
          <table:table-cell office:value-type="float" office:value="6.8044406" calcext:value-type="float">
            <text:p>6.8044406</text:p>
          </table:table-cell>
          <table:table-cell table:formula="of:=POWER([.C112]-6.75;2)" office:value-type="float" office:value="0.00296377892835995" calcext:value-type="float">
            <text:p>0.002963778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.044327" calcext:value-type="float">
            <text:p>7.044327</text:p>
          </table:table-cell>
          <table:table-cell office:value-type="float" office:value="6.7692852" calcext:value-type="float">
            <text:p>6.7692852</text:p>
          </table:table-cell>
          <table:table-cell table:formula="of:=POWER([.C113]-6.75;2)" office:value-type="float" office:value="0.000371918939039987" calcext:value-type="float">
            <text:p>0.0003719189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407994" calcext:value-type="float">
            <text:p>6.407994</text:p>
          </table:table-cell>
          <table:table-cell office:value-type="float" office:value="6.75465965" calcext:value-type="float">
            <text:p>6.75465965</text:p>
          </table:table-cell>
          <table:table-cell table:formula="of:=POWER([.C114]-6.75;2)" office:value-type="float" office:value="0.0000217123381224981" calcext:value-type="float">
            <text:p>2.17123381224981E-00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188984" calcext:value-type="float">
            <text:p>6.188984</text:p>
          </table:table-cell>
          <table:table-cell office:value-type="float" office:value="6.7406716" calcext:value-type="float">
            <text:p>6.7406716</text:p>
          </table:table-cell>
          <table:table-cell table:formula="of:=POWER([.C115]-6.75;2)" office:value-type="float" office:value="0.0000870190465600044" calcext:value-type="float">
            <text:p>0.000087019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507109" calcext:value-type="float">
            <text:p>6.507109</text:p>
          </table:table-cell>
          <table:table-cell office:value-type="float" office:value="6.72849615" calcext:value-type="float">
            <text:p>6.72849615</text:p>
          </table:table-cell>
          <table:table-cell table:formula="of:=POWER([.C116]-6.75;2)" office:value-type="float" office:value="0.000462415564822509" calcext:value-type="float">
            <text:p>0.0004624156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.122157" calcext:value-type="float">
            <text:p>7.122157</text:p>
          </table:table-cell>
          <table:table-cell office:value-type="float" office:value="6.725464225" calcext:value-type="float">
            <text:p>6.725464225</text:p>
          </table:table-cell>
          <table:table-cell table:formula="of:=POWER([.C117]-6.75;2)" office:value-type="float" office:value="0.000602004254850643" calcext:value-type="float">
            <text:p>0.0006020043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.475439" calcext:value-type="float">
            <text:p>7.475439</text:p>
          </table:table-cell>
          <table:table-cell office:value-type="float" office:value="6.726817075" calcext:value-type="float">
            <text:p>6.726817075</text:p>
          </table:table-cell>
          <table:table-cell table:formula="of:=POWER([.C118]-6.75;2)" office:value-type="float" office:value="0.000537448011555644" calcext:value-type="float">
            <text:p>0.000537448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.2092" calcext:value-type="float">
            <text:p>7.2092</text:p>
          </table:table-cell>
          <table:table-cell office:value-type="float" office:value="6.73664885" calcext:value-type="float">
            <text:p>6.73664885</text:p>
          </table:table-cell>
          <table:table-cell table:formula="of:=POWER([.C119]-6.75;2)" office:value-type="float" office:value="0.000178253206322502" calcext:value-type="float">
            <text:p>0.000178253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516978" calcext:value-type="float">
            <text:p>6.516978</text:p>
          </table:table-cell>
          <table:table-cell office:value-type="float" office:value="6.76544205" calcext:value-type="float">
            <text:p>6.76544205</text:p>
          </table:table-cell>
          <table:table-cell table:formula="of:=POWER([.C120]-6.75;2)" office:value-type="float" office:value="0.000238456908202496" calcext:value-type="float">
            <text:p>0.000238456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.989737" calcext:value-type="float">
            <text:p>5.989737</text:p>
          </table:table-cell>
          <table:table-cell office:value-type="float" office:value="6.806809625" calcext:value-type="float">
            <text:p>6.806809625</text:p>
          </table:table-cell>
          <table:table-cell table:formula="of:=POWER([.C121]-6.75;2)" office:value-type="float" office:value="0.00322733349264058" calcext:value-type="float">
            <text:p>0.0032273335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049014" calcext:value-type="float">
            <text:p>6.049014</text:p>
          </table:table-cell>
          <table:table-cell office:value-type="float" office:value="6.834988575" calcext:value-type="float">
            <text:p>6.834988575</text:p>
          </table:table-cell>
          <table:table-cell table:formula="of:=POWER([.C122]-6.75;2)" office:value-type="float" office:value="0.00722305788053057" calcext:value-type="float">
            <text:p>0.0072230579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707383" calcext:value-type="float">
            <text:p>6.707383</text:p>
          </table:table-cell>
          <table:table-cell office:value-type="float" office:value="6.825720925" calcext:value-type="float">
            <text:p>6.825720925</text:p>
          </table:table-cell>
          <table:table-cell table:formula="of:=POWER([.C123]-6.75;2)" office:value-type="float" office:value="0.00573365848285558" calcext:value-type="float">
            <text:p>0.0057336585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.618357" calcext:value-type="float">
            <text:p>7.618357</text:p>
          </table:table-cell>
          <table:table-cell office:value-type="float" office:value="6.777443725" calcext:value-type="float">
            <text:p>6.777443725</text:p>
          </table:table-cell>
          <table:table-cell table:formula="of:=POWER([.C124]-6.75;2)" office:value-type="float" office:value="0.000753158041875645" calcext:value-type="float">
            <text:p>0.000753158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.125044" calcext:value-type="float">
            <text:p>8.125044</text:p>
          </table:table-cell>
          <table:table-cell office:value-type="float" office:value="6.716229375" calcext:value-type="float">
            <text:p>6.716229375</text:p>
          </table:table-cell>
          <table:table-cell table:formula="of:=POWER([.C125]-6.75;2)" office:value-type="float" office:value="0.00114045511289061" calcext:value-type="float">
            <text:p>0.001140455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.809204" calcext:value-type="float">
            <text:p>7.809204</text:p>
          </table:table-cell>
          <table:table-cell office:value-type="float" office:value="6.673015175" calcext:value-type="float">
            <text:p>6.673015175</text:p>
          </table:table-cell>
          <table:table-cell table:formula="of:=POWER([.C126]-6.75;2)" office:value-type="float" office:value="0.00592666328028066" calcext:value-type="float">
            <text:p>0.0059266633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900627" calcext:value-type="float">
            <text:p>6.900627</text:p>
          </table:table-cell>
          <table:table-cell office:value-type="float" office:value="6.662726375" calcext:value-type="float">
            <text:p>6.662726375</text:p>
          </table:table-cell>
          <table:table-cell table:formula="of:=POWER([.C127]-6.75;2)" office:value-type="float" office:value="0.00761668562064061" calcext:value-type="float">
            <text:p>0.007616685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.94553" calcext:value-type="float">
            <text:p>5.94553</text:p>
          </table:table-cell>
          <table:table-cell office:value-type="float" office:value="6.678794375" calcext:value-type="float">
            <text:p>6.678794375</text:p>
          </table:table-cell>
          <table:table-cell table:formula="of:=POWER([.C128]-6.75;2)" office:value-type="float" office:value="0.00507024103164065" calcext:value-type="float">
            <text:p>0.00507024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.300339" calcext:value-type="float">
            <text:p>5.300339</text:p>
          </table:table-cell>
          <table:table-cell office:value-type="float" office:value="6.70470885" calcext:value-type="float">
            <text:p>6.70470885</text:p>
          </table:table-cell>
          <table:table-cell table:formula="of:=POWER([.C129]-6.75;2)" office:value-type="float" office:value="0.00205128826832247" calcext:value-type="float">
            <text:p>0.0020512883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.271058" calcext:value-type="float">
            <text:p>5.271058</text:p>
          </table:table-cell>
          <table:table-cell office:value-type="float" office:value="6.73960795" calcext:value-type="float">
            <text:p>6.73960795</text:p>
          </table:table-cell>
          <table:table-cell table:formula="of:=POWER([.C130]-6.75;2)" office:value-type="float" office:value="0.000107994703202502" calcext:value-type="float">
            <text:p>0.0001079947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.961472" calcext:value-type="float">
            <text:p>5.961472</text:p>
          </table:table-cell>
          <table:table-cell office:value-type="float" office:value="6.7887505" calcext:value-type="float">
            <text:p>6.7887505</text:p>
          </table:table-cell>
          <table:table-cell table:formula="of:=POWER([.C131]-6.75;2)" office:value-type="float" office:value="0.00150160125024999" calcext:value-type="float">
            <text:p>0.0015016013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850399" calcext:value-type="float">
            <text:p>6.850399</text:p>
          </table:table-cell>
          <table:table-cell office:value-type="float" office:value="6.83104585" calcext:value-type="float">
            <text:p>6.83104585</text:p>
          </table:table-cell>
          <table:table-cell table:formula="of:=POWER([.C132]-6.75;2)" office:value-type="float" office:value="0.00656842980222246" calcext:value-type="float">
            <text:p>0.0065684298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.491724" calcext:value-type="float">
            <text:p>7.491724</text:p>
          </table:table-cell>
          <table:table-cell office:value-type="float" office:value="6.83974935" calcext:value-type="float">
            <text:p>6.83974935</text:p>
          </table:table-cell>
          <table:table-cell table:formula="of:=POWER([.C133]-6.75;2)" office:value-type="float" office:value="0.00805494582542249" calcext:value-type="float">
            <text:p>0.008054945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.808861" calcext:value-type="float">
            <text:p>7.808861</text:p>
          </table:table-cell>
          <table:table-cell office:value-type="float" office:value="6.81067695" calcext:value-type="float">
            <text:p>6.81067695</text:p>
          </table:table-cell>
          <table:table-cell table:formula="of:=POWER([.C134]-6.75;2)" office:value-type="float" office:value="0.00368169226130255" calcext:value-type="float">
            <text:p>0.0036816923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.720252" calcext:value-type="float">
            <text:p>7.720252</text:p>
          </table:table-cell>
          <table:table-cell office:value-type="float" office:value="6.762819225" calcext:value-type="float">
            <text:p>6.762819225</text:p>
          </table:table-cell>
          <table:table-cell table:formula="of:=POWER([.C135]-6.75;2)" office:value-type="float" office:value="0.000164332529600633" calcext:value-type="float">
            <text:p>0.0001643325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.24805" calcext:value-type="float">
            <text:p>7.24805</text:p>
          </table:table-cell>
          <table:table-cell office:value-type="float" office:value="6.72192935" calcext:value-type="float">
            <text:p>6.72192935</text:p>
          </table:table-cell>
          <table:table-cell table:formula="of:=POWER([.C136]-6.75;2)" office:value-type="float" office:value="0.000787961391422505" calcext:value-type="float">
            <text:p>0.0007879614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767276" calcext:value-type="float">
            <text:p>6.767276</text:p>
          </table:table-cell>
          <table:table-cell office:value-type="float" office:value="6.70875535" calcext:value-type="float">
            <text:p>6.70875535</text:p>
          </table:table-cell>
          <table:table-cell table:formula="of:=POWER([.C137]-6.75;2)" office:value-type="float" office:value="0.00170112115362253" calcext:value-type="float">
            <text:p>0.0017011212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505572" calcext:value-type="float">
            <text:p>6.505572</text:p>
          </table:table-cell>
          <table:table-cell office:value-type="float" office:value="6.725668625" calcext:value-type="float">
            <text:p>6.725668625</text:p>
          </table:table-cell>
          <table:table-cell table:formula="of:=POWER([.C138]-6.75;2)" office:value-type="float" office:value="0.000592015809390627" calcext:value-type="float">
            <text:p>0.0005920158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256164" calcext:value-type="float">
            <text:p>6.256164</text:p>
          </table:table-cell>
          <table:table-cell office:value-type="float" office:value="6.754891225" calcext:value-type="float">
            <text:p>6.754891225</text:p>
          </table:table-cell>
          <table:table-cell table:formula="of:=POWER([.C139]-6.75;2)" office:value-type="float" office:value="0.0000239240820006223" calcext:value-type="float">
            <text:p>2.39240820006223E-005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.955251" calcext:value-type="float">
            <text:p>5.955251</text:p>
          </table:table-cell>
          <table:table-cell office:value-type="float" office:value="6.776263125" calcext:value-type="float">
            <text:p>6.776263125</text:p>
          </table:table-cell>
          <table:table-cell table:formula="of:=POWER([.C140]-6.75;2)" office:value-type="float" office:value="0.000689751734765616" calcext:value-type="float">
            <text:p>0.0006897517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.812223" calcext:value-type="float">
            <text:p>5.812223</text:p>
          </table:table-cell>
          <table:table-cell office:value-type="float" office:value="6.7767755" calcext:value-type="float">
            <text:p>6.7767755</text:p>
          </table:table-cell>
          <table:table-cell table:formula="of:=POWER([.C141]-6.75;2)" office:value-type="float" office:value="0.000716927400250015" calcext:value-type="float">
            <text:p>0.0007169274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.997539" calcext:value-type="float">
            <text:p>5.997539</text:p>
          </table:table-cell>
          <table:table-cell office:value-type="float" office:value="6.759344875" calcext:value-type="float">
            <text:p>6.759344875</text:p>
          </table:table-cell>
          <table:table-cell table:formula="of:=POWER([.C142]-6.75;2)" office:value-type="float" office:value="0.0000873266887656255" calcext:value-type="float">
            <text:p>8.73266887656255E-005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560385" calcext:value-type="float">
            <text:p>6.560385</text:p>
          </table:table-cell>
          <table:table-cell office:value-type="float" office:value="6.744866925" calcext:value-type="float">
            <text:p>6.744866925</text:p>
          </table:table-cell>
          <table:table-cell table:formula="of:=POWER([.C143]-6.75;2)" office:value-type="float" office:value="0.0000263484589556232" calcext:value-type="float">
            <text:p>2.63484589556232E-005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.316517" calcext:value-type="float">
            <text:p>7.316517</text:p>
          </table:table-cell>
          <table:table-cell office:value-type="float" office:value="6.73514325" calcext:value-type="float">
            <text:p>6.73514325</text:p>
          </table:table-cell>
          <table:table-cell table:formula="of:=POWER([.C144]-6.75;2)" office:value-type="float" office:value="0.000220723020562496" calcext:value-type="float">
            <text:p>0.000220723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.968753" calcext:value-type="float">
            <text:p>7.968753</text:p>
          </table:table-cell>
          <table:table-cell office:value-type="float" office:value="6.7117111" calcext:value-type="float">
            <text:p>6.7117111</text:p>
          </table:table-cell>
          <table:table-cell table:formula="of:=POWER([.C145]-6.75;2)" office:value-type="float" office:value="0.00146603986321003" calcext:value-type="float">
            <text:p>0.0014660399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.376326" calcext:value-type="float">
            <text:p>8.376326</text:p>
          </table:table-cell>
          <table:table-cell office:value-type="float" office:value="6.673821275" calcext:value-type="float">
            <text:p>6.673821275</text:p>
          </table:table-cell>
          <table:table-cell table:formula="of:=POWER([.C146]-6.75;2)" office:value-type="float" office:value="0.00580319814262564" calcext:value-type="float">
            <text:p>0.005803198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.382728" calcext:value-type="float">
            <text:p>8.382728</text:p>
          </table:table-cell>
          <table:table-cell office:value-type="float" office:value="6.645209075" calcext:value-type="float">
            <text:p>6.645209075</text:p>
          </table:table-cell>
          <table:table-cell table:formula="of:=POWER([.C147]-6.75;2)" office:value-type="float" office:value="0.0109811379623556" calcext:value-type="float">
            <text:p>0.010981138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.709627" calcext:value-type="float">
            <text:p>7.709627</text:p>
          </table:table-cell>
          <table:table-cell office:value-type="float" office:value="6.63798205" calcext:value-type="float">
            <text:p>6.63798205</text:p>
          </table:table-cell>
          <table:table-cell table:formula="of:=POWER([.C148]-6.75;2)" office:value-type="float" office:value="0.0125480211222026" calcext:value-type="float">
            <text:p>0.0125480211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419399" calcext:value-type="float">
            <text:p>6.419399</text:p>
          </table:table-cell>
          <table:table-cell office:value-type="float" office:value="6.644825275" calcext:value-type="float">
            <text:p>6.644825275</text:p>
          </table:table-cell>
          <table:table-cell table:formula="of:=POWER([.C149]-6.75;2)" office:value-type="float" office:value="0.0110617227788255" calcext:value-type="float">
            <text:p>0.0110617228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.404097" calcext:value-type="float">
            <text:p>5.404097</text:p>
          </table:table-cell>
          <table:table-cell office:value-type="float" office:value="6.6553695" calcext:value-type="float">
            <text:p>6.6553695</text:p>
          </table:table-cell>
          <table:table-cell table:formula="of:=POWER([.C150]-6.75;2)" office:value-type="float" office:value="0.00895493153025001" calcext:value-type="float">
            <text:p>0.008954931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657704" calcext:value-type="float">
            <text:p>5.657704</text:p>
          </table:table-cell>
          <table:table-cell office:value-type="float" office:value="6.6636043" calcext:value-type="float">
            <text:p>6.6636043</text:p>
          </table:table-cell>
          <table:table-cell table:formula="of:=POWER([.C151]-6.75;2)" office:value-type="float" office:value="0.00746421697848996" calcext:value-type="float">
            <text:p>0.007464217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412608" calcext:value-type="float">
            <text:p>6.412608</text:p>
          </table:table-cell>
          <table:table-cell office:value-type="float" office:value="6.6717557" calcext:value-type="float">
            <text:p>6.6717557</text:p>
          </table:table-cell>
          <table:table-cell table:formula="of:=POWER([.C152]-6.75;2)" office:value-type="float" office:value="0.00612217048248995" calcext:value-type="float">
            <text:p>0.0061221705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459305" calcext:value-type="float">
            <text:p>6.459305</text:p>
          </table:table-cell>
          <table:table-cell office:value-type="float" office:value="6.68864455" calcext:value-type="float">
            <text:p>6.68864455</text:p>
          </table:table-cell>
          <table:table-cell table:formula="of:=POWER([.C153]-6.75;2)" office:value-type="float" office:value="0.00376449124470247" calcext:value-type="float">
            <text:p>0.003764491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.848472" calcext:value-type="float">
            <text:p>5.848472</text:p>
          </table:table-cell>
          <table:table-cell office:value-type="float" office:value="6.716786875" calcext:value-type="float">
            <text:p>6.716786875</text:p>
          </table:table-cell>
          <table:table-cell table:formula="of:=POWER([.C154]-6.75;2)" office:value-type="float" office:value="0.0011031116722656" calcext:value-type="float">
            <text:p>0.0011031117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.701966" calcext:value-type="float">
            <text:p>5.701966</text:p>
          </table:table-cell>
          <table:table-cell office:value-type="float" office:value="6.7392865" calcext:value-type="float">
            <text:p>6.7392865</text:p>
          </table:table-cell>
          <table:table-cell table:formula="of:=POWER([.C155]-6.75;2)" office:value-type="float" office:value="0.000114779082249991" calcext:value-type="float">
            <text:p>0.000114779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385832" calcext:value-type="float">
            <text:p>6.385832</text:p>
          </table:table-cell>
          <table:table-cell office:value-type="float" office:value="6.7224262" calcext:value-type="float">
            <text:p>6.7224262</text:p>
          </table:table-cell>
          <table:table-cell table:formula="of:=POWER([.C156]-6.75;2)" office:value-type="float" office:value="0.000760314446439993" calcext:value-type="float">
            <text:p>0.0007603144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.176271" calcext:value-type="float">
            <text:p>7.176271</text:p>
          </table:table-cell>
          <table:table-cell office:value-type="float" office:value="6.68028145" calcext:value-type="float">
            <text:p>6.68028145</text:p>
          </table:table-cell>
          <table:table-cell table:formula="of:=POWER([.C157]-6.75;2)" office:value-type="float" office:value="0.00486067621410252" calcext:value-type="float">
            <text:p>0.0048606762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.86871" calcext:value-type="float">
            <text:p>7.86871</text:p>
          </table:table-cell>
          <table:table-cell office:value-type="float" office:value="6.66617435" calcext:value-type="float">
            <text:p>6.66617435</text:p>
          </table:table-cell>
          <table:table-cell table:formula="of:=POWER([.C158]-6.75;2)" office:value-type="float" office:value="0.00702673959792244" calcext:value-type="float">
            <text:p>0.007026739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.360928" calcext:value-type="float">
            <text:p>8.360928</text:p>
          </table:table-cell>
          <table:table-cell office:value-type="float" office:value="6.673721025" calcext:value-type="float">
            <text:p>6.673721025</text:p>
          </table:table-cell>
          <table:table-cell table:formula="of:=POWER([.C159]-6.75;2)" office:value-type="float" office:value="0.00581848202705065" calcext:value-type="float">
            <text:p>0.005818482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.171681" calcext:value-type="float">
            <text:p>8.171681</text:p>
          </table:table-cell>
          <table:table-cell office:value-type="float" office:value="6.665109625" calcext:value-type="float">
            <text:p>6.665109625</text:p>
          </table:table-cell>
          <table:table-cell table:formula="of:=POWER([.C160]-6.75;2)" office:value-type="float" office:value="0.00720637576764056" calcext:value-type="float">
            <text:p>0.007206375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.116895" calcext:value-type="float">
            <text:p>7.116895</text:p>
          </table:table-cell>
          <table:table-cell office:value-type="float" office:value="6.61817965" calcext:value-type="float">
            <text:p>6.61817965</text:p>
          </table:table-cell>
          <table:table-cell table:formula="of:=POWER([.C161]-6.75;2)" office:value-type="float" office:value="0.0173766046741225" calcext:value-type="float">
            <text:p>0.0173766047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.678308" calcext:value-type="float">
            <text:p>5.678308</text:p>
          </table:table-cell>
          <table:table-cell office:value-type="float" office:value="6.55742845" calcext:value-type="float">
            <text:p>6.55742845</text:p>
          </table:table-cell>
          <table:table-cell table:formula="of:=POWER([.C162]-6.75;2)" office:value-type="float" office:value="0.0370838018694026" calcext:value-type="float">
            <text:p>0.0370838019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.776295" calcext:value-type="float">
            <text:p>4.776295</text:p>
          </table:table-cell>
          <table:table-cell office:value-type="float" office:value="6.545299225" calcext:value-type="float">
            <text:p>6.545299225</text:p>
          </table:table-cell>
          <table:table-cell table:formula="of:=POWER([.C163]-6.75;2)" office:value-type="float" office:value="0.0419024072856007" calcext:value-type="float">
            <text:p>0.0419024073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.169783" calcext:value-type="float">
            <text:p>5.169783</text:p>
          </table:table-cell>
          <table:table-cell office:value-type="float" office:value="6.580413675" calcext:value-type="float">
            <text:p>6.580413675</text:p>
          </table:table-cell>
          <table:table-cell table:formula="of:=POWER([.C164]-6.75;2)" office:value-type="float" office:value="0.0287595216270056" calcext:value-type="float">
            <text:p>0.0287595216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396476" calcext:value-type="float">
            <text:p>6.396476</text:p>
          </table:table-cell>
          <table:table-cell office:value-type="float" office:value="6.603766" calcext:value-type="float">
            <text:p>6.603766</text:p>
          </table:table-cell>
          <table:table-cell table:formula="of:=POWER([.C165]-6.75;2)" office:value-type="float" office:value="0.0213843827559999" calcext:value-type="float">
            <text:p>0.0213843828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.397652" calcext:value-type="float">
            <text:p>7.397652</text:p>
          </table:table-cell>
          <table:table-cell office:value-type="float" office:value="6.582122" calcext:value-type="float">
            <text:p>6.582122</text:p>
          </table:table-cell>
          <table:table-cell table:formula="of:=POWER([.C166]-6.75;2)" office:value-type="float" office:value="0.028183022884" calcext:value-type="float">
            <text:p>0.0281830229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.543347" calcext:value-type="float">
            <text:p>7.543347</text:p>
          </table:table-cell>
          <table:table-cell office:value-type="float" office:value="6.5427729" calcext:value-type="float">
            <text:p>6.5427729</text:p>
          </table:table-cell>
          <table:table-cell table:formula="of:=POWER([.C167]-6.75;2)" office:value-type="float" office:value="0.04294307097441" calcext:value-type="float">
            <text:p>0.04294307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982109" calcext:value-type="float">
            <text:p>6.982109</text:p>
          </table:table-cell>
          <table:table-cell office:value-type="float" office:value="6.530219125" calcext:value-type="float">
            <text:p>6.530219125</text:p>
          </table:table-cell>
          <table:table-cell table:formula="of:=POWER([.C168]-6.75;2)" office:value-type="float" office:value="0.0483036330157655" calcext:value-type="float">
            <text:p>0.048303633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696303" calcext:value-type="float">
            <text:p>6.696303</text:p>
          </table:table-cell>
          <table:table-cell office:value-type="float" office:value="6.56065035" calcext:value-type="float">
            <text:p>6.56065035</text:p>
          </table:table-cell>
          <table:table-cell table:formula="of:=POWER([.C169]-6.75;2)" office:value-type="float" office:value="0.0358532899551227" calcext:value-type="float">
            <text:p>0.03585329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.23676" calcext:value-type="float">
            <text:p>7.23676</text:p>
          </table:table-cell>
          <table:table-cell office:value-type="float" office:value="6.612348525" calcext:value-type="float">
            <text:p>6.612348525</text:p>
          </table:table-cell>
          <table:table-cell table:formula="of:=POWER([.C170]-6.75;2)" office:value-type="float" office:value="0.0189479285696757" calcext:value-type="float">
            <text:p>0.0189479286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.653286" calcext:value-type="float">
            <text:p>7.653286</text:p>
          </table:table-cell>
          <table:table-cell office:value-type="float" office:value="6.64706635" calcext:value-type="float">
            <text:p>6.64706635</text:p>
          </table:table-cell>
          <table:table-cell table:formula="of:=POWER([.C171]-6.75;2)" office:value-type="float" office:value="0.0105953363023225" calcext:value-type="float">
            <text:p>0.0105953363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.198539" calcext:value-type="float">
            <text:p>7.198539</text:p>
          </table:table-cell>
          <table:table-cell office:value-type="float" office:value="6.64728965" calcext:value-type="float">
            <text:p>6.64728965</text:p>
          </table:table-cell>
          <table:table-cell table:formula="of:=POWER([.C172]-6.75;2)" office:value-type="float" office:value="0.0105494159971224" calcext:value-type="float">
            <text:p>0.010549416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328828" calcext:value-type="float">
            <text:p>6.328828</text:p>
          </table:table-cell>
          <table:table-cell office:value-type="float" office:value="6.6176321" calcext:value-type="float">
            <text:p>6.6176321</text:p>
          </table:table-cell>
          <table:table-cell table:formula="of:=POWER([.C173]-6.75;2)" office:value-type="float" office:value="0.0175212609504101" calcext:value-type="float">
            <text:p>0.017521261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.894552" calcext:value-type="float">
            <text:p>5.894552</text:p>
          </table:table-cell>
          <table:table-cell office:value-type="float" office:value="6.58478225" calcext:value-type="float">
            <text:p>6.58478225</text:p>
          </table:table-cell>
          <table:table-cell table:formula="of:=POWER([.C174]-6.75;2)" office:value-type="float" office:value="0.0272969049150625" calcext:value-type="float">
            <text:p>0.0272969049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084657" calcext:value-type="float">
            <text:p>6.084657</text:p>
          </table:table-cell>
          <table:table-cell office:value-type="float" office:value="6.581909175" calcext:value-type="float">
            <text:p>6.581909175</text:p>
          </table:table-cell>
          <table:table-cell table:formula="of:=POWER([.C175]-6.75;2)" office:value-type="float" office:value="0.0282545254491807" calcext:value-type="float">
            <text:p>0.0282545254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72109" calcext:value-type="float">
            <text:p>6.72109</text:p>
          </table:table-cell>
          <table:table-cell office:value-type="float" office:value="6.572156675" calcext:value-type="float">
            <text:p>6.572156675</text:p>
          </table:table-cell>
          <table:table-cell table:formula="of:=POWER([.C176]-6.75;2)" office:value-type="float" office:value="0.0316282482470555" calcext:value-type="float">
            <text:p>0.0316282482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.443807" calcext:value-type="float">
            <text:p>7.443807</text:p>
          </table:table-cell>
          <table:table-cell office:value-type="float" office:value="6.54649335" calcext:value-type="float">
            <text:p>6.54649335</text:p>
          </table:table-cell>
          <table:table-cell table:formula="of:=POWER([.C177]-6.75;2)" office:value-type="float" office:value="0.0414149565942223" calcext:value-type="float">
            <text:p>0.0414149566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.674476" calcext:value-type="float">
            <text:p>7.674476</text:p>
          </table:table-cell>
          <table:table-cell office:value-type="float" office:value="6.5027621" calcext:value-type="float">
            <text:p>6.5027621</text:p>
          </table:table-cell>
          <table:table-cell table:formula="of:=POWER([.C178]-6.75;2)" office:value-type="float" office:value="0.06112657919641" calcext:value-type="float">
            <text:p>0.0611265792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.11104" calcext:value-type="float">
            <text:p>7.11104</text:p>
          </table:table-cell>
          <table:table-cell office:value-type="float" office:value="6.453264125" calcext:value-type="float">
            <text:p>6.453264125</text:p>
          </table:table-cell>
          <table:table-cell table:formula="of:=POWER([.C179]-6.75;2)" office:value-type="float" office:value="0.0880521795120154" calcext:value-type="float">
            <text:p>0.0880521795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.975746" calcext:value-type="float">
            <text:p>5.975746</text:p>
          </table:table-cell>
          <table:table-cell office:value-type="float" office:value="6.41785205" calcext:value-type="float">
            <text:p>6.41785205</text:p>
          </table:table-cell>
          <table:table-cell table:formula="of:=POWER([.C180]-6.75;2)" office:value-type="float" office:value="0.110322260689202" calcext:value-type="float">
            <text:p>0.1103222607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.114998" calcext:value-type="float">
            <text:p>5.114998</text:p>
          </table:table-cell>
          <table:table-cell office:value-type="float" office:value="6.661079225" calcext:value-type="float">
            <text:p>6.661079225</text:p>
          </table:table-cell>
          <table:table-cell table:formula="of:=POWER([.C181]-6.75;2)" office:value-type="float" office:value="0.00790690422660064" calcext:value-type="float">
            <text:p>0.0079069042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.418421" calcext:value-type="float">
            <text:p>5.418421</text:p>
          </table:table-cell>
          <table:table-cell office:value-type="float" office:value="7.023477425" calcext:value-type="float">
            <text:p>7.023477425</text:p>
          </table:table-cell>
          <table:table-cell table:formula="of:=POWER([.C182]-6.75;2)" office:value-type="float" office:value="0.0747899019846308" calcext:value-type="float">
            <text:p>0.074789902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171438" calcext:value-type="float">
            <text:p>6.171438</text:p>
          </table:table-cell>
          <table:table-cell office:value-type="float" office:value="7.3001105" calcext:value-type="float">
            <text:p>7.3001105</text:p>
          </table:table-cell>
          <table:table-cell table:formula="of:=POWER([.C183]-6.75;2)" office:value-type="float" office:value="0.30262156221025" calcext:value-type="float">
            <text:p>0.3026215622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379231" calcext:value-type="float">
            <text:p>6.379231</text:p>
          </table:table-cell>
          <table:table-cell office:value-type="float" office:value="7.332164075" calcext:value-type="float">
            <text:p>7.332164075</text:p>
          </table:table-cell>
          <table:table-cell table:formula="of:=POWER([.C184]-6.75;2)" office:value-type="float" office:value="0.338915010220605" calcext:value-type="float">
            <text:p>0.338915010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45316" calcext:value-type="float">
            <text:p>6.45316</text:p>
          </table:table-cell>
          <table:table-cell office:value-type="float" office:value="7.359022825" calcext:value-type="float">
            <text:p>7.359022825</text:p>
          </table:table-cell>
          <table:table-cell table:formula="of:=POWER([.C185]-6.75;2)" office:value-type="float" office:value="0.370908801370981" calcext:value-type="float">
            <text:p>0.3709088014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.231838" calcext:value-type="float">
            <text:p>7.231838</text:p>
          </table:table-cell>
          <table:table-cell office:value-type="float" office:value="7.38403335" calcext:value-type="float">
            <text:p>7.38403335</text:p>
          </table:table-cell>
          <table:table-cell table:formula="of:=POWER([.C186]-6.75;2)" office:value-type="float" office:value="0.401998288912223" calcext:value-type="float">
            <text:p>0.4019982889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.093647" calcext:value-type="float">
            <text:p>8.093647</text:p>
          </table:table-cell>
          <table:table-cell office:value-type="float" office:value="7.389576925" calcext:value-type="float">
            <text:p>7.389576925</text:p>
          </table:table-cell>
          <table:table-cell table:formula="of:=POWER([.C187]-6.75;2)" office:value-type="float" office:value="0.409058642992456" calcext:value-type="float">
            <text:p>0.409058643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.983356" calcext:value-type="float">
            <text:p>7.983356</text:p>
          </table:table-cell>
          <table:table-cell office:value-type="float" office:value="7.29197505" calcext:value-type="float">
            <text:p>7.29197505</text:p>
          </table:table-cell>
          <table:table-cell table:formula="of:=POWER([.C188]-6.75;2)" office:value-type="float" office:value="0.293736954822502" calcext:value-type="float">
            <text:p>0.293736954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841168" calcext:value-type="float">
            <text:p>6.841168</text:p>
          </table:table-cell>
          <table:table-cell office:value-type="float" office:value="7.268950875" calcext:value-type="float">
            <text:p>7.268950875</text:p>
          </table:table-cell>
          <table:table-cell table:formula="of:=POWER([.C189]-6.75;2)" office:value-type="float" office:value="0.269310010663265" calcext:value-type="float">
            <text:p>0.2693100107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.733489" calcext:value-type="float">
            <text:p>5.733489</text:p>
          </table:table-cell>
          <table:table-cell office:value-type="float" office:value="7.29727265" calcext:value-type="float">
            <text:p>7.29727265</text:p>
          </table:table-cell>
          <table:table-cell table:formula="of:=POWER([.C190]-6.75;2)" office:value-type="float" office:value="0.299507353438023" calcext:value-type="float">
            <text:p>0.2995073534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.98376" calcext:value-type="float">
            <text:p>5.98376</text:p>
          </table:table-cell>
          <table:table-cell office:value-type="float" office:value="7.3521402" calcext:value-type="float">
            <text:p>7.3521402</text:p>
          </table:table-cell>
          <table:table-cell table:formula="of:=POWER([.C191]-6.75;2)" office:value-type="float" office:value="0.36257282045604" calcext:value-type="float">
            <text:p>0.3625728205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.088162" calcext:value-type="float">
            <text:p>7.088162</text:p>
          </table:table-cell>
          <table:table-cell office:value-type="float" office:value="7.3767516" calcext:value-type="float">
            <text:p>7.3767516</text:p>
          </table:table-cell>
          <table:table-cell table:formula="of:=POWER([.C192]-6.75;2)" office:value-type="float" office:value="0.392817568102561" calcext:value-type="float">
            <text:p>0.392817568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.584998" calcext:value-type="float">
            <text:p>7.584998</text:p>
          </table:table-cell>
          <table:table-cell office:value-type="float" office:value="7.318095825" calcext:value-type="float">
            <text:p>7.318095825</text:p>
          </table:table-cell>
          <table:table-cell table:formula="of:=POWER([.C193]-6.75;2)" office:value-type="float" office:value="0.322732866382431" calcext:value-type="float">
            <text:p>0.3227328664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748457" calcext:value-type="float">
            <text:p>6.748457</text:p>
          </table:table-cell>
          <table:table-cell office:value-type="float" office:value="7.19806245" calcext:value-type="float">
            <text:p>7.19806245</text:p>
          </table:table-cell>
          <table:table-cell table:formula="of:=POWER([.C194]-6.75;2)" office:value-type="float" office:value="0.200759959100003" calcext:value-type="float">
            <text:p>0.2007599591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.027554" calcext:value-type="float">
            <text:p>5.027554</text:p>
          </table:table-cell>
          <table:table-cell office:value-type="float" office:value="7.1710257" calcext:value-type="float">
            <text:p>7.1710257</text:p>
          </table:table-cell>
          <table:table-cell table:formula="of:=POWER([.C195]-6.75;2)" office:value-type="float" office:value="0.17726264006049" calcext:value-type="float">
            <text:p>0.177262640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.700042" calcext:value-type="float">
            <text:p>4.700042</text:p>
          </table:table-cell>
          <table:table-cell office:value-type="float" office:value="7.2642101" calcext:value-type="float">
            <text:p>7.2642101</text:p>
          </table:table-cell>
          <table:table-cell table:formula="of:=POWER([.C196]-6.75;2)" office:value-type="float" office:value="0.26441202694201" calcext:value-type="float">
            <text:p>0.2644120269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611987" calcext:value-type="float">
            <text:p>6.611987</text:p>
          </table:table-cell>
          <table:table-cell office:value-type="float" office:value="7.37092825" calcext:value-type="float">
            <text:p>7.37092825</text:p>
          </table:table-cell>
          <table:table-cell table:formula="of:=POWER([.C197]-6.75;2)" office:value-type="float" office:value="0.385551891648063" calcext:value-type="float">
            <text:p>0.3855518916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.170577" calcext:value-type="float">
            <text:p>8.170577</text:p>
          </table:table-cell>
          <table:table-cell office:value-type="float" office:value="7.30491115" calcext:value-type="float">
            <text:p>7.30491115</text:p>
          </table:table-cell>
          <table:table-cell table:formula="of:=POWER([.C198]-6.75;2)" office:value-type="float" office:value="0.307926384394322" calcext:value-type="float">
            <text:p>0.3079263844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.016472" calcext:value-type="float">
            <text:p>8.016472</text:p>
          </table:table-cell>
          <table:table-cell office:value-type="float" office:value="7.1999293" calcext:value-type="float">
            <text:p>7.1999293</text:p>
          </table:table-cell>
          <table:table-cell table:formula="of:=POWER([.C199]-6.75;2)" office:value-type="float" office:value="0.20243637499849" calcext:value-type="float">
            <text:p>0.202436375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294482" calcext:value-type="float">
            <text:p>6.294482</text:p>
          </table:table-cell>
          <table:table-cell office:value-type="float" office:value="7.098800075" calcext:value-type="float">
            <text:p>7.098800075</text:p>
          </table:table-cell>
          <table:table-cell table:formula="of:=POWER([.C200]-6.75;2)" office:value-type="float" office:value="0.121661492320005" calcext:value-type="float">
            <text:p>0.121661492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686847" calcext:value-type="float">
            <text:p>4.686847</text:p>
          </table:table-cell>
          <table:table-cell office:value-type="float" office:value="7.1136927" calcext:value-type="float">
            <text:p>7.1136927</text:p>
          </table:table-cell>
          <table:table-cell table:formula="of:=POWER([.C201]-6.75;2)" office:value-type="float" office:value="0.13227238003329" calcext:value-type="float">
            <text:p>0.13227238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.193139" calcext:value-type="float">
            <text:p>5.193139</text:p>
          </table:table-cell>
          <table:table-cell office:value-type="float" office:value="7.305737325" calcext:value-type="float">
            <text:p>7.305737325</text:p>
          </table:table-cell>
          <table:table-cell table:formula="of:=POWER([.C202]-6.75;2)" office:value-type="float" office:value="0.308843974398156" calcext:value-type="float">
            <text:p>0.3088439744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180873" calcext:value-type="float">
            <text:p>6.180873</text:p>
          </table:table-cell>
          <table:table-cell office:value-type="float" office:value="7.490495075" calcext:value-type="float">
            <text:p>7.490495075</text:p>
          </table:table-cell>
          <table:table-cell table:formula="of:=POWER([.C203]-6.75;2)" office:value-type="float" office:value="0.548332956099256" calcext:value-type="float">
            <text:p>0.5483329561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103876" calcext:value-type="float">
            <text:p>6.103876</text:p>
          </table:table-cell>
          <table:table-cell office:value-type="float" office:value="7.584341125" calcext:value-type="float">
            <text:p>7.584341125</text:p>
          </table:table-cell>
          <table:table-cell table:formula="of:=POWER([.C204]-6.75;2)" office:value-type="float" office:value="0.696125112866265" calcext:value-type="float">
            <text:p>0.6961251129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.530716" calcext:value-type="float">
            <text:p>5.530716</text:p>
          </table:table-cell>
          <table:table-cell office:value-type="float" office:value="7.6325162" calcext:value-type="float">
            <text:p>7.6325162</text:p>
          </table:table-cell>
          <table:table-cell table:formula="of:=POWER([.C205]-6.75;2)" office:value-type="float" office:value="0.778834843262439" calcext:value-type="float">
            <text:p>0.7788348433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.823688" calcext:value-type="float">
            <text:p>5.823688</text:p>
          </table:table-cell>
          <table:table-cell office:value-type="float" office:value="7.661494" calcext:value-type="float">
            <text:p>7.661494</text:p>
          </table:table-cell>
          <table:table-cell table:formula="of:=POWER([.C206]-6.75;2)" office:value-type="float" office:value="0.830821312036" calcext:value-type="float">
            <text:p>0.830821312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.041196" calcext:value-type="float">
            <text:p>7.041196</text:p>
          </table:table-cell>
          <table:table-cell office:value-type="float" office:value="7.6831475" calcext:value-type="float">
            <text:p>7.6831475</text:p>
          </table:table-cell>
          <table:table-cell table:formula="of:=POWER([.C207]-6.75;2)" office:value-type="float" office:value="0.870764256756251" calcext:value-type="float">
            <text:p>0.8707642568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.199358" calcext:value-type="float">
            <text:p>8.199358</text:p>
          </table:table-cell>
          <table:table-cell office:value-type="float" office:value="7.6743633" calcext:value-type="float">
            <text:p>7.6743633</text:p>
          </table:table-cell>
          <table:table-cell table:formula="of:=POWER([.C208]-6.75;2)" office:value-type="float" office:value="0.854447510386889" calcext:value-type="float">
            <text:p>0.8544475104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8.76423" calcext:value-type="float">
            <text:p>8.76423</text:p>
          </table:table-cell>
          <table:table-cell office:value-type="float" office:value="7.63662505" calcext:value-type="float">
            <text:p>7.63662505</text:p>
          </table:table-cell>
          <table:table-cell table:formula="of:=POWER([.C209]-6.75;2)" office:value-type="float" office:value="0.786103979287503" calcext:value-type="float">
            <text:p>0.7861039793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.625473" calcext:value-type="float">
            <text:p>8.625473</text:p>
          </table:table-cell>
          <table:table-cell office:value-type="float" office:value="7.584765" calcext:value-type="float">
            <text:p>7.584765</text:p>
          </table:table-cell>
          <table:table-cell table:formula="of:=POWER([.C210]-6.75;2)" office:value-type="float" office:value="0.696832605225" calcext:value-type="float">
            <text:p>0.6968326052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.662218" calcext:value-type="float">
            <text:p>7.662218</text:p>
          </table:table-cell>
          <table:table-cell office:value-type="float" office:value="7.536373875" calcext:value-type="float">
            <text:p>7.536373875</text:p>
          </table:table-cell>
          <table:table-cell table:formula="of:=POWER([.C211]-6.75;2)" office:value-type="float" office:value="0.618383871282515" calcext:value-type="float">
            <text:p>0.6183838713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012237" calcext:value-type="float">
            <text:p>6.012237</text:p>
          </table:table-cell>
          <table:table-cell office:value-type="float" office:value="7.512064125" calcext:value-type="float">
            <text:p>7.512064125</text:p>
          </table:table-cell>
          <table:table-cell table:formula="of:=POWER([.C212]-6.75;2)" office:value-type="float" office:value="0.580741730612016" calcext:value-type="float">
            <text:p>0.5807417306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.014834" calcext:value-type="float">
            <text:p>5.014834</text:p>
          </table:table-cell>
          <table:table-cell office:value-type="float" office:value="7.5290039" calcext:value-type="float">
            <text:p>7.5290039</text:p>
          </table:table-cell>
          <table:table-cell table:formula="of:=POWER([.C213]-6.75;2)" office:value-type="float" office:value="0.60684707621521" calcext:value-type="float">
            <text:p>0.6068470762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.779629" calcext:value-type="float">
            <text:p>5.779629</text:p>
          </table:table-cell>
          <table:table-cell office:value-type="float" office:value="8.0397015" calcext:value-type="float">
            <text:p>8.0397015</text:p>
          </table:table-cell>
          <table:table-cell table:formula="of:=POWER([.C214]-6.75;2)" office:value-type="float" office:value="1.66332995910225" calcext:value-type="float">
            <text:p>1.6633299591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.694557" calcext:value-type="float">
            <text:p>5.694557</text:p>
          </table:table-cell>
          <table:table-cell office:value-type="float" office:value="9.7595675" calcext:value-type="float">
            <text:p>9.7595675</text:p>
          </table:table-cell>
          <table:table-cell table:formula="of:=POWER([.C215]-6.75;2)" office:value-type="float" office:value="9.05749653705625" calcext:value-type="float">
            <text:p>9.0574965371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.694557" calcext:value-type="float">
            <text:p>5.694557</text:p>
          </table:table-cell>
          <table:table-cell office:value-type="float" office:value="11.4815603" calcext:value-type="float">
            <text:p>11.4815603</text:p>
          </table:table-cell>
          <table:table-cell table:formula="of:=POWER([.C216]-6.75;2)" office:value-type="float" office:value="22.3876628725361" calcext:value-type="float">
            <text:p>22.3876628725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.694557" calcext:value-type="float">
            <text:p>5.694557</text:p>
          </table:table-cell>
          <table:table-cell office:value-type="float" office:value="13.2035531" calcext:value-type="float">
            <text:p>13.2035531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.694557" calcext:value-type="float">
            <text:p>5.694557</text:p>
          </table:table-cell>
          <table:table-cell office:value-type="float" office:value="14.9255459" calcext:value-type="float">
            <text:p>14.9255459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.694557" calcext:value-type="float">
            <text:p>5.694557</text:p>
          </table:table-cell>
          <table:table-cell office:value-type="float" office:value="16.6475387" calcext:value-type="float">
            <text:p>16.6475387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.704833" calcext:value-type="float">
            <text:p>15.704833</text:p>
          </table:table-cell>
          <table:table-cell office:value-type="float" office:value="18.3695315" calcext:value-type="float">
            <text:p>18.3695315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9.610926" calcext:value-type="float">
            <text:p>19.610926</text:p>
          </table:table-cell>
          <table:table-cell office:value-type="float" office:value="18.29292315" calcext:value-type="float">
            <text:p>18.29292315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6.483744" calcext:value-type="float">
            <text:p>16.483744</text:p>
          </table:table-cell>
          <table:table-cell office:value-type="float" office:value="18.2464955" calcext:value-type="float">
            <text:p>18.2464955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.453581" calcext:value-type="float">
            <text:p>7.453581</text:p>
          </table:table-cell>
          <table:table-cell office:value-type="float" office:value="18.24065495" calcext:value-type="float">
            <text:p>18.24065495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.453581" calcext:value-type="float">
            <text:p>7.453581</text:p>
          </table:table-cell>
          <table:table-cell office:value-type="float" office:value="18.24526805" calcext:value-type="float">
            <text:p>18.24526805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.453581" calcext:value-type="float">
            <text:p>7.453581</text:p>
          </table:table-cell>
          <table:table-cell office:value-type="float" office:value="18.24988115" calcext:value-type="float">
            <text:p>18.24988115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.453581" calcext:value-type="float">
            <text:p>7.453581</text:p>
          </table:table-cell>
          <table:table-cell office:value-type="float" office:value="18.25449425" calcext:value-type="float">
            <text:p>18.25449425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.189572" calcext:value-type="float">
            <text:p>4.189572</text:p>
          </table:table-cell>
          <table:table-cell office:value-type="float" office:value="18.25910735" calcext:value-type="float">
            <text:p>18.25910735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7.062389" calcext:value-type="float">
            <text:p>7.062389</text:p>
          </table:table-cell>
          <table:table-cell office:value-type="float" office:value="18.309365" calcext:value-type="float">
            <text:p>18.309365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7.974039" calcext:value-type="float">
            <text:p>7.974039</text:p>
          </table:table-cell>
          <table:table-cell office:value-type="float" office:value="18.4229072" calcext:value-type="float">
            <text:p>18.4229072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.928191" calcext:value-type="float">
            <text:p>7.928191</text:p>
          </table:table-cell>
          <table:table-cell office:value-type="float" office:value="18.53036005" calcext:value-type="float">
            <text:p>18.53036005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968216" calcext:value-type="float">
            <text:p>6.968216</text:p>
          </table:table-cell>
          <table:table-cell office:value-type="float" office:value="18.576286525" calcext:value-type="float">
            <text:p>18.576286525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.741931" calcext:value-type="float">
            <text:p>4.741931</text:p>
          </table:table-cell>
          <table:table-cell office:value-type="float" office:value="18.5236806" calcext:value-type="float">
            <text:p>18.5236806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.783663" calcext:value-type="float">
            <text:p>2.783663</text:p>
          </table:table-cell>
          <table:table-cell office:value-type="float" office:value="18.5267318" calcext:value-type="float">
            <text:p>18.5267318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.666987" calcext:value-type="float">
            <text:p>5.666987</text:p>
          </table:table-cell>
          <table:table-cell office:value-type="float" office:value="18.5787397" calcext:value-type="float">
            <text:p>18.5787397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.75493" calcext:value-type="float">
            <text:p>8.75493</text:p>
          </table:table-cell>
          <table:table-cell office:value-type="float" office:value="18.543523425" calcext:value-type="float">
            <text:p>18.543523425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.968768" calcext:value-type="float">
            <text:p>8.968768</text:p>
          </table:table-cell>
          <table:table-cell office:value-type="float" office:value="18.494033625" calcext:value-type="float">
            <text:p>18.494033625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.971303" calcext:value-type="float">
            <text:p>3.971303</text:p>
          </table:table-cell>
          <table:table-cell office:value-type="float" office:value="18.4879973" calcext:value-type="float">
            <text:p>18.4879973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.971303" calcext:value-type="float">
            <text:p>3.971303</text:p>
          </table:table-cell>
          <table:table-cell office:value-type="float" office:value="18.63770105" calcext:value-type="float">
            <text:p>18.63770105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.971303" calcext:value-type="float">
            <text:p>3.971303</text:p>
          </table:table-cell>
          <table:table-cell office:value-type="float" office:value="18.7912058" calcext:value-type="float">
            <text:p>18.7912058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890187" calcext:value-type="float">
            <text:p>6.890187</text:p>
          </table:table-cell>
          <table:table-cell office:value-type="float" office:value="18.911538425" calcext:value-type="float">
            <text:p>18.911538425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.368632" calcext:value-type="float">
            <text:p>12.368632</text:p>
          </table:table-cell>
          <table:table-cell office:value-type="float" office:value="18.873720225" calcext:value-type="float">
            <text:p>18.873720225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.583449" calcext:value-type="float">
            <text:p>12.583449</text:p>
          </table:table-cell>
          <table:table-cell office:value-type="float" office:value="18.6989409" calcext:value-type="float">
            <text:p>18.6989409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.934715" calcext:value-type="float">
            <text:p>9.934715</text:p>
          </table:table-cell>
          <table:table-cell office:value-type="float" office:value="18.51879115" calcext:value-type="float">
            <text:p>18.51879115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.030879" calcext:value-type="float">
            <text:p>8.030879</text:p>
          </table:table-cell>
          <table:table-cell office:value-type="float" office:value="18.40485975" calcext:value-type="float">
            <text:p>18.40485975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689828" calcext:value-type="float">
            <text:p>6.689828</text:p>
          </table:table-cell>
          <table:table-cell office:value-type="float" office:value="18.3465275" calcext:value-type="float">
            <text:p>18.3465275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689828" calcext:value-type="float">
            <text:p>6.689828</text:p>
          </table:table-cell>
          <table:table-cell office:value-type="float" office:value="18.420376575" calcext:value-type="float">
            <text:p>18.420376575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689828" calcext:value-type="float">
            <text:p>6.689828</text:p>
          </table:table-cell>
          <table:table-cell office:value-type="float" office:value="18.5329162" calcext:value-type="float">
            <text:p>18.5329162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689828" calcext:value-type="float">
            <text:p>6.689828</text:p>
          </table:table-cell>
          <table:table-cell office:value-type="float" office:value="18.621382375" calcext:value-type="float">
            <text:p>18.621382375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689828" calcext:value-type="float">
            <text:p>6.689828</text:p>
          </table:table-cell>
          <table:table-cell office:value-type="float" office:value="18.635786675" calcext:value-type="float">
            <text:p>18.635786675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689828" calcext:value-type="float">
            <text:p>6.689828</text:p>
          </table:table-cell>
          <table:table-cell office:value-type="float" office:value="18.55854195" calcext:value-type="float">
            <text:p>18.55854195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689828" calcext:value-type="float">
            <text:p>6.689828</text:p>
          </table:table-cell>
          <table:table-cell office:value-type="float" office:value="18.4519932" calcext:value-type="float">
            <text:p>18.4519932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689828" calcext:value-type="float">
            <text:p>6.689828</text:p>
          </table:table-cell>
          <table:table-cell office:value-type="float" office:value="18.400248" calcext:value-type="float">
            <text:p>18.400248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.442738" calcext:value-type="float">
            <text:p>25.442738</text:p>
          </table:table-cell>
          <table:table-cell office:value-type="float" office:value="18.388041275" calcext:value-type="float">
            <text:p>18.388041275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74.574269" calcext:value-type="float">
            <text:p>74.574269</text:p>
          </table:table-cell>
          <table:table-cell office:value-type="float" office:value="17.917829625" calcext:value-type="float">
            <text:p>17.917829625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4.574269" calcext:value-type="float">
            <text:p>74.574269</text:p>
          </table:table-cell>
          <table:table-cell office:value-type="float" office:value="16.2084574" calcext:value-type="float">
            <text:p>16.2084574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4.574269" calcext:value-type="float">
            <text:p>74.574269</text:p>
          </table:table-cell>
          <table:table-cell office:value-type="float" office:value="14.488883275" calcext:value-type="float">
            <text:p>14.488883275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4.574269" calcext:value-type="float">
            <text:p>74.574269</text:p>
          </table:table-cell>
          <table:table-cell office:value-type="float" office:value="12.7850604" calcext:value-type="float">
            <text:p>12.7850604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74.574269" calcext:value-type="float">
            <text:p>74.574269</text:p>
          </table:table-cell>
          <table:table-cell office:value-type="float" office:value="11.11236335" calcext:value-type="float">
            <text:p>11.11236335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4.574269" calcext:value-type="float">
            <text:p>74.574269</text:p>
          </table:table-cell>
          <table:table-cell office:value-type="float" office:value="9.457307675" calcext:value-type="float">
            <text:p>9.457307675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.640499" calcext:value-type="float">
            <text:p>12.640499</text:p>
          </table:table-cell>
          <table:table-cell office:value-type="float" office:value="7.791877825" calcext:value-type="float">
            <text:p>7.791877825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.75382" calcext:value-type="float">
            <text:p>17.75382</text:p>
          </table:table-cell>
          <table:table-cell office:value-type="float" office:value="7.636627625" calcext:value-type="float">
            <text:p>7.636627625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6.250122" calcext:value-type="float">
            <text:p>16.250122</text:p>
          </table:table-cell>
          <table:table-cell office:value-type="float" office:value="7.305601175" calcext:value-type="float">
            <text:p>7.305601175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7.638105" calcext:value-type="float">
            <text:p>7.638105</text:p>
          </table:table-cell>
          <table:table-cell office:value-type="float" office:value="7.0057702" calcext:value-type="float">
            <text:p>7.0057702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7.638105" calcext:value-type="float">
            <text:p>7.638105</text:p>
          </table:table-cell>
          <table:table-cell office:value-type="float" office:value="6.95899885" calcext:value-type="float">
            <text:p>6.95899885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7.638105" calcext:value-type="float">
            <text:p>7.638105</text:p>
          </table:table-cell>
          <table:table-cell office:value-type="float" office:value="6.93747585" calcext:value-type="float">
            <text:p>6.93747585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.638105" calcext:value-type="float">
            <text:p>7.638105</text:p>
          </table:table-cell>
          <table:table-cell office:value-type="float" office:value="6.916858925" calcext:value-type="float">
            <text:p>6.916858925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199878" calcext:value-type="float">
            <text:p>6.199878</text:p>
          </table:table-cell>
          <table:table-cell office:value-type="float" office:value="6.8876515" calcext:value-type="float">
            <text:p>6.8876515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.604077" calcext:value-type="float">
            <text:p>11.604077</text:p>
          </table:table-cell>
          <table:table-cell office:value-type="float" office:value="6.882656525" calcext:value-type="float">
            <text:p>6.882656525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2.272153" calcext:value-type="float">
            <text:p>12.272153</text:p>
          </table:table-cell>
          <table:table-cell office:value-type="float" office:value="6.732148" calcext:value-type="float">
            <text:p>6.732148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.76525" calcext:value-type="float">
            <text:p>9.76525</text:p>
          </table:table-cell>
          <table:table-cell office:value-type="float" office:value="6.580070075" calcext:value-type="float">
            <text:p>6.580070075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.863979" calcext:value-type="float">
            <text:p>4.863979</text:p>
          </table:table-cell>
          <table:table-cell office:value-type="float" office:value="6.524399725" calcext:value-type="float">
            <text:p>6.524399725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.863979" calcext:value-type="float">
            <text:p>4.863979</text:p>
          </table:table-cell>
          <table:table-cell office:value-type="float" office:value="6.604611475" calcext:value-type="float">
            <text:p>6.604611475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.863979" calcext:value-type="float">
            <text:p>4.863979</text:p>
          </table:table-cell>
          <table:table-cell office:value-type="float" office:value="6.666017325" calcext:value-type="float">
            <text:p>6.666017325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.258336" calcext:value-type="float">
            <text:p>4.258336</text:p>
          </table:table-cell>
          <table:table-cell office:value-type="float" office:value="6.702315775" calcext:value-type="float">
            <text:p>6.702315775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775338" calcext:value-type="float">
            <text:p>6.775338</text:p>
          </table:table-cell>
          <table:table-cell office:value-type="float" office:value="6.749626575" calcext:value-type="float">
            <text:p>6.749626575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8.727315" calcext:value-type="float">
            <text:p>8.727315</text:p>
          </table:table-cell>
          <table:table-cell office:value-type="float" office:value="6.742020275" calcext:value-type="float">
            <text:p>6.742020275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.959453" calcext:value-type="float">
            <text:p>9.959453</text:p>
          </table:table-cell>
          <table:table-cell office:value-type="float" office:value="6.6968048" calcext:value-type="float">
            <text:p>6.6968048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.111493" calcext:value-type="float">
            <text:p>10.111493</text:p>
          </table:table-cell>
          <table:table-cell office:value-type="float" office:value="6.635207425" calcext:value-type="float">
            <text:p>6.635207425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8.784608" calcext:value-type="float">
            <text:p>8.784608</text:p>
          </table:table-cell>
          <table:table-cell office:value-type="float" office:value="6.572230275" calcext:value-type="float">
            <text:p>6.572230275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.377459" calcext:value-type="float">
            <text:p>5.377459</text:p>
          </table:table-cell>
          <table:table-cell office:value-type="float" office:value="6.519" calcext:value-type="float">
            <text:p>6.519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.377459" calcext:value-type="float">
            <text:p>5.377459</text:p>
          </table:table-cell>
          <table:table-cell office:value-type="float" office:value="6.517159925" calcext:value-type="float">
            <text:p>6.517159925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.377459" calcext:value-type="float">
            <text:p>5.377459</text:p>
          </table:table-cell>
          <table:table-cell office:value-type="float" office:value="6.512964625" calcext:value-type="float">
            <text:p>6.512964625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.377459" calcext:value-type="float">
            <text:p>5.377459</text:p>
          </table:table-cell>
          <table:table-cell office:value-type="float" office:value="6.53435025" calcext:value-type="float">
            <text:p>6.53435025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.697589" calcext:value-type="float">
            <text:p>5.697589</text:p>
          </table:table-cell>
          <table:table-cell office:value-type="float" office:value="6.5679728" calcext:value-type="float">
            <text:p>6.5679728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.643791" calcext:value-type="float">
            <text:p>9.643791</text:p>
          </table:table-cell>
          <table:table-cell office:value-type="float" office:value="6.581509225" calcext:value-type="float">
            <text:p>6.581509225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.191413" calcext:value-type="float">
            <text:p>11.191413</text:p>
          </table:table-cell>
          <table:table-cell office:value-type="float" office:value="6.483470875" calcext:value-type="float">
            <text:p>6.483470875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.228475" calcext:value-type="float">
            <text:p>10.228475</text:p>
          </table:table-cell>
          <table:table-cell office:value-type="float" office:value="6.365403025" calcext:value-type="float">
            <text:p>6.365403025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.266" calcext:value-type="float">
            <text:p>7.266</text:p>
          </table:table-cell>
          <table:table-cell office:value-type="float" office:value="6.307515975" calcext:value-type="float">
            <text:p>6.307515975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.600039" calcext:value-type="float">
            <text:p>3.600039</text:p>
          </table:table-cell>
          <table:table-cell office:value-type="float" office:value="6.343377425" calcext:value-type="float">
            <text:p>6.343377425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.427878" calcext:value-type="float">
            <text:p>2.427878</text:p>
          </table:table-cell>
          <table:table-cell office:value-type="float" office:value="6.46218845" calcext:value-type="float">
            <text:p>6.46218845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.62002" calcext:value-type="float">
            <text:p>4.62002</text:p>
          </table:table-cell>
          <table:table-cell office:value-type="float" office:value="6.57931335" calcext:value-type="float">
            <text:p>6.57931335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201559" calcext:value-type="float">
            <text:p>6.201559</text:p>
          </table:table-cell>
          <table:table-cell office:value-type="float" office:value="6.601446075" calcext:value-type="float">
            <text:p>6.601446075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634272" calcext:value-type="float">
            <text:p>6.634272</text:p>
          </table:table-cell>
          <table:table-cell office:value-type="float" office:value="6.559784275" calcext:value-type="float">
            <text:p>6.559784275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19938" calcext:value-type="float">
            <text:p>6.19938</text:p>
          </table:table-cell>
          <table:table-cell office:value-type="float" office:value="6.5271641" calcext:value-type="float">
            <text:p>6.5271641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.791304" calcext:value-type="float">
            <text:p>5.791304</text:p>
          </table:table-cell>
          <table:table-cell office:value-type="float" office:value="6.547394275" calcext:value-type="float">
            <text:p>6.547394275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421354" calcext:value-type="float">
            <text:p>6.421354</text:p>
          </table:table-cell>
          <table:table-cell office:value-type="float" office:value="6.608735875" calcext:value-type="float">
            <text:p>6.608735875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.666387" calcext:value-type="float">
            <text:p>7.666387</text:p>
          </table:table-cell>
          <table:table-cell office:value-type="float" office:value="6.6593614" calcext:value-type="float">
            <text:p>6.6593614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.372042" calcext:value-type="float">
            <text:p>8.372042</text:p>
          </table:table-cell>
          <table:table-cell office:value-type="float" office:value="6.65529275" calcext:value-type="float">
            <text:p>6.65529275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.957075" calcext:value-type="float">
            <text:p>7.957075</text:p>
          </table:table-cell>
          <table:table-cell office:value-type="float" office:value="6.587531975" calcext:value-type="float">
            <text:p>6.587531975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430491" calcext:value-type="float">
            <text:p>6.430491</text:p>
          </table:table-cell>
          <table:table-cell office:value-type="float" office:value="6.481822425" calcext:value-type="float">
            <text:p>6.481822425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.512762" calcext:value-type="float">
            <text:p>4.512762</text:p>
          </table:table-cell>
          <table:table-cell office:value-type="float" office:value="6.4174566" calcext:value-type="float">
            <text:p>6.4174566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.256883" calcext:value-type="float">
            <text:p>4.256883</text:p>
          </table:table-cell>
          <table:table-cell office:value-type="float" office:value="6.452074" calcext:value-type="float">
            <text:p>6.452074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.767251" calcext:value-type="float">
            <text:p>5.767251</text:p>
          </table:table-cell>
          <table:table-cell office:value-type="float" office:value="6.533601375" calcext:value-type="float">
            <text:p>6.533601375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777185" calcext:value-type="float">
            <text:p>6.777185</text:p>
          </table:table-cell>
          <table:table-cell office:value-type="float" office:value="6.5895273" calcext:value-type="float">
            <text:p>6.5895273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813428" calcext:value-type="float">
            <text:p>6.813428</text:p>
          </table:table-cell>
          <table:table-cell office:value-type="float" office:value="6.6144607" calcext:value-type="float">
            <text:p>6.6144607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469808" calcext:value-type="float">
            <text:p>6.469808</text:p>
          </table:table-cell>
          <table:table-cell office:value-type="float" office:value="6.630452325" calcext:value-type="float">
            <text:p>6.630452325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000079" calcext:value-type="float">
            <text:p>6.000079</text:p>
          </table:table-cell>
          <table:table-cell office:value-type="float" office:value="6.643593025" calcext:value-type="float">
            <text:p>6.643593025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.583736" calcext:value-type="float">
            <text:p>5.583736</text:p>
          </table:table-cell>
          <table:table-cell office:value-type="float" office:value="6.649293675" calcext:value-type="float">
            <text:p>6.649293675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189036" calcext:value-type="float">
            <text:p>6.189036</text:p>
          </table:table-cell>
          <table:table-cell office:value-type="float" office:value="6.651865375" calcext:value-type="float">
            <text:p>6.651865375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7.538436" calcext:value-type="float">
            <text:p>7.538436</text:p>
          </table:table-cell>
          <table:table-cell office:value-type="float" office:value="6.6477397" calcext:value-type="float">
            <text:p>6.6477397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.072449" calcext:value-type="float">
            <text:p>8.072449</text:p>
          </table:table-cell>
          <table:table-cell office:value-type="float" office:value="6.633273025" calcext:value-type="float">
            <text:p>6.633273025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.320213" calcext:value-type="float">
            <text:p>7.320213</text:p>
          </table:table-cell>
          <table:table-cell office:value-type="float" office:value="6.6253363" calcext:value-type="float">
            <text:p>6.6253363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315917" calcext:value-type="float">
            <text:p>6.315917</text:p>
          </table:table-cell>
          <table:table-cell office:value-type="float" office:value="6.6390092" calcext:value-type="float">
            <text:p>6.6390092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150768" calcext:value-type="float">
            <text:p>6.150768</text:p>
          </table:table-cell>
          <table:table-cell office:value-type="float" office:value="6.6623227" calcext:value-type="float">
            <text:p>6.6623227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471086" calcext:value-type="float">
            <text:p>6.471086</text:p>
          </table:table-cell>
          <table:table-cell office:value-type="float" office:value="6.6715958" calcext:value-type="float">
            <text:p>6.6715958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918696" calcext:value-type="float">
            <text:p>6.918696</text:p>
          </table:table-cell>
          <table:table-cell office:value-type="float" office:value="6.67116175" calcext:value-type="float">
            <text:p>6.67116175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7.495558" calcext:value-type="float">
            <text:p>7.495558</text:p>
          </table:table-cell>
          <table:table-cell office:value-type="float" office:value="6.6704009" calcext:value-type="float">
            <text:p>6.6704009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7.592407" calcext:value-type="float">
            <text:p>7.592407</text:p>
          </table:table-cell>
          <table:table-cell office:value-type="float" office:value="6.659385825" calcext:value-type="float">
            <text:p>6.659385825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655397" calcext:value-type="float">
            <text:p>6.655397</text:p>
          </table:table-cell>
          <table:table-cell office:value-type="float" office:value="6.63494895" calcext:value-type="float">
            <text:p>6.63494895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.303856" calcext:value-type="float">
            <text:p>5.303856</text:p>
          </table:table-cell>
          <table:table-cell office:value-type="float" office:value="6.6170712" calcext:value-type="float">
            <text:p>6.6170712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.209647" calcext:value-type="float">
            <text:p>5.209647</text:p>
          </table:table-cell>
          <table:table-cell office:value-type="float" office:value="6.628973975" calcext:value-type="float">
            <text:p>6.628973975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232884" calcext:value-type="float">
            <text:p>6.232884</text:p>
          </table:table-cell>
          <table:table-cell office:value-type="float" office:value="6.659444875" calcext:value-type="float">
            <text:p>6.659444875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722361" calcext:value-type="float">
            <text:p>6.722361</text:p>
          </table:table-cell>
          <table:table-cell office:value-type="float" office:value="6.687422575" calcext:value-type="float">
            <text:p>6.687422575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239046" calcext:value-type="float">
            <text:p>6.239046</text:p>
          </table:table-cell>
          <table:table-cell office:value-type="float" office:value="6.71373055" calcext:value-type="float">
            <text:p>6.71373055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.722257" calcext:value-type="float">
            <text:p>5.722257</text:p>
          </table:table-cell>
          <table:table-cell office:value-type="float" office:value="6.741289625" calcext:value-type="float">
            <text:p>6.741289625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468699" calcext:value-type="float">
            <text:p>6.468699</text:p>
          </table:table-cell>
          <table:table-cell office:value-type="float" office:value="6.763681075" calcext:value-type="float">
            <text:p>6.76368107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7.912993" calcext:value-type="float">
            <text:p>7.912993</text:p>
          </table:table-cell>
          <table:table-cell office:value-type="float" office:value="6.77065245" calcext:value-type="float">
            <text:p>6.77065245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.700458" calcext:value-type="float">
            <text:p>8.700458</text:p>
          </table:table-cell>
          <table:table-cell office:value-type="float" office:value="6.7646512" calcext:value-type="float">
            <text:p>6.7646512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8.35248" calcext:value-type="float">
            <text:p>8.35248</text:p>
          </table:table-cell>
          <table:table-cell office:value-type="float" office:value="6.7539404" calcext:value-type="float">
            <text:p>6.7539404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.112874" calcext:value-type="float">
            <text:p>7.112874</text:p>
          </table:table-cell>
          <table:table-cell office:value-type="float" office:value="6.7451045" calcext:value-type="float">
            <text:p>6.7451045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505329" calcext:value-type="float">
            <text:p>5.505329</text:p>
          </table:table-cell>
          <table:table-cell office:value-type="float" office:value="6.742881025" calcext:value-type="float">
            <text:p>6.742881025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.535087" calcext:value-type="float">
            <text:p>4.535087</text:p>
          </table:table-cell>
          <table:table-cell office:value-type="float" office:value="6.7504249" calcext:value-type="float">
            <text:p>6.7504249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.329465" calcext:value-type="float">
            <text:p>5.329465</text:p>
          </table:table-cell>
          <table:table-cell office:value-type="float" office:value="6.76268995" calcext:value-type="float">
            <text:p>6.76268995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7.008587" calcext:value-type="float">
            <text:p>7.008587</text:p>
          </table:table-cell>
          <table:table-cell office:value-type="float" office:value="6.76719515" calcext:value-type="float">
            <text:p>6.76719515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8.244968" calcext:value-type="float">
            <text:p>8.244968</text:p>
          </table:table-cell>
          <table:table-cell office:value-type="float" office:value="6.765265825" calcext:value-type="float">
            <text:p>6.765265825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.446375" calcext:value-type="float">
            <text:p>8.446375</text:p>
          </table:table-cell>
          <table:table-cell office:value-type="float" office:value="6.759953475" calcext:value-type="float">
            <text:p>6.759953475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.503641" calcext:value-type="float">
            <text:p>7.503641</text:p>
          </table:table-cell>
          <table:table-cell office:value-type="float" office:value="6.7499301" calcext:value-type="float">
            <text:p>6.7499301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.661611" calcext:value-type="float">
            <text:p>5.661611</text:p>
          </table:table-cell>
          <table:table-cell office:value-type="float" office:value="6.73783465" calcext:value-type="float">
            <text:p>6.73783465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.728693" calcext:value-type="float">
            <text:p>3.728693</text:p>
          </table:table-cell>
          <table:table-cell office:value-type="float" office:value="6.740998375" calcext:value-type="float">
            <text:p>6.740998375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.855858" calcext:value-type="float">
            <text:p>3.855858</text:p>
          </table:table-cell>
          <table:table-cell office:value-type="float" office:value="6.7903128" calcext:value-type="float">
            <text:p>6.7903128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897458" calcext:value-type="float">
            <text:p>5.897458</text:p>
          </table:table-cell>
          <table:table-cell office:value-type="float" office:value="6.862316325" calcext:value-type="float">
            <text:p>6.862316325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.517978" calcext:value-type="float">
            <text:p>7.517978</text:p>
          </table:table-cell>
          <table:table-cell office:value-type="float" office:value="6.897691775" calcext:value-type="float">
            <text:p>6.897691775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.004288" calcext:value-type="float">
            <text:p>8.004288</text:p>
          </table:table-cell>
          <table:table-cell office:value-type="float" office:value="6.877205875" calcext:value-type="float">
            <text:p>6.877205875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7.774521" calcext:value-type="float">
            <text:p>7.774521</text:p>
          </table:table-cell>
          <table:table-cell office:value-type="float" office:value="6.8251173" calcext:value-type="float">
            <text:p>6.8251173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7.453093" calcext:value-type="float">
            <text:p>7.453093</text:p>
          </table:table-cell>
          <table:table-cell office:value-type="float" office:value="6.797676125" calcext:value-type="float">
            <text:p>6.797676125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995436" calcext:value-type="float">
            <text:p>6.995436</text:p>
          </table:table-cell>
          <table:table-cell office:value-type="float" office:value="6.813098375" calcext:value-type="float">
            <text:p>6.813098375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228105" calcext:value-type="float">
            <text:p>6.228105</text:p>
          </table:table-cell>
          <table:table-cell office:value-type="float" office:value="6.847516025" calcext:value-type="float">
            <text:p>6.847516025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.686604" calcext:value-type="float">
            <text:p>5.686604</text:p>
          </table:table-cell>
          <table:table-cell office:value-type="float" office:value="6.8745871" calcext:value-type="float">
            <text:p>6.8745871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024009" calcext:value-type="float">
            <text:p>6.024009</text:p>
          </table:table-cell>
          <table:table-cell office:value-type="float" office:value="6.8863089" calcext:value-type="float">
            <text:p>6.8863089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959769" calcext:value-type="float">
            <text:p>6.959769</text:p>
          </table:table-cell>
          <table:table-cell office:value-type="float" office:value="6.8952729" calcext:value-type="float">
            <text:p>6.8952729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.75498" calcext:value-type="float">
            <text:p>7.75498</text:p>
          </table:table-cell>
          <table:table-cell office:value-type="float" office:value="6.896852025" calcext:value-type="float">
            <text:p>6.896852025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.867129" calcext:value-type="float">
            <text:p>7.867129</text:p>
          </table:table-cell>
          <table:table-cell office:value-type="float" office:value="6.871087075" calcext:value-type="float">
            <text:p>6.871087075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.248457" calcext:value-type="float">
            <text:p>7.248457</text:p>
          </table:table-cell>
          <table:table-cell office:value-type="float" office:value="6.824241975" calcext:value-type="float">
            <text:p>6.824241975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521692" calcext:value-type="float">
            <text:p>6.521692</text:p>
          </table:table-cell>
          <table:table-cell office:value-type="float" office:value="6.80009745" calcext:value-type="float">
            <text:p>6.80009745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453724" calcext:value-type="float">
            <text:p>6.453724</text:p>
          </table:table-cell>
          <table:table-cell office:value-type="float" office:value="6.820887625" calcext:value-type="float">
            <text:p>6.820887625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888262" calcext:value-type="float">
            <text:p>6.888262</text:p>
          </table:table-cell>
          <table:table-cell office:value-type="float" office:value="6.85757865" calcext:value-type="float">
            <text:p>6.8575786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.054955" calcext:value-type="float">
            <text:p>7.054955</text:p>
          </table:table-cell>
          <table:table-cell office:value-type="float" office:value="6.870949525" calcext:value-type="float">
            <text:p>6.87094952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614932" calcext:value-type="float">
            <text:p>6.614932</text:p>
          </table:table-cell>
          <table:table-cell office:value-type="float" office:value="6.848028925" calcext:value-type="float">
            <text:p>6.848028925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.940287" calcext:value-type="float">
            <text:p>5.940287</text:p>
          </table:table-cell>
          <table:table-cell office:value-type="float" office:value="6.81500335" calcext:value-type="float">
            <text:p>6.81500335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.779967" calcext:value-type="float">
            <text:p>5.779967</text:p>
          </table:table-cell>
          <table:table-cell office:value-type="float" office:value="6.8127499" calcext:value-type="float">
            <text:p>6.8127499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428483" calcext:value-type="float">
            <text:p>6.428483</text:p>
          </table:table-cell>
          <table:table-cell office:value-type="float" office:value="6.83697895" calcext:value-type="float">
            <text:p>6.83697895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.351992" calcext:value-type="float">
            <text:p>7.351992</text:p>
          </table:table-cell>
          <table:table-cell office:value-type="float" office:value="6.853990075" calcext:value-type="float">
            <text:p>6.853990075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.77468" calcext:value-type="float">
            <text:p>7.77468</text:p>
          </table:table-cell>
          <table:table-cell office:value-type="float" office:value="6.84890495" calcext:value-type="float">
            <text:p>6.84890495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.341409" calcext:value-type="float">
            <text:p>7.341409</text:p>
          </table:table-cell>
          <table:table-cell office:value-type="float" office:value="6.834798075" calcext:value-type="float">
            <text:p>6.834798075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617915" calcext:value-type="float">
            <text:p>6.617915</text:p>
          </table:table-cell>
          <table:table-cell office:value-type="float" office:value="6.828263625" calcext:value-type="float">
            <text:p>6.828263625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747554" calcext:value-type="float">
            <text:p>6.747554</text:p>
          </table:table-cell>
          <table:table-cell office:value-type="float" office:value="6.82657285" calcext:value-type="float">
            <text:p>6.82657285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7.672943" calcext:value-type="float">
            <text:p>7.672943</text:p>
          </table:table-cell>
          <table:table-cell office:value-type="float" office:value="6.81177435" calcext:value-type="float">
            <text:p>6.81177435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8.272026" calcext:value-type="float">
            <text:p>8.272026</text:p>
          </table:table-cell>
          <table:table-cell office:value-type="float" office:value="6.78591395" calcext:value-type="float">
            <text:p>6.78591395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7.999044" calcext:value-type="float">
            <text:p>7.999044</text:p>
          </table:table-cell>
          <table:table-cell office:value-type="float" office:value="6.7675281" calcext:value-type="float">
            <text:p>6.7675281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7.023935" calcext:value-type="float">
            <text:p>7.023935</text:p>
          </table:table-cell>
          <table:table-cell office:value-type="float" office:value="6.7631818" calcext:value-type="float">
            <text:p>6.7631818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.807084" calcext:value-type="float">
            <text:p>5.807084</text:p>
          </table:table-cell>
          <table:table-cell office:value-type="float" office:value="6.767693825" calcext:value-type="float">
            <text:p>6.767693825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.025689" calcext:value-type="float">
            <text:p>5.025689</text:p>
          </table:table-cell>
          <table:table-cell office:value-type="float" office:value="6.780087825" calcext:value-type="float">
            <text:p>6.780087825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.509673" calcext:value-type="float">
            <text:p>5.509673</text:p>
          </table:table-cell>
          <table:table-cell office:value-type="float" office:value="6.803332875" calcext:value-type="float">
            <text:p>6.803332875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931414" calcext:value-type="float">
            <text:p>6.931414</text:p>
          </table:table-cell>
          <table:table-cell office:value-type="float" office:value="6.816790375" calcext:value-type="float">
            <text:p>6.816790375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8.032474" calcext:value-type="float">
            <text:p>8.032474</text:p>
          </table:table-cell>
          <table:table-cell office:value-type="float" office:value="6.7942607" calcext:value-type="float">
            <text:p>6.7942607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.04544" calcext:value-type="float">
            <text:p>8.04544</text:p>
          </table:table-cell>
          <table:table-cell office:value-type="float" office:value="6.7452169" calcext:value-type="float">
            <text:p>6.7452169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.019823" calcext:value-type="float">
            <text:p>7.019823</text:p>
          </table:table-cell>
          <table:table-cell office:value-type="float" office:value="6.70887985" calcext:value-type="float">
            <text:p>6.70887985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.78816" calcext:value-type="float">
            <text:p>5.78816</text:p>
          </table:table-cell>
          <table:table-cell office:value-type="float" office:value="6.712522875" calcext:value-type="float">
            <text:p>6.712522875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.70127" calcext:value-type="float">
            <text:p>5.70127</text:p>
          </table:table-cell>
          <table:table-cell office:value-type="float" office:value="6.744859625" calcext:value-type="float">
            <text:p>6.744859625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735999" calcext:value-type="float">
            <text:p>6.735999</text:p>
          </table:table-cell>
          <table:table-cell office:value-type="float" office:value="6.761927875" calcext:value-type="float">
            <text:p>6.761927875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.312476" calcext:value-type="float">
            <text:p>7.312476</text:p>
          </table:table-cell>
          <table:table-cell office:value-type="float" office:value="6.740502325" calcext:value-type="float">
            <text:p>6.740502325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698542" calcext:value-type="float">
            <text:p>6.698542</text:p>
          </table:table-cell>
          <table:table-cell office:value-type="float" office:value="6.71389685" calcext:value-type="float">
            <text:p>6.71389685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.920745" calcext:value-type="float">
            <text:p>5.920745</text:p>
          </table:table-cell>
          <table:table-cell office:value-type="float" office:value="6.726935075" calcext:value-type="float">
            <text:p>6.726935075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676874" calcext:value-type="float">
            <text:p>6.676874</text:p>
          </table:table-cell>
          <table:table-cell office:value-type="float" office:value="6.781050675" calcext:value-type="float">
            <text:p>6.781050675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8.069983" calcext:value-type="float">
            <text:p>8.069983</text:p>
          </table:table-cell>
          <table:table-cell office:value-type="float" office:value="6.822470425" calcext:value-type="float">
            <text:p>6.822470425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8.372142" calcext:value-type="float">
            <text:p>8.372142</text:p>
          </table:table-cell>
          <table:table-cell office:value-type="float" office:value="6.81560935" calcext:value-type="float">
            <text:p>6.81560935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7.310948" calcext:value-type="float">
            <text:p>7.310948</text:p>
          </table:table-cell>
          <table:table-cell office:value-type="float" office:value="6.7723293" calcext:value-type="float">
            <text:p>6.7723293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155476" calcext:value-type="float">
            <text:p>6.155476</text:p>
          </table:table-cell>
          <table:table-cell office:value-type="float" office:value="6.72669085" calcext:value-type="float">
            <text:p>6.72669085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382569" calcext:value-type="float">
            <text:p>6.382569</text:p>
          </table:table-cell>
          <table:table-cell office:value-type="float" office:value="6.70557695" calcext:value-type="float">
            <text:p>6.70557695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.022934" calcext:value-type="float">
            <text:p>7.022934</text:p>
          </table:table-cell>
          <table:table-cell office:value-type="float" office:value="6.6966469" calcext:value-type="float">
            <text:p>6.6966469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724382" calcext:value-type="float">
            <text:p>6.724382</text:p>
          </table:table-cell>
          <table:table-cell office:value-type="float" office:value="6.682501775" calcext:value-type="float">
            <text:p>6.682501775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.993325" calcext:value-type="float">
            <text:p>5.993325</text:p>
          </table:table-cell>
          <table:table-cell office:value-type="float" office:value="6.669601675" calcext:value-type="float">
            <text:p>6.669601675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282676" calcext:value-type="float">
            <text:p>6.282676</text:p>
          </table:table-cell>
          <table:table-cell office:value-type="float" office:value="6.66519805" calcext:value-type="float">
            <text:p>6.66519805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.353299" calcext:value-type="float">
            <text:p>7.353299</text:p>
          </table:table-cell>
          <table:table-cell office:value-type="float" office:value="6.6520994" calcext:value-type="float">
            <text:p>6.6520994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.921365" calcext:value-type="float">
            <text:p>7.921365</text:p>
          </table:table-cell>
          <table:table-cell office:value-type="float" office:value="6.620859675" calcext:value-type="float">
            <text:p>6.620859675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.423097" calcext:value-type="float">
            <text:p>7.423097</text:p>
          </table:table-cell>
          <table:table-cell office:value-type="float" office:value="6.597590925" calcext:value-type="float">
            <text:p>6.59759092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138131" calcext:value-type="float">
            <text:p>6.138131</text:p>
          </table:table-cell>
          <table:table-cell office:value-type="float" office:value="6.610546275" calcext:value-type="float">
            <text:p>6.610546275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.293909" calcext:value-type="float">
            <text:p>5.293909</text:p>
          </table:table-cell>
          <table:table-cell office:value-type="float" office:value="6.65592435" calcext:value-type="float">
            <text:p>6.65592435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.850149" calcext:value-type="float">
            <text:p>5.850149</text:p>
          </table:table-cell>
          <table:table-cell office:value-type="float" office:value="6.690740775" calcext:value-type="float">
            <text:p>6.690740775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749129" calcext:value-type="float">
            <text:p>6.749129</text:p>
          </table:table-cell>
          <table:table-cell office:value-type="float" office:value="6.6705028" calcext:value-type="float">
            <text:p>6.6705028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.108928" calcext:value-type="float">
            <text:p>7.108928</text:p>
          </table:table-cell>
          <table:table-cell office:value-type="float" office:value="6.620202675" calcext:value-type="float">
            <text:p>6.620202675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7.148587" calcext:value-type="float">
            <text:p>7.148587</text:p>
          </table:table-cell>
          <table:table-cell office:value-type="float" office:value="6.585524325" calcext:value-type="float">
            <text:p>6.585524325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7.210405" calcext:value-type="float">
            <text:p>7.210405</text:p>
          </table:table-cell>
          <table:table-cell office:value-type="float" office:value="6.57368435" calcext:value-type="float">
            <text:p>6.57368435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7.080031" calcext:value-type="float">
            <text:p>7.080031</text:p>
          </table:table-cell>
          <table:table-cell office:value-type="float" office:value="6.575354825" calcext:value-type="float">
            <text:p>6.575354825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550284" calcext:value-type="float">
            <text:p>6.550284</text:p>
          </table:table-cell>
          <table:table-cell office:value-type="float" office:value="6.5834617" calcext:value-type="float">
            <text:p>6.5834617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155614" calcext:value-type="float">
            <text:p>6.155614</text:p>
          </table:table-cell>
          <table:table-cell office:value-type="float" office:value="6.589701425" calcext:value-type="float">
            <text:p>6.589701425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638527" calcext:value-type="float">
            <text:p>6.638527</text:p>
          </table:table-cell>
          <table:table-cell office:value-type="float" office:value="6.58112925" calcext:value-type="float">
            <text:p>6.58112925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7.536592" calcext:value-type="float">
            <text:p>7.536592</text:p>
          </table:table-cell>
          <table:table-cell office:value-type="float" office:value="6.552748725" calcext:value-type="float">
            <text:p>6.552748725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7.825192" calcext:value-type="float">
            <text:p>7.825192</text:p>
          </table:table-cell>
          <table:table-cell office:value-type="float" office:value="6.516939575" calcext:value-type="float">
            <text:p>6.516939575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7.204416" calcext:value-type="float">
            <text:p>7.204416</text:p>
          </table:table-cell>
          <table:table-cell office:value-type="float" office:value="6.49150875" calcext:value-type="float">
            <text:p>6.49150875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302844" calcext:value-type="float">
            <text:p>6.302844</text:p>
          </table:table-cell>
          <table:table-cell office:value-type="float" office:value="6.491908275" calcext:value-type="float">
            <text:p>6.491908275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.955491" calcext:value-type="float">
            <text:p>5.955491</text:p>
          </table:table-cell>
          <table:table-cell office:value-type="float" office:value="6.5192955" calcext:value-type="float">
            <text:p>6.5192955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047973" calcext:value-type="float">
            <text:p>6.047973</text:p>
          </table:table-cell>
          <table:table-cell office:value-type="float" office:value="6.5535793" calcext:value-type="float">
            <text:p>6.5535793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030227" calcext:value-type="float">
            <text:p>6.030227</text:p>
          </table:table-cell>
          <table:table-cell office:value-type="float" office:value="6.569072825" calcext:value-type="float">
            <text:p>6.569072825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070722" calcext:value-type="float">
            <text:p>6.070722</text:p>
          </table:table-cell>
          <table:table-cell office:value-type="float" office:value="6.5565108" calcext:value-type="float">
            <text:p>6.5565108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591958" calcext:value-type="float">
            <text:p>6.591958</text:p>
          </table:table-cell>
          <table:table-cell office:value-type="float" office:value="6.5429465" calcext:value-type="float">
            <text:p>6.5429465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7.165544" calcext:value-type="float">
            <text:p>7.165544</text:p>
          </table:table-cell>
          <table:table-cell office:value-type="float" office:value="6.554121125" calcext:value-type="float">
            <text:p>6.554121125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7.08163" calcext:value-type="float">
            <text:p>7.08163</text:p>
          </table:table-cell>
          <table:table-cell office:value-type="float" office:value="6.575732325" calcext:value-type="float">
            <text:p>6.575732325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384" calcext:value-type="float">
            <text:p>6.384</text:p>
          </table:table-cell>
          <table:table-cell office:value-type="float" office:value="6.5958655" calcext:value-type="float">
            <text:p>6.5958655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.878977" calcext:value-type="float">
            <text:p>5.878977</text:p>
          </table:table-cell>
          <table:table-cell office:value-type="float" office:value="6.615187425" calcext:value-type="float">
            <text:p>6.615187425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248257" calcext:value-type="float">
            <text:p>6.248257</text:p>
          </table:table-cell>
          <table:table-cell office:value-type="float" office:value="6.605306125" calcext:value-type="float">
            <text:p>6.605306125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7.220071" calcext:value-type="float">
            <text:p>7.220071</text:p>
          </table:table-cell>
          <table:table-cell office:value-type="float" office:value="6.586192825" calcext:value-type="float">
            <text:p>6.586192825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8.085369" calcext:value-type="float">
            <text:p>8.085369</text:p>
          </table:table-cell>
          <table:table-cell office:value-type="float" office:value="6.542784175" calcext:value-type="float">
            <text:p>6.542784175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8.333664" calcext:value-type="float">
            <text:p>8.333664</text:p>
          </table:table-cell>
          <table:table-cell office:value-type="float" office:value="6.453844775" calcext:value-type="float">
            <text:p>6.453844775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7.79554" calcext:value-type="float">
            <text:p>7.79554</text:p>
          </table:table-cell>
          <table:table-cell office:value-type="float" office:value="6.451672175" calcext:value-type="float">
            <text:p>6.451672175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64094" calcext:value-type="float">
            <text:p>6.64094</text:p>
          </table:table-cell>
          <table:table-cell office:value-type="float" office:value="6.5009511" calcext:value-type="float">
            <text:p>6.5009511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.48541" calcext:value-type="float">
            <text:p>5.48541</text:p>
          </table:table-cell>
          <table:table-cell office:value-type="float" office:value="6.574426575" calcext:value-type="float">
            <text:p>6.574426575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.31092" calcext:value-type="float">
            <text:p>5.31092</text:p>
          </table:table-cell>
          <table:table-cell office:value-type="float" office:value="6.641134925" calcext:value-type="float">
            <text:p>6.641134925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025367" calcext:value-type="float">
            <text:p>6.025367</text:p>
          </table:table-cell>
          <table:table-cell office:value-type="float" office:value="6.66740655" calcext:value-type="float">
            <text:p>6.66740655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457129" calcext:value-type="float">
            <text:p>6.457129</text:p>
          </table:table-cell>
          <table:table-cell office:value-type="float" office:value="6.668407725" calcext:value-type="float">
            <text:p>6.668407725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208378" calcext:value-type="float">
            <text:p>6.208378</text:p>
          </table:table-cell>
          <table:table-cell office:value-type="float" office:value="6.674945075" calcext:value-type="float">
            <text:p>6.674945075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.81718" calcext:value-type="float">
            <text:p>5.81718</text:p>
          </table:table-cell>
          <table:table-cell office:value-type="float" office:value="6.637026625" calcext:value-type="float">
            <text:p>6.63702662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.75873" calcext:value-type="float">
            <text:p>5.75873</text:p>
          </table:table-cell>
          <table:table-cell office:value-type="float" office:value="6.608888125" calcext:value-type="float">
            <text:p>6.608888125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10371" calcext:value-type="float">
            <text:p>6.10371</text:p>
          </table:table-cell>
          <table:table-cell office:value-type="float" office:value="6.582210875" calcext:value-type="float">
            <text:p>6.582210875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990615" calcext:value-type="float">
            <text:p>6.990615</text:p>
          </table:table-cell>
          <table:table-cell office:value-type="float" office:value="6.546909125" calcext:value-type="float">
            <text:p>6.546909125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7.941311" calcext:value-type="float">
            <text:p>7.941311</text:p>
          </table:table-cell>
          <table:table-cell office:value-type="float" office:value="6.58362665" calcext:value-type="float">
            <text:p>6.58362665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7.953254" calcext:value-type="float">
            <text:p>7.953254</text:p>
          </table:table-cell>
          <table:table-cell office:value-type="float" office:value="6.69860675" calcext:value-type="float">
            <text:p>6.69860675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686566" calcext:value-type="float">
            <text:p>6.686566</text:p>
          </table:table-cell>
          <table:table-cell office:value-type="float" office:value="6.781801175" calcext:value-type="float">
            <text:p>6.781801175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.04063" calcext:value-type="float">
            <text:p>5.04063</text:p>
          </table:table-cell>
          <table:table-cell office:value-type="float" office:value="6.794653975" calcext:value-type="float">
            <text:p>6.794653975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.737124" calcext:value-type="float">
            <text:p>4.737124</text:p>
          </table:table-cell>
          <table:table-cell office:value-type="float" office:value="6.8573611" calcext:value-type="float">
            <text:p>6.8573611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.721794" calcext:value-type="float">
            <text:p>5.721794</text:p>
          </table:table-cell>
          <table:table-cell office:value-type="float" office:value="7.008112975" calcext:value-type="float">
            <text:p>7.008112975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674988" calcext:value-type="float">
            <text:p>6.674988</text:p>
          </table:table-cell>
          <table:table-cell office:value-type="float" office:value="7.1273752" calcext:value-type="float">
            <text:p>7.1273752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7.277224" calcext:value-type="float">
            <text:p>7.277224</text:p>
          </table:table-cell>
          <table:table-cell office:value-type="float" office:value="7.093682325" calcext:value-type="float">
            <text:p>7.093682325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7.404306" calcext:value-type="float">
            <text:p>7.404306</text:p>
          </table:table-cell>
          <table:table-cell office:value-type="float" office:value="7.04493355" calcext:value-type="float">
            <text:p>7.04493355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799873" calcext:value-type="float">
            <text:p>6.799873</text:p>
          </table:table-cell>
          <table:table-cell office:value-type="float" office:value="6.993007725" calcext:value-type="float">
            <text:p>6.993007725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.812727" calcext:value-type="float">
            <text:p>5.812727</text:p>
          </table:table-cell>
          <table:table-cell office:value-type="float" office:value="6.956192725" calcext:value-type="float">
            <text:p>6.956192725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.503306" calcext:value-type="float">
            <text:p>5.503306</text:p>
          </table:table-cell>
          <table:table-cell office:value-type="float" office:value="7.279421325" calcext:value-type="float">
            <text:p>7.279421325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104226" calcext:value-type="float">
            <text:p>6.104226</text:p>
          </table:table-cell>
          <table:table-cell office:value-type="float" office:value="7.61038545" calcext:value-type="float">
            <text:p>7.61038545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807959" calcext:value-type="float">
            <text:p>6.807959</text:p>
          </table:table-cell>
          <table:table-cell office:value-type="float" office:value="7.926326575" calcext:value-type="float">
            <text:p>7.926326575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.220397" calcext:value-type="float">
            <text:p>7.220397</text:p>
          </table:table-cell>
          <table:table-cell office:value-type="float" office:value="7.916693775" calcext:value-type="float">
            <text:p>7.916693775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.398333" calcext:value-type="float">
            <text:p>7.398333</text:p>
          </table:table-cell>
          <table:table-cell office:value-type="float" office:value="8.1650666" calcext:value-type="float">
            <text:p>8.1650666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7.326843" calcext:value-type="float">
            <text:p>7.326843</text:p>
          </table:table-cell>
          <table:table-cell office:value-type="float" office:value="8.408537625" calcext:value-type="float">
            <text:p>8.408537625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667714" calcext:value-type="float">
            <text:p>6.667714</text:p>
          </table:table-cell>
          <table:table-cell office:value-type="float" office:value="8.538875625" calcext:value-type="float">
            <text:p>8.538875625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5.527746" calcext:value-type="float">
            <text:p>5.527746</text:p>
          </table:table-cell>
          <table:table-cell office:value-type="float" office:value="8.50447755" calcext:value-type="float">
            <text:p>8.50447755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.52815" calcext:value-type="float">
            <text:p>5.52815</text:p>
          </table:table-cell>
          <table:table-cell office:value-type="float" office:value="8.498578675" calcext:value-type="float">
            <text:p>8.498578675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.038943" calcext:value-type="float">
            <text:p>7.038943</text:p>
          </table:table-cell>
          <table:table-cell office:value-type="float" office:value="8.433950175" calcext:value-type="float">
            <text:p>8.433950175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8.029992" calcext:value-type="float">
            <text:p>8.029992</text:p>
          </table:table-cell>
          <table:table-cell office:value-type="float" office:value="8.406555925" calcext:value-type="float">
            <text:p>8.406555925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.886957" calcext:value-type="float">
            <text:p>7.886957</text:p>
          </table:table-cell>
          <table:table-cell office:value-type="float" office:value="8.350932225" calcext:value-type="float">
            <text:p>8.350932225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.156877" calcext:value-type="float">
            <text:p>7.156877</text:p>
          </table:table-cell>
          <table:table-cell office:value-type="float" office:value="8.229244325" calcext:value-type="float">
            <text:p>8.229244325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.483725" calcext:value-type="float">
            <text:p>5.483725</text:p>
          </table:table-cell>
          <table:table-cell office:value-type="float" office:value="8.125808425" calcext:value-type="float">
            <text:p>8.125808425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.483725" calcext:value-type="float">
            <text:p>5.483725</text:p>
          </table:table-cell>
          <table:table-cell office:value-type="float" office:value="8.064201325" calcext:value-type="float">
            <text:p>8.064201325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.483725" calcext:value-type="float">
            <text:p>5.483725</text:p>
          </table:table-cell>
          <table:table-cell office:value-type="float" office:value="8.002594225" calcext:value-type="float">
            <text:p>8.002594225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.527793" calcext:value-type="float">
            <text:p>4.527793</text:p>
          </table:table-cell>
          <table:table-cell office:value-type="float" office:value="8.021746075" calcext:value-type="float">
            <text:p>8.021746075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8.24676" calcext:value-type="float">
            <text:p>8.24676</text:p>
          </table:table-cell>
          <table:table-cell office:value-type="float" office:value="8.1386859" calcext:value-type="float">
            <text:p>8.1386859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9.766697" calcext:value-type="float">
            <text:p>9.766697</text:p>
          </table:table-cell>
          <table:table-cell office:value-type="float" office:value="8.20844385" calcext:value-type="float">
            <text:p>8.20844385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.579959" calcext:value-type="float">
            <text:p>9.579959</text:p>
          </table:table-cell>
          <table:table-cell office:value-type="float" office:value="8.249982325" calcext:value-type="float">
            <text:p>8.249982325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8.153744" calcext:value-type="float">
            <text:p>8.153744</text:p>
          </table:table-cell>
          <table:table-cell office:value-type="float" office:value="8.2593705" calcext:value-type="float">
            <text:p>8.2593705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361785" calcext:value-type="float">
            <text:p>6.361785</text:p>
          </table:table-cell>
          <table:table-cell office:value-type="float" office:value="8.227782075" calcext:value-type="float">
            <text:p>8.227782075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065414" calcext:value-type="float">
            <text:p>6.065414</text:p>
          </table:table-cell>
          <table:table-cell office:value-type="float" office:value="8.121223675" calcext:value-type="float">
            <text:p>8.121223675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718623" calcext:value-type="float">
            <text:p>6.718623</text:p>
          </table:table-cell>
          <table:table-cell office:value-type="float" office:value="8.02207455" calcext:value-type="float">
            <text:p>8.02207455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.69164" calcext:value-type="float">
            <text:p>4.69164</text:p>
          </table:table-cell>
          <table:table-cell office:value-type="float" office:value="7.927280275" calcext:value-type="float">
            <text:p>7.927280275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.69164" calcext:value-type="float">
            <text:p>4.69164</text:p>
          </table:table-cell>
          <table:table-cell office:value-type="float" office:value="7.94593715" calcext:value-type="float">
            <text:p>7.94593715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.69164" calcext:value-type="float">
            <text:p>4.69164</text:p>
          </table:table-cell>
          <table:table-cell office:value-type="float" office:value="7.930728975" calcext:value-type="float">
            <text:p>7.930728975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.69164" calcext:value-type="float">
            <text:p>4.69164</text:p>
          </table:table-cell>
          <table:table-cell office:value-type="float" office:value="7.9155208" calcext:value-type="float">
            <text:p>7.9155208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8.459316" calcext:value-type="float">
            <text:p>8.459316</text:p>
          </table:table-cell>
          <table:table-cell office:value-type="float" office:value="7.900312625" calcext:value-type="float">
            <text:p>7.900312625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2.540515" calcext:value-type="float">
            <text:p>12.540515</text:p>
          </table:table-cell>
          <table:table-cell office:value-type="float" office:value="7.79091255" calcext:value-type="float">
            <text:p>7.79091255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1.281031" calcext:value-type="float">
            <text:p>11.281031</text:p>
          </table:table-cell>
          <table:table-cell office:value-type="float" office:value="7.536246475" calcext:value-type="float">
            <text:p>7.536246475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7.200678" calcext:value-type="float">
            <text:p>7.200678</text:p>
          </table:table-cell>
          <table:table-cell office:value-type="float" office:value="7.433864" calcext:value-type="float">
            <text:p>7.433864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7.548915" calcext:value-type="float">
            <text:p>7.548915</text:p>
          </table:table-cell>
          <table:table-cell office:value-type="float" office:value="7.539095825" calcext:value-type="float">
            <text:p>7.539095825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0.767199" calcext:value-type="float">
            <text:p>10.767199</text:p>
          </table:table-cell>
          <table:table-cell office:value-type="float" office:value="7.743265075" calcext:value-type="float">
            <text:p>7.743265075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.492283" calcext:value-type="float">
            <text:p>10.492283</text:p>
          </table:table-cell>
          <table:table-cell office:value-type="float" office:value="7.9061624" calcext:value-type="float">
            <text:p>7.9061624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.327273" calcext:value-type="float">
            <text:p>5.327273</text:p>
          </table:table-cell>
          <table:table-cell office:value-type="float" office:value="7.97866785" calcext:value-type="float">
            <text:p>7.97866785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.327273" calcext:value-type="float">
            <text:p>5.327273</text:p>
          </table:table-cell>
          <table:table-cell office:value-type="float" office:value="8.18029855" calcext:value-type="float">
            <text:p>8.18029855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.327273" calcext:value-type="float">
            <text:p>5.327273</text:p>
          </table:table-cell>
          <table:table-cell office:value-type="float" office:value="8.38192925" calcext:value-type="float">
            <text:p>8.38192925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.327273" calcext:value-type="float">
            <text:p>5.327273</text:p>
          </table:table-cell>
          <table:table-cell office:value-type="float" office:value="8.58355995" calcext:value-type="float">
            <text:p>8.58355995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8.741871" calcext:value-type="float">
            <text:p>18.741871</text:p>
          </table:table-cell>
          <table:table-cell office:value-type="float" office:value="8.78519065" calcext:value-type="float">
            <text:p>8.78519065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8.741871" calcext:value-type="float">
            <text:p>18.741871</text:p>
          </table:table-cell>
          <table:table-cell office:value-type="float" office:value="8.4910024" calcext:value-type="float">
            <text:p>8.4910024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8.741871" calcext:value-type="float">
            <text:p>18.741871</text:p>
          </table:table-cell>
          <table:table-cell office:value-type="float" office:value="8.221736175" calcext:value-type="float">
            <text:p>8.221736175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422647" calcext:value-type="float">
            <text:p>6.422647</text:p>
          </table:table-cell>
          <table:table-cell office:value-type="float" office:value="7.936497525" calcext:value-type="float">
            <text:p>7.936497525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7.15531" calcext:value-type="float">
            <text:p>17.15531</text:p>
          </table:table-cell>
          <table:table-cell office:value-type="float" office:value="7.929587925" calcext:value-type="float">
            <text:p>7.929587925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7.137174" calcext:value-type="float">
            <text:p>17.137174</text:p>
          </table:table-cell>
          <table:table-cell office:value-type="float" office:value="7.63317375" calcext:value-type="float">
            <text:p>7.63317375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2.540363" calcext:value-type="float">
            <text:p>12.540363</text:p>
          </table:table-cell>
          <table:table-cell office:value-type="float" office:value="7.32400935" calcext:value-type="float">
            <text:p>7.32400935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.291791" calcext:value-type="float">
            <text:p>5.291791</text:p>
          </table:table-cell>
          <table:table-cell office:value-type="float" office:value="7.120480025" calcext:value-type="float">
            <text:p>7.120480025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.291791" calcext:value-type="float">
            <text:p>5.291791</text:p>
          </table:table-cell>
          <table:table-cell office:value-type="float" office:value="7.1235378" calcext:value-type="float">
            <text:p>7.1235378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.94301" calcext:value-type="float">
            <text:p>2.94301</text:p>
          </table:table-cell>
          <table:table-cell office:value-type="float" office:value="7.175958025" calcext:value-type="float">
            <text:p>7.175958025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.943173" calcext:value-type="float">
            <text:p>5.943173</text:p>
          </table:table-cell>
          <table:table-cell office:value-type="float" office:value="7.3138127" calcext:value-type="float">
            <text:p>7.3138127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.805044" calcext:value-type="float">
            <text:p>5.805044</text:p>
          </table:table-cell>
          <table:table-cell office:value-type="float" office:value="7.362568975" calcext:value-type="float">
            <text:p>7.362568975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.019441" calcext:value-type="float">
            <text:p>3.019441</text:p>
          </table:table-cell>
          <table:table-cell office:value-type="float" office:value="7.380438075" calcext:value-type="float">
            <text:p>7.380438075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.019441" calcext:value-type="float">
            <text:p>3.019441</text:p>
          </table:table-cell>
          <table:table-cell office:value-type="float" office:value="7.459659425" calcext:value-type="float">
            <text:p>7.459659425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.019441" calcext:value-type="float">
            <text:p>3.019441</text:p>
          </table:table-cell>
          <table:table-cell office:value-type="float" office:value="7.561965425" calcext:value-type="float">
            <text:p>7.56196542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.019441" calcext:value-type="float">
            <text:p>3.019441</text:p>
          </table:table-cell>
          <table:table-cell office:value-type="float" office:value="7.679963125" calcext:value-type="float">
            <text:p>7.679963125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249799" calcext:value-type="float">
            <text:p>6.249799</text:p>
          </table:table-cell>
          <table:table-cell office:value-type="float" office:value="7.793586425" calcext:value-type="float">
            <text:p>7.793586425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9.205386" calcext:value-type="float">
            <text:p>9.205386</text:p>
          </table:table-cell>
          <table:table-cell office:value-type="float" office:value="7.812698075" calcext:value-type="float">
            <text:p>7.812698075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1.037078" calcext:value-type="float">
            <text:p>11.037078</text:p>
          </table:table-cell>
          <table:table-cell office:value-type="float" office:value="7.7408789" calcext:value-type="float">
            <text:p>7.7408789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1.428236" calcext:value-type="float">
            <text:p>11.428236</text:p>
          </table:table-cell>
          <table:table-cell office:value-type="float" office:value="7.600332225" calcext:value-type="float">
            <text:p>7.600332225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9.955486" calcext:value-type="float">
            <text:p>9.955486</text:p>
          </table:table-cell>
          <table:table-cell office:value-type="float" office:value="7.43474565" calcext:value-type="float">
            <text:p>7.43474565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890207" calcext:value-type="float">
            <text:p>6.890207</text:p>
          </table:table-cell>
          <table:table-cell office:value-type="float" office:value="7.325016" calcext:value-type="float">
            <text:p>7.325016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.099449" calcext:value-type="float">
            <text:p>2.099449</text:p>
          </table:table-cell>
          <table:table-cell office:value-type="float" office:value="7.3298804" calcext:value-type="float">
            <text:p>7.3298804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.099449" calcext:value-type="float">
            <text:p>2.099449</text:p>
          </table:table-cell>
          <table:table-cell office:value-type="float" office:value="7.4775382" calcext:value-type="float">
            <text:p>7.4775382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.926852" calcext:value-type="float">
            <text:p>2.926852</text:p>
          </table:table-cell>
          <table:table-cell office:value-type="float" office:value="7.617101825" calcext:value-type="float">
            <text:p>7.617101825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.437915" calcext:value-type="float">
            <text:p>5.437915</text:p>
          </table:table-cell>
          <table:table-cell office:value-type="float" office:value="7.704619475" calcext:value-type="float">
            <text:p>7.704619475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.083313" calcext:value-type="float">
            <text:p>4.083313</text:p>
          </table:table-cell>
          <table:table-cell office:value-type="float" office:value="7.7135601" calcext:value-type="float">
            <text:p>7.7135601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.083313" calcext:value-type="float">
            <text:p>4.083313</text:p>
          </table:table-cell>
          <table:table-cell office:value-type="float" office:value="7.779082125" calcext:value-type="float">
            <text:p>7.779082125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.083313" calcext:value-type="float">
            <text:p>4.083313</text:p>
          </table:table-cell>
          <table:table-cell office:value-type="float" office:value="7.86403085" calcext:value-type="float">
            <text:p>7.86403085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.083313" calcext:value-type="float">
            <text:p>4.083313</text:p>
          </table:table-cell>
          <table:table-cell office:value-type="float" office:value="7.935979075" calcext:value-type="float">
            <text:p>7.935979075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.353872" calcext:value-type="float">
            <text:p>2.353872</text:p>
          </table:table-cell>
          <table:table-cell office:value-type="float" office:value="7.97733265" calcext:value-type="float">
            <text:p>7.97733265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7.185732" calcext:value-type="float">
            <text:p>7.185732</text:p>
          </table:table-cell>
          <table:table-cell office:value-type="float" office:value="8.052985525" calcext:value-type="float">
            <text:p>8.052985525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1.409951" calcext:value-type="float">
            <text:p>11.409951</text:p>
          </table:table-cell>
          <table:table-cell office:value-type="float" office:value="8.0197944" calcext:value-type="float">
            <text:p>8.0197944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5.715685" calcext:value-type="float">
            <text:p>15.715685</text:p>
          </table:table-cell>
          <table:table-cell office:value-type="float" office:value="7.8793447" calcext:value-type="float">
            <text:p>7.8793447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7.283092" calcext:value-type="float">
            <text:p>17.283092</text:p>
          </table:table-cell>
          <table:table-cell office:value-type="float" office:value="7.62100475" calcext:value-type="float">
            <text:p>7.62100475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3.392501" calcext:value-type="float">
            <text:p>13.392501</text:p>
          </table:table-cell>
          <table:table-cell office:value-type="float" office:value="7.34561935" calcext:value-type="float">
            <text:p>7.34561935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3.392501" calcext:value-type="float">
            <text:p>13.392501</text:p>
          </table:table-cell>
          <table:table-cell office:value-type="float" office:value="7.21350345" calcext:value-type="float">
            <text:p>7.21350345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3.392501" calcext:value-type="float">
            <text:p>13.392501</text:p>
          </table:table-cell>
          <table:table-cell office:value-type="float" office:value="7.10723565" calcext:value-type="float">
            <text:p>7.10723565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3.392501" calcext:value-type="float">
            <text:p>13.392501</text:p>
          </table:table-cell>
          <table:table-cell office:value-type="float" office:value="6.9876679" calcext:value-type="float">
            <text:p>6.9876679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3.392501" calcext:value-type="float">
            <text:p>13.392501</text:p>
          </table:table-cell>
          <table:table-cell office:value-type="float" office:value="6.826120375" calcext:value-type="float">
            <text:p>6.826120375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974341" calcext:value-type="float">
            <text:p>6.974341</text:p>
          </table:table-cell>
          <table:table-cell office:value-type="float" office:value="6.62713065" calcext:value-type="float">
            <text:p>6.62713065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7.971222" calcext:value-type="float">
            <text:p>7.971222</text:p>
          </table:table-cell>
          <table:table-cell office:value-type="float" office:value="6.5841161" calcext:value-type="float">
            <text:p>6.5841161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7.332325" calcext:value-type="float">
            <text:p>7.332325</text:p>
          </table:table-cell>
          <table:table-cell office:value-type="float" office:value="6.526761225" calcext:value-type="float">
            <text:p>6.526761225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146263" calcext:value-type="float">
            <text:p>6.146263</text:p>
          </table:table-cell>
          <table:table-cell office:value-type="float" office:value="6.493436125" calcext:value-type="float">
            <text:p>6.493436125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.298743" calcext:value-type="float">
            <text:p>5.298743</text:p>
          </table:table-cell>
          <table:table-cell office:value-type="float" office:value="6.50318585" calcext:value-type="float">
            <text:p>6.50318585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.770598" calcext:value-type="float">
            <text:p>4.770598</text:p>
          </table:table-cell>
          <table:table-cell office:value-type="float" office:value="6.549220125" calcext:value-type="float">
            <text:p>6.549220125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.39919" calcext:value-type="float">
            <text:p>4.39919</text:p>
          </table:table-cell>
          <table:table-cell office:value-type="float" office:value="6.60729505" calcext:value-type="float">
            <text:p>6.60729505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.414102" calcext:value-type="float">
            <text:p>5.414102</text:p>
          </table:table-cell>
          <table:table-cell office:value-type="float" office:value="6.6555483" calcext:value-type="float">
            <text:p>6.6555483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7.3886" calcext:value-type="float">
            <text:p>7.3886</text:p>
          </table:table-cell>
          <table:table-cell office:value-type="float" office:value="6.667320175" calcext:value-type="float">
            <text:p>6.667320175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8.457197" calcext:value-type="float">
            <text:p>8.457197</text:p>
          </table:table-cell>
          <table:table-cell office:value-type="float" office:value="6.647806975" calcext:value-type="float">
            <text:p>6.647806975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7.893424" calcext:value-type="float">
            <text:p>7.893424</text:p>
          </table:table-cell>
          <table:table-cell office:value-type="float" office:value="6.6250832" calcext:value-type="float">
            <text:p>6.6250832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519808" calcext:value-type="float">
            <text:p>6.519808</text:p>
          </table:table-cell>
          <table:table-cell office:value-type="float" office:value="6.619331625" calcext:value-type="float">
            <text:p>6.619331625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188295" calcext:value-type="float">
            <text:p>6.188295</text:p>
          </table:table-cell>
          <table:table-cell office:value-type="float" office:value="6.6307905" calcext:value-type="float">
            <text:p>6.6307905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7.111681" calcext:value-type="float">
            <text:p>7.111681</text:p>
          </table:table-cell>
          <table:table-cell office:value-type="float" office:value="6.6314865" calcext:value-type="float">
            <text:p>6.6314865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7.739349" calcext:value-type="float">
            <text:p>7.739349</text:p>
          </table:table-cell>
          <table:table-cell office:value-type="float" office:value="6.607361325" calcext:value-type="float">
            <text:p>6.607361325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7.564373" calcext:value-type="float">
            <text:p>7.564373</text:p>
          </table:table-cell>
          <table:table-cell office:value-type="float" office:value="6.5864764" calcext:value-type="float">
            <text:p>6.5864764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7.014265" calcext:value-type="float">
            <text:p>7.014265</text:p>
          </table:table-cell>
          <table:table-cell office:value-type="float" office:value="6.59215945" calcext:value-type="float">
            <text:p>6.59215945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332619" calcext:value-type="float">
            <text:p>6.332619</text:p>
          </table:table-cell>
          <table:table-cell office:value-type="float" office:value="6.618944025" calcext:value-type="float">
            <text:p>6.618944025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.415211" calcext:value-type="float">
            <text:p>5.415211</text:p>
          </table:table-cell>
          <table:table-cell office:value-type="float" office:value="6.651421125" calcext:value-type="float">
            <text:p>6.651421125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.804773" calcext:value-type="float">
            <text:p>4.804773</text:p>
          </table:table-cell>
          <table:table-cell office:value-type="float" office:value="6.686740775" calcext:value-type="float">
            <text:p>6.686740775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.5663" calcext:value-type="float">
            <text:p>5.5663</text:p>
          </table:table-cell>
          <table:table-cell office:value-type="float" office:value="6.726042075" calcext:value-type="float">
            <text:p>6.726042075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7.084783" calcext:value-type="float">
            <text:p>7.084783</text:p>
          </table:table-cell>
          <table:table-cell office:value-type="float" office:value="6.753068475" calcext:value-type="float">
            <text:p>6.753068475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8.005761" calcext:value-type="float">
            <text:p>8.005761</text:p>
          </table:table-cell>
          <table:table-cell office:value-type="float" office:value="6.749734325" calcext:value-type="float">
            <text:p>6.749734325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7.681994" calcext:value-type="float">
            <text:p>7.681994</text:p>
          </table:table-cell>
          <table:table-cell office:value-type="float" office:value="6.7083662" calcext:value-type="float">
            <text:p>6.7083662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427558" calcext:value-type="float">
            <text:p>6.427558</text:p>
          </table:table-cell>
          <table:table-cell office:value-type="float" office:value="6.6412782" calcext:value-type="float">
            <text:p>6.6412782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.79554" calcext:value-type="float">
            <text:p>5.79554</text:p>
          </table:table-cell>
          <table:table-cell office:value-type="float" office:value="6.600290825" calcext:value-type="float">
            <text:p>6.600290825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704194" calcext:value-type="float">
            <text:p>6.704194</text:p>
          </table:table-cell>
          <table:table-cell office:value-type="float" office:value="6.615652575" calcext:value-type="float">
            <text:p>6.615652575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7.481262" calcext:value-type="float">
            <text:p>7.481262</text:p>
          </table:table-cell>
          <table:table-cell office:value-type="float" office:value="6.6450726" calcext:value-type="float">
            <text:p>6.6450726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961242" calcext:value-type="float">
            <text:p>6.961242</text:p>
          </table:table-cell>
          <table:table-cell office:value-type="float" office:value="6.66446965" calcext:value-type="float">
            <text:p>6.66446965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.737456" calcext:value-type="float">
            <text:p>5.737456</text:p>
          </table:table-cell>
          <table:table-cell office:value-type="float" office:value="6.68252415" calcext:value-type="float">
            <text:p>6.68252415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.379987" calcext:value-type="float">
            <text:p>5.379987</text:p>
          </table:table-cell>
          <table:table-cell office:value-type="float" office:value="6.7058655" calcext:value-type="float">
            <text:p>6.7058655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.858087" calcext:value-type="float">
            <text:p>5.858087</text:p>
          </table:table-cell>
          <table:table-cell office:value-type="float" office:value="6.71737145" calcext:value-type="float">
            <text:p>6.71737145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.791963" calcext:value-type="float">
            <text:p>5.791963</text:p>
          </table:table-cell>
          <table:table-cell office:value-type="float" office:value="6.717479025" calcext:value-type="float">
            <text:p>6.717479025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.382087" calcext:value-type="float">
            <text:p>5.382087</text:p>
          </table:table-cell>
          <table:table-cell office:value-type="float" office:value="6.73796555" calcext:value-type="float">
            <text:p>6.73796555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267676" calcext:value-type="float">
            <text:p>6.267676</text:p>
          </table:table-cell>
          <table:table-cell office:value-type="float" office:value="6.783806075" calcext:value-type="float">
            <text:p>6.783806075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8.107865" calcext:value-type="float">
            <text:p>8.107865</text:p>
          </table:table-cell>
          <table:table-cell office:value-type="float" office:value="6.809653325" calcext:value-type="float">
            <text:p>6.809653325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9.141789" calcext:value-type="float">
            <text:p>9.141789</text:p>
          </table:table-cell>
          <table:table-cell office:value-type="float" office:value="6.785115775" calcext:value-type="float">
            <text:p>6.785115775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8.609791" calcext:value-type="float">
            <text:p>8.609791</text:p>
          </table:table-cell>
          <table:table-cell office:value-type="float" office:value="6.72825425" calcext:value-type="float">
            <text:p>6.72825425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9306" calcext:value-type="float">
            <text:p>6.9306</text:p>
          </table:table-cell>
          <table:table-cell office:value-type="float" office:value="6.6732443" calcext:value-type="float">
            <text:p>6.6732443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.432912" calcext:value-type="float">
            <text:p>5.432912</text:p>
          </table:table-cell>
          <table:table-cell office:value-type="float" office:value="6.649343025" calcext:value-type="float">
            <text:p>6.649343025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.253759" calcext:value-type="float">
            <text:p>5.253759</text:p>
          </table:table-cell>
          <table:table-cell office:value-type="float" office:value="6.667667625" calcext:value-type="float">
            <text:p>6.667667625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.677027" calcext:value-type="float">
            <text:p>5.677027</text:p>
          </table:table-cell>
          <table:table-cell office:value-type="float" office:value="6.707947725" calcext:value-type="float">
            <text:p>6.707947725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.999321" calcext:value-type="float">
            <text:p>5.999321</text:p>
          </table:table-cell>
          <table:table-cell office:value-type="float" office:value="6.748623325" calcext:value-type="float">
            <text:p>6.748623325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536252" calcext:value-type="float">
            <text:p>6.536252</text:p>
          </table:table-cell>
          <table:table-cell office:value-type="float" office:value="6.780713975" calcext:value-type="float">
            <text:p>6.780713975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7.140114" calcext:value-type="float">
            <text:p>7.140114</text:p>
          </table:table-cell>
          <table:table-cell office:value-type="float" office:value="6.798485475" calcext:value-type="float">
            <text:p>6.798485475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7.093595" calcext:value-type="float">
            <text:p>7.093595</text:p>
          </table:table-cell>
          <table:table-cell office:value-type="float" office:value="6.80262595" calcext:value-type="float">
            <text:p>6.80262595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32932" calcext:value-type="float">
            <text:p>6.32932</text:p>
          </table:table-cell>
          <table:table-cell office:value-type="float" office:value="6.80118575" calcext:value-type="float">
            <text:p>6.80118575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.884977" calcext:value-type="float">
            <text:p>5.884977</text:p>
          </table:table-cell>
          <table:table-cell office:value-type="float" office:value="6.80518275" calcext:value-type="float">
            <text:p>6.80518275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608072" calcext:value-type="float">
            <text:p>6.608072</text:p>
          </table:table-cell>
          <table:table-cell office:value-type="float" office:value="6.819014425" calcext:value-type="float">
            <text:p>6.819014425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.548246" calcext:value-type="float">
            <text:p>7.548246</text:p>
          </table:table-cell>
          <table:table-cell office:value-type="float" office:value="6.830765" calcext:value-type="float">
            <text:p>6.830765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7.663361" calcext:value-type="float">
            <text:p>7.663361</text:p>
          </table:table-cell>
          <table:table-cell office:value-type="float" office:value="6.831176175" calcext:value-type="float">
            <text:p>6.831176175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978163" calcext:value-type="float">
            <text:p>6.978163</text:p>
          </table:table-cell>
          <table:table-cell office:value-type="float" office:value="6.8236285" calcext:value-type="float">
            <text:p>6.8236285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216135" calcext:value-type="float">
            <text:p>6.216135</text:p>
          </table:table-cell>
          <table:table-cell office:value-type="float" office:value="6.820357075" calcext:value-type="float">
            <text:p>6.820357075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146674" calcext:value-type="float">
            <text:p>6.146674</text:p>
          </table:table-cell>
          <table:table-cell office:value-type="float" office:value="6.831459675" calcext:value-type="float">
            <text:p>6.831459675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903952" calcext:value-type="float">
            <text:p>6.903952</text:p>
          </table:table-cell>
          <table:table-cell office:value-type="float" office:value="6.84187755" calcext:value-type="float">
            <text:p>6.84187755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7.791695" calcext:value-type="float">
            <text:p>7.791695</text:p>
          </table:table-cell>
          <table:table-cell office:value-type="float" office:value="6.821968625" calcext:value-type="float">
            <text:p>6.821968625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8.085648" calcext:value-type="float">
            <text:p>8.085648</text:p>
          </table:table-cell>
          <table:table-cell office:value-type="float" office:value="6.773233975" calcext:value-type="float">
            <text:p>6.773233975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7.631703" calcext:value-type="float">
            <text:p>7.631703</text:p>
          </table:table-cell>
          <table:table-cell office:value-type="float" office:value="6.731997725" calcext:value-type="float">
            <text:p>6.731997725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827997" calcext:value-type="float">
            <text:p>6.827997</text:p>
          </table:table-cell>
          <table:table-cell office:value-type="float" office:value="6.724845525" calcext:value-type="float">
            <text:p>6.724845525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376825" calcext:value-type="float">
            <text:p>6.376825</text:p>
          </table:table-cell>
          <table:table-cell office:value-type="float" office:value="6.750414775" calcext:value-type="float">
            <text:p>6.750414775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647356" calcext:value-type="float">
            <text:p>6.647356</text:p>
          </table:table-cell>
          <table:table-cell office:value-type="float" office:value="6.7852932" calcext:value-type="float">
            <text:p>6.7852932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951417" calcext:value-type="float">
            <text:p>6.951417</text:p>
          </table:table-cell>
          <table:table-cell office:value-type="float" office:value="6.79731835" calcext:value-type="float">
            <text:p>6.79731835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351036" calcext:value-type="float">
            <text:p>6.351036</text:p>
          </table:table-cell>
          <table:table-cell office:value-type="float" office:value="6.771287325" calcext:value-type="float">
            <text:p>6.771287325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.998474" calcext:value-type="float">
            <text:p>4.998474</text:p>
          </table:table-cell>
          <table:table-cell office:value-type="float" office:value="6.72507355" calcext:value-type="float">
            <text:p>6.72507355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.788063" calcext:value-type="float">
            <text:p>4.788063</text:p>
          </table:table-cell>
          <table:table-cell office:value-type="float" office:value="6.7053012" calcext:value-type="float">
            <text:p>6.7053012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41001" calcext:value-type="float">
            <text:p>6.41001</text:p>
          </table:table-cell>
          <table:table-cell office:value-type="float" office:value="6.723456375" calcext:value-type="float">
            <text:p>6.723456375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7.880995" calcext:value-type="float">
            <text:p>7.880995</text:p>
          </table:table-cell>
          <table:table-cell office:value-type="float" office:value="6.742845275" calcext:value-type="float">
            <text:p>6.742845275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8.257144" calcext:value-type="float">
            <text:p>8.257144</text:p>
          </table:table-cell>
          <table:table-cell office:value-type="float" office:value="6.7565182" calcext:value-type="float">
            <text:p>6.7565182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7.683422" calcext:value-type="float">
            <text:p>7.683422</text:p>
          </table:table-cell>
          <table:table-cell office:value-type="float" office:value="6.772417675" calcext:value-type="float">
            <text:p>6.772417675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67111" calcext:value-type="float">
            <text:p>6.67111</text:p>
          </table:table-cell>
          <table:table-cell office:value-type="float" office:value="6.792308075" calcext:value-type="float">
            <text:p>6.792308075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.840225" calcext:value-type="float">
            <text:p>5.840225</text:p>
          </table:table-cell>
          <table:table-cell office:value-type="float" office:value="6.810355075" calcext:value-type="float">
            <text:p>6.810355075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.86239" calcext:value-type="float">
            <text:p>5.86239</text:p>
          </table:table-cell>
          <table:table-cell office:value-type="float" office:value="6.817777575" calcext:value-type="float">
            <text:p>6.817777575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611424" calcext:value-type="float">
            <text:p>6.611424</text:p>
          </table:table-cell>
          <table:table-cell office:value-type="float" office:value="6.805397225" calcext:value-type="float">
            <text:p>6.805397225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7.215708" calcext:value-type="float">
            <text:p>7.215708</text:p>
          </table:table-cell>
          <table:table-cell office:value-type="float" office:value="6.77618565" calcext:value-type="float">
            <text:p>6.77618565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7.301566" calcext:value-type="float">
            <text:p>7.301566</text:p>
          </table:table-cell>
          <table:table-cell office:value-type="float" office:value="6.74554405" calcext:value-type="float">
            <text:p>6.74554405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.126363" calcext:value-type="float">
            <text:p>7.126363</text:p>
          </table:table-cell>
          <table:table-cell office:value-type="float" office:value="6.724268425" calcext:value-type="float">
            <text:p>6.724268425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867328" calcext:value-type="float">
            <text:p>6.867328</text:p>
          </table:table-cell>
          <table:table-cell office:value-type="float" office:value="6.712241125" calcext:value-type="float">
            <text:p>6.712241125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409393" calcext:value-type="float">
            <text:p>6.409393</text:p>
          </table:table-cell>
          <table:table-cell office:value-type="float" office:value="6.708003375" calcext:value-type="float">
            <text:p>6.708003375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.974549" calcext:value-type="float">
            <text:p>5.974549</text:p>
          </table:table-cell>
          <table:table-cell office:value-type="float" office:value="6.715947825" calcext:value-type="float">
            <text:p>6.715947825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165896" calcext:value-type="float">
            <text:p>6.165896</text:p>
          </table:table-cell>
          <table:table-cell office:value-type="float" office:value="6.735299275" calcext:value-type="float">
            <text:p>6.735299275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864963" calcext:value-type="float">
            <text:p>6.864963</text:p>
          </table:table-cell>
          <table:table-cell office:value-type="float" office:value="6.750013" calcext:value-type="float">
            <text:p>6.750013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7.304051" calcext:value-type="float">
            <text:p>7.304051</text:p>
          </table:table-cell>
          <table:table-cell office:value-type="float" office:value="6.74716065" calcext:value-type="float">
            <text:p>6.74716065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7.282947" calcext:value-type="float">
            <text:p>7.282947</text:p>
          </table:table-cell>
          <table:table-cell office:value-type="float" office:value="6.73521935" calcext:value-type="float">
            <text:p>6.73521935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7.247112" calcext:value-type="float">
            <text:p>7.247112</text:p>
          </table:table-cell>
          <table:table-cell office:value-type="float" office:value="6.729215975" calcext:value-type="float">
            <text:p>6.729215975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7.305733" calcext:value-type="float">
            <text:p>7.305733</text:p>
          </table:table-cell>
          <table:table-cell office:value-type="float" office:value="6.72720985" calcext:value-type="float">
            <text:p>6.72720985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.035987" calcext:value-type="float">
            <text:p>7.035987</text:p>
          </table:table-cell>
          <table:table-cell office:value-type="float" office:value="6.716643075" calcext:value-type="float">
            <text:p>6.716643075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4892" calcext:value-type="float">
            <text:p>6.4892</text:p>
          </table:table-cell>
          <table:table-cell office:value-type="float" office:value="6.699431075" calcext:value-type="float">
            <text:p>6.699431075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438244" calcext:value-type="float">
            <text:p>6.438244</text:p>
          </table:table-cell>
          <table:table-cell office:value-type="float" office:value="6.693075275" calcext:value-type="float">
            <text:p>6.693075275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7.078095" calcext:value-type="float">
            <text:p>7.078095</text:p>
          </table:table-cell>
          <table:table-cell office:value-type="float" office:value="6.701834575" calcext:value-type="float">
            <text:p>6.701834575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7.564693" calcext:value-type="float">
            <text:p>7.564693</text:p>
          </table:table-cell>
          <table:table-cell office:value-type="float" office:value="6.7094774" calcext:value-type="float">
            <text:p>6.7094774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7.361454" calcext:value-type="float">
            <text:p>7.361454</text:p>
          </table:table-cell>
          <table:table-cell office:value-type="float" office:value="6.70659685" calcext:value-type="float">
            <text:p>6.70659685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847306" calcext:value-type="float">
            <text:p>6.847306</text:p>
          </table:table-cell>
          <table:table-cell office:value-type="float" office:value="6.695055675" calcext:value-type="float">
            <text:p>6.695055675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660239" calcext:value-type="float">
            <text:p>6.660239</text:p>
          </table:table-cell>
          <table:table-cell office:value-type="float" office:value="6.67332045" calcext:value-type="float">
            <text:p>6.67332045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563389" calcext:value-type="float">
            <text:p>6.563389</text:p>
          </table:table-cell>
          <table:table-cell office:value-type="float" office:value="6.63610075" calcext:value-type="float">
            <text:p>6.63610075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107595" calcext:value-type="float">
            <text:p>6.107595</text:p>
          </table:table-cell>
          <table:table-cell office:value-type="float" office:value="6.6022389" calcext:value-type="float">
            <text:p>6.6022389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.842309" calcext:value-type="float">
            <text:p>5.842309</text:p>
          </table:table-cell>
          <table:table-cell office:value-type="float" office:value="6.603670425" calcext:value-type="float">
            <text:p>6.603670425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436198" calcext:value-type="float">
            <text:p>6.436198</text:p>
          </table:table-cell>
          <table:table-cell office:value-type="float" office:value="6.6370938" calcext:value-type="float">
            <text:p>6.6370938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7.345615" calcext:value-type="float">
            <text:p>7.345615</text:p>
          </table:table-cell>
          <table:table-cell office:value-type="float" office:value="6.668082825" calcext:value-type="float">
            <text:p>6.668082825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7.850767" calcext:value-type="float">
            <text:p>7.850767</text:p>
          </table:table-cell>
          <table:table-cell office:value-type="float" office:value="6.6727146" calcext:value-type="float">
            <text:p>6.6727146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7.771962" calcext:value-type="float">
            <text:p>7.771962</text:p>
          </table:table-cell>
          <table:table-cell office:value-type="float" office:value="6.640960925" calcext:value-type="float">
            <text:p>6.640960925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7.128362" calcext:value-type="float">
            <text:p>7.128362</text:p>
          </table:table-cell>
          <table:table-cell office:value-type="float" office:value="6.567512375" calcext:value-type="float">
            <text:p>6.567512375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5.910176" calcext:value-type="float">
            <text:p>5.910176</text:p>
          </table:table-cell>
          <table:table-cell office:value-type="float" office:value="6.48569275" calcext:value-type="float">
            <text:p>6.48569275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.502485" calcext:value-type="float">
            <text:p>4.502485</text:p>
          </table:table-cell>
          <table:table-cell office:value-type="float" office:value="6.483220725" calcext:value-type="float">
            <text:p>6.483220725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.20758" calcext:value-type="float">
            <text:p>4.20758</text:p>
          </table:table-cell>
          <table:table-cell office:value-type="float" office:value="6.580213" calcext:value-type="float">
            <text:p>6.580213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5.51427" calcext:value-type="float">
            <text:p>5.51427</text:p>
          </table:table-cell>
          <table:table-cell office:value-type="float" office:value="6.7161016" calcext:value-type="float">
            <text:p>6.7161016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7.185566" calcext:value-type="float">
            <text:p>7.185566</text:p>
          </table:table-cell>
          <table:table-cell office:value-type="float" office:value="6.805349125" calcext:value-type="float">
            <text:p>6.805349125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8.427912" calcext:value-type="float">
            <text:p>8.427912</text:p>
          </table:table-cell>
          <table:table-cell office:value-type="float" office:value="6.80366345" calcext:value-type="float">
            <text:p>6.80366345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8.893123" calcext:value-type="float">
            <text:p>8.893123</text:p>
          </table:table-cell>
          <table:table-cell office:value-type="float" office:value="6.70675985" calcext:value-type="float">
            <text:p>6.70675985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8.479038" calcext:value-type="float">
            <text:p>8.479038</text:p>
          </table:table-cell>
          <table:table-cell office:value-type="float" office:value="6.539014825" calcext:value-type="float">
            <text:p>6.539014825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7.39299" calcext:value-type="float">
            <text:p>7.39299</text:p>
          </table:table-cell>
          <table:table-cell office:value-type="float" office:value="6.3989868" calcext:value-type="float">
            <text:p>6.3989868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137125" calcext:value-type="float">
            <text:p>6.137125</text:p>
          </table:table-cell>
          <table:table-cell office:value-type="float" office:value="6.35674925" calcext:value-type="float">
            <text:p>6.35674925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5.367176" calcext:value-type="float">
            <text:p>5.367176</text:p>
          </table:table-cell>
          <table:table-cell office:value-type="float" office:value="6.40042005" calcext:value-type="float">
            <text:p>6.40042005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5.442961" calcext:value-type="float">
            <text:p>5.442961</text:p>
          </table:table-cell>
          <table:table-cell office:value-type="float" office:value="6.48015115" calcext:value-type="float">
            <text:p>6.48015115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5.990044" calcext:value-type="float">
            <text:p>5.990044</text:p>
          </table:table-cell>
          <table:table-cell office:value-type="float" office:value="6.5390932" calcext:value-type="float">
            <text:p>6.5390932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450541" calcext:value-type="float">
            <text:p>6.450541</text:p>
          </table:table-cell>
          <table:table-cell office:value-type="float" office:value="6.5518865" calcext:value-type="float">
            <text:p>6.5518865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645271" calcext:value-type="float">
            <text:p>6.645271</text:p>
          </table:table-cell>
          <table:table-cell office:value-type="float" office:value="6.52017525" calcext:value-type="float">
            <text:p>6.52017525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697818" calcext:value-type="float">
            <text:p>6.697818</text:p>
          </table:table-cell>
          <table:table-cell office:value-type="float" office:value="6.38246485" calcext:value-type="float">
            <text:p>6.38246485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727171" calcext:value-type="float">
            <text:p>6.727171</text:p>
          </table:table-cell>
          <table:table-cell office:value-type="float" office:value="6.243440775" calcext:value-type="float">
            <text:p>6.243440775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748607" calcext:value-type="float">
            <text:p>6.748607</text:p>
          </table:table-cell>
          <table:table-cell office:value-type="float" office:value="6.103682875" calcext:value-type="float">
            <text:p>6.103682875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754445" calcext:value-type="float">
            <text:p>6.754445</text:p>
          </table:table-cell>
          <table:table-cell office:value-type="float" office:value="6.024770075" calcext:value-type="float">
            <text:p>6.024770075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750869" calcext:value-type="float">
            <text:p>6.750869</text:p>
          </table:table-cell>
          <table:table-cell office:value-type="float" office:value="6.1001015" calcext:value-type="float">
            <text:p>6.1001015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826399" calcext:value-type="float">
            <text:p>6.826399</text:p>
          </table:table-cell>
          <table:table-cell office:value-type="float" office:value="6.231729475" calcext:value-type="float">
            <text:p>6.231729475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7.042812" calcext:value-type="float">
            <text:p>7.042812</text:p>
          </table:table-cell>
          <table:table-cell office:value-type="float" office:value="6.3543668" calcext:value-type="float">
            <text:p>6.3543668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7.166867" calcext:value-type="float">
            <text:p>7.166867</text:p>
          </table:table-cell>
          <table:table-cell office:value-type="float" office:value="6.4109318" calcext:value-type="float">
            <text:p>6.4109318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883062" calcext:value-type="float">
            <text:p>6.883062</text:p>
          </table:table-cell>
          <table:table-cell office:value-type="float" office:value="6.3586622" calcext:value-type="float">
            <text:p>6.3586622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347507" calcext:value-type="float">
            <text:p>6.347507</text:p>
          </table:table-cell>
          <table:table-cell office:value-type="float" office:value="6.200302" calcext:value-type="float">
            <text:p>6.200302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234968" calcext:value-type="float">
            <text:p>6.234968</text:p>
          </table:table-cell>
          <table:table-cell office:value-type="float" office:value="6.1671142" calcext:value-type="float">
            <text:p>6.1671142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788616" calcext:value-type="float">
            <text:p>6.788616</text:p>
          </table:table-cell>
          <table:table-cell office:value-type="float" office:value="6.215101725" calcext:value-type="float">
            <text:p>6.215101725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7.383808" calcext:value-type="float">
            <text:p>7.383808</text:p>
          </table:table-cell>
          <table:table-cell office:value-type="float" office:value="6.2556248" calcext:value-type="float">
            <text:p>6.2556248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7.449471" calcext:value-type="float">
            <text:p>7.449471</text:p>
          </table:table-cell>
          <table:table-cell office:value-type="float" office:value="6.19185825" calcext:value-type="float">
            <text:p>6.19185825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899807" calcext:value-type="float">
            <text:p>6.899807</text:p>
          </table:table-cell>
          <table:table-cell office:value-type="float" office:value="6.126450125" calcext:value-type="float">
            <text:p>6.126450125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5.977897" calcext:value-type="float">
            <text:p>5.977897</text:p>
          </table:table-cell>
          <table:table-cell office:value-type="float" office:value="6.0747836" calcext:value-type="float">
            <text:p>6.0747836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5.171451" calcext:value-type="float">
            <text:p>5.171451</text:p>
          </table:table-cell>
          <table:table-cell office:value-type="float" office:value="5.950300175" calcext:value-type="float">
            <text:p>5.950300175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5.208915" calcext:value-type="float">
            <text:p>5.208915</text:p>
          </table:table-cell>
          <table:table-cell office:value-type="float" office:value="6.02196945" calcext:value-type="float">
            <text:p>6.02196945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164856" calcext:value-type="float">
            <text:p>6.164856</text:p>
          </table:table-cell>
          <table:table-cell office:value-type="float" office:value="6.168692875" calcext:value-type="float">
            <text:p>6.168692875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7.179244" calcext:value-type="float">
            <text:p>7.179244</text:p>
          </table:table-cell>
          <table:table-cell office:value-type="float" office:value="6.29440965" calcext:value-type="float">
            <text:p>6.29440965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7.675759" calcext:value-type="float">
            <text:p>7.675759</text:p>
          </table:table-cell>
          <table:table-cell office:value-type="float" office:value="6.2945762" calcext:value-type="float">
            <text:p>6.2945762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7.530886" calcext:value-type="float">
            <text:p>7.530886</text:p>
          </table:table-cell>
          <table:table-cell office:value-type="float" office:value="6.282329875" calcext:value-type="float">
            <text:p>6.282329875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58062" calcext:value-type="float">
            <text:p>6.58062</text:p>
          </table:table-cell>
          <table:table-cell office:value-type="float" office:value="6.273705375" calcext:value-type="float">
            <text:p>6.273705375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.83402" calcext:value-type="float">
            <text:p>4.83402</text:p>
          </table:table-cell>
          <table:table-cell office:value-type="float" office:value="6.321258925" calcext:value-type="float">
            <text:p>6.321258925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.855577" calcext:value-type="float">
            <text:p>3.855577</text:p>
          </table:table-cell>
          <table:table-cell office:value-type="float" office:value="6.453116675" calcext:value-type="float">
            <text:p>6.453116675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5.811295" calcext:value-type="float">
            <text:p>5.811295</text:p>
          </table:table-cell>
          <table:table-cell office:value-type="float" office:value="6.44909955" calcext:value-type="float">
            <text:p>6.44909955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8.382176" calcext:value-type="float">
            <text:p>8.382176</text:p>
          </table:table-cell>
          <table:table-cell office:value-type="float" office:value="6.396189475" calcext:value-type="float">
            <text:p>6.396189475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9.643124" calcext:value-type="float">
            <text:p>9.643124</text:p>
          </table:table-cell>
          <table:table-cell office:value-type="float" office:value="6.279007375" calcext:value-type="float">
            <text:p>6.279007375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9.084171" calcext:value-type="float">
            <text:p>9.084171</text:p>
          </table:table-cell>
          <table:table-cell office:value-type="float" office:value="6.37050725" calcext:value-type="float">
            <text:p>6.37050725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7.118139" calcext:value-type="float">
            <text:p>7.118139</text:p>
          </table:table-cell>
          <table:table-cell office:value-type="float" office:value="6.573769725" calcext:value-type="float">
            <text:p>6.573769725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.551768" calcext:value-type="float">
            <text:p>4.551768</text:p>
          </table:table-cell>
          <table:table-cell office:value-type="float" office:value="6.781322975" calcext:value-type="float">
            <text:p>6.781322975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.183322" calcext:value-type="float">
            <text:p>2.183322</text:p>
          </table:table-cell>
          <table:table-cell office:value-type="float" office:value="6.7822094" calcext:value-type="float">
            <text:p>6.7822094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.877917" calcext:value-type="float">
            <text:p>2.877917</text:p>
          </table:table-cell>
          <table:table-cell office:value-type="float" office:value="6.842306975" calcext:value-type="float">
            <text:p>6.842306975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.703488" calcext:value-type="float">
            <text:p>5.703488</text:p>
          </table:table-cell>
          <table:table-cell office:value-type="float" office:value="6.885039675" calcext:value-type="float">
            <text:p>6.885039675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7.883957" calcext:value-type="float">
            <text:p>7.883957</text:p>
          </table:table-cell>
          <table:table-cell office:value-type="float" office:value="6.8571331" calcext:value-type="float">
            <text:p>6.8571331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8.55642" calcext:value-type="float">
            <text:p>8.55642</text:p>
          </table:table-cell>
          <table:table-cell office:value-type="float" office:value="6.760138175" calcext:value-type="float">
            <text:p>6.760138175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7.800643" calcext:value-type="float">
            <text:p>7.800643</text:p>
          </table:table-cell>
          <table:table-cell office:value-type="float" office:value="6.9317433" calcext:value-type="float">
            <text:p>6.9317433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501776" calcext:value-type="float">
            <text:p>6.501776</text:p>
          </table:table-cell>
          <table:table-cell office:value-type="float" office:value="7.213969625" calcext:value-type="float">
            <text:p>7.213969625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5.182091" calcext:value-type="float">
            <text:p>5.182091</text:p>
          </table:table-cell>
          <table:table-cell office:value-type="float" office:value="7.61719515" calcext:value-type="float">
            <text:p>7.61719515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.136855" calcext:value-type="float">
            <text:p>1.136855</text:p>
          </table:table-cell>
          <table:table-cell office:value-type="float" office:value="9.370023175" calcext:value-type="float">
            <text:p>9.370023175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.136855" calcext:value-type="float">
            <text:p>1.136855</text:p>
          </table:table-cell>
          <table:table-cell office:value-type="float" office:value="9.7564474" calcext:value-type="float">
            <text:p>9.7564474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.136855" calcext:value-type="float">
            <text:p>1.136855</text:p>
          </table:table-cell>
          <table:table-cell office:value-type="float" office:value="10.2076234" calcext:value-type="float">
            <text:p>10.2076234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.592095" calcext:value-type="float">
            <text:p>3.592095</text:p>
          </table:table-cell>
          <table:table-cell office:value-type="float" office:value="10.519795825" calcext:value-type="float">
            <text:p>10.519795825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9.767702" calcext:value-type="float">
            <text:p>9.767702</text:p>
          </table:table-cell>
          <table:table-cell office:value-type="float" office:value="10.77058725" calcext:value-type="float">
            <text:p>10.77058725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2.015988" calcext:value-type="float">
            <text:p>12.015988</text:p>
          </table:table-cell>
          <table:table-cell office:value-type="float" office:value="10.8669885" calcext:value-type="float">
            <text:p>10.8669885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1.731892" calcext:value-type="float">
            <text:p>11.731892</text:p>
          </table:table-cell>
          <table:table-cell office:value-type="float" office:value="10.6464118" calcext:value-type="float">
            <text:p>10.6464118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9.305412" calcext:value-type="float">
            <text:p>9.305412</text:p>
          </table:table-cell>
          <table:table-cell office:value-type="float" office:value="10.485491075" calcext:value-type="float">
            <text:p>10.485491075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.076083" calcext:value-type="float">
            <text:p>5.076083</text:p>
          </table:table-cell>
          <table:table-cell office:value-type="float" office:value="10.38523235" calcext:value-type="float">
            <text:p>10.38523235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548654" calcext:value-type="float">
            <text:p>0.548654</text:p>
          </table:table-cell>
          <table:table-cell office:value-type="float" office:value="10.39070685" calcext:value-type="float">
            <text:p>10.39070685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.019995" calcext:value-type="float">
            <text:p>5.019995</text:p>
          </table:table-cell>
          <table:table-cell office:value-type="float" office:value="10.558876775" calcext:value-type="float">
            <text:p>10.558876775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8.154469" calcext:value-type="float">
            <text:p>8.154469</text:p>
          </table:table-cell>
          <table:table-cell office:value-type="float" office:value="10.695641725" calcext:value-type="float">
            <text:p>10.695641725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8.409539" calcext:value-type="float">
            <text:p>8.409539</text:p>
          </table:table-cell>
          <table:table-cell office:value-type="float" office:value="10.76150955" calcext:value-type="float">
            <text:p>10.76150955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.833146" calcext:value-type="float">
            <text:p>4.833146</text:p>
          </table:table-cell>
          <table:table-cell office:value-type="float" office:value="10.764308425" calcext:value-type="float">
            <text:p>10.764308425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.833146" calcext:value-type="float">
            <text:p>4.833146</text:p>
          </table:table-cell>
          <table:table-cell office:value-type="float" office:value="10.74998325" calcext:value-type="float">
            <text:p>10.74998325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.833146" calcext:value-type="float">
            <text:p>4.833146</text:p>
          </table:table-cell>
          <table:table-cell office:value-type="float" office:value="10.735658075" calcext:value-type="float">
            <text:p>10.735658075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99856" calcext:value-type="float">
            <text:p>0.99856</text:p>
          </table:table-cell>
          <table:table-cell office:value-type="float" office:value="10.7200402" calcext:value-type="float">
            <text:p>10.7200402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8.038222" calcext:value-type="float">
            <text:p>8.038222</text:p>
          </table:table-cell>
          <table:table-cell office:value-type="float" office:value="10.86337875" calcext:value-type="float">
            <text:p>10.86337875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1.077852" calcext:value-type="float">
            <text:p>11.077852</text:p>
          </table:table-cell>
          <table:table-cell office:value-type="float" office:value="10.86699335" calcext:value-type="float">
            <text:p>10.86699335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1.193527" calcext:value-type="float">
            <text:p>11.193527</text:p>
          </table:table-cell>
          <table:table-cell office:value-type="float" office:value="10.814567025" calcext:value-type="float">
            <text:p>10.814567025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.185906" calcext:value-type="float">
            <text:p>7.185906</text:p>
          </table:table-cell>
          <table:table-cell office:value-type="float" office:value="10.7558841" calcext:value-type="float">
            <text:p>10.7558841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.185906" calcext:value-type="float">
            <text:p>7.185906</text:p>
          </table:table-cell>
          <table:table-cell office:value-type="float" office:value="10.76822655" calcext:value-type="float">
            <text:p>10.76822655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.185906" calcext:value-type="float">
            <text:p>7.185906</text:p>
          </table:table-cell>
          <table:table-cell office:value-type="float" office:value="10.734696775" calcext:value-type="float">
            <text:p>10.734696775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8.482762" calcext:value-type="float">
            <text:p>8.482762</text:p>
          </table:table-cell>
          <table:table-cell office:value-type="float" office:value="10.641021975" calcext:value-type="float">
            <text:p>10.641021975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0.10833" calcext:value-type="float">
            <text:p>10.10833</text:p>
          </table:table-cell>
          <table:table-cell office:value-type="float" office:value="10.514925775" calcext:value-type="float">
            <text:p>10.514925775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.694892" calcext:value-type="float">
            <text:p>3.694892</text:p>
          </table:table-cell>
          <table:table-cell office:value-type="float" office:value="10.348190375" calcext:value-type="float">
            <text:p>10.348190375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.694892" calcext:value-type="float">
            <text:p>3.694892</text:p>
          </table:table-cell>
          <table:table-cell office:value-type="float" office:value="10.351076975" calcext:value-type="float">
            <text:p>10.351076975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.694892" calcext:value-type="float">
            <text:p>3.694892</text:p>
          </table:table-cell>
          <table:table-cell office:value-type="float" office:value="10.406585425" calcext:value-type="float">
            <text:p>10.406585425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3.303119" calcext:value-type="float">
            <text:p>13.303119</text:p>
          </table:table-cell>
          <table:table-cell office:value-type="float" office:value="10.494969575" calcext:value-type="float">
            <text:p>10.494969575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7.21467" calcext:value-type="float">
            <text:p>17.21467</text:p>
          </table:table-cell>
          <table:table-cell office:value-type="float" office:value="10.3495374" calcext:value-type="float">
            <text:p>10.3495374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5.420269" calcext:value-type="float">
            <text:p>15.420269</text:p>
          </table:table-cell>
          <table:table-cell office:value-type="float" office:value="10.0889635" calcext:value-type="float">
            <text:p>10.0889635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.587225" calcext:value-type="float">
            <text:p>4.587225</text:p>
          </table:table-cell>
          <table:table-cell office:value-type="float" office:value="9.869187975" calcext:value-type="float">
            <text:p>9.869187975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.587225" calcext:value-type="float">
            <text:p>4.587225</text:p>
          </table:table-cell>
          <table:table-cell office:value-type="float" office:value="9.955746" calcext:value-type="float">
            <text:p>9.955746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.587225" calcext:value-type="float">
            <text:p>4.587225</text:p>
          </table:table-cell>
          <table:table-cell office:value-type="float" office:value="10.0749896" calcext:value-type="float">
            <text:p>10.0749896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.587225" calcext:value-type="float">
            <text:p>4.587225</text:p>
          </table:table-cell>
          <table:table-cell office:value-type="float" office:value="10.18185435" calcext:value-type="float">
            <text:p>10.18185435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.00416" calcext:value-type="float">
            <text:p>4.00416</text:p>
          </table:table-cell>
          <table:table-cell office:value-type="float" office:value="10.22328555" calcext:value-type="float">
            <text:p>10.22328555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5.420625" calcext:value-type="float">
            <text:p>15.420625</text:p>
          </table:table-cell>
          <table:table-cell office:value-type="float" office:value="10.178276125" calcext:value-type="float">
            <text:p>10.178276125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9.089696" calcext:value-type="float">
            <text:p>19.089696</text:p>
          </table:table-cell>
          <table:table-cell office:value-type="float" office:value="9.83712055" calcext:value-type="float">
            <text:p>9.83712055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2.630797" calcext:value-type="float">
            <text:p>22.630797</text:p>
          </table:table-cell>
          <table:table-cell office:value-type="float" office:value="9.4940809" calcext:value-type="float">
            <text:p>9.4940809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5.295212" calcext:value-type="float">
            <text:p>75.295212</text:p>
          </table:table-cell>
          <table:table-cell office:value-type="float" office:value="9.117813375" calcext:value-type="float">
            <text:p>9.117813375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6.593824" calcext:value-type="float">
            <text:p>16.593824</text:p>
          </table:table-cell>
          <table:table-cell office:value-type="float" office:value="7.4388202" calcext:value-type="float">
            <text:p>7.4388202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9.183895" calcext:value-type="float">
            <text:p>19.183895</text:p>
          </table:table-cell>
          <table:table-cell office:value-type="float" office:value="7.20197895" calcext:value-type="float">
            <text:p>7.20197895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3.623752" calcext:value-type="float">
            <text:p>13.623752</text:p>
          </table:table-cell>
          <table:table-cell office:value-type="float" office:value="6.8569482" calcext:value-type="float">
            <text:p>6.8569482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3.623752" calcext:value-type="float">
            <text:p>13.623752</text:p>
          </table:table-cell>
          <table:table-cell office:value-type="float" office:value="6.63536355" calcext:value-type="float">
            <text:p>6.63536355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3.623752" calcext:value-type="float">
            <text:p>13.623752</text:p>
          </table:table-cell>
          <table:table-cell office:value-type="float" office:value="6.4431254" calcext:value-type="float">
            <text:p>6.4431254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.19292" calcext:value-type="float">
            <text:p>3.19292</text:p>
          </table:table-cell>
          <table:table-cell office:value-type="float" office:value="6.284411275" calcext:value-type="float">
            <text:p>6.284411275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5.295063" calcext:value-type="float">
            <text:p>5.295063</text:p>
          </table:table-cell>
          <table:table-cell office:value-type="float" office:value="6.401692225" calcext:value-type="float">
            <text:p>6.401692225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5.295063" calcext:value-type="float">
            <text:p>5.295063</text:p>
          </table:table-cell>
          <table:table-cell office:value-type="float" office:value="6.458567975" calcext:value-type="float">
            <text:p>6.458567975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5.295063" calcext:value-type="float">
            <text:p>5.295063</text:p>
          </table:table-cell>
          <table:table-cell office:value-type="float" office:value="6.4853224" calcext:value-type="float">
            <text:p>6.4853224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7.275451" calcext:value-type="float">
            <text:p>7.275451</text:p>
          </table:table-cell>
          <table:table-cell office:value-type="float" office:value="6.472295925" calcext:value-type="float">
            <text:p>6.472295925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0.490593" calcext:value-type="float">
            <text:p>10.490593</text:p>
          </table:table-cell>
          <table:table-cell office:value-type="float" office:value="6.39381965" calcext:value-type="float">
            <text:p>6.39381965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0.789182" calcext:value-type="float">
            <text:p>10.789182</text:p>
          </table:table-cell>
          <table:table-cell office:value-type="float" office:value="6.2615945" calcext:value-type="float">
            <text:p>6.2615945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.521494" calcext:value-type="float">
            <text:p>8.521494</text:p>
          </table:table-cell>
          <table:table-cell office:value-type="float" office:value="6.162425425" calcext:value-type="float">
            <text:p>6.162425425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.260139" calcext:value-type="float">
            <text:p>4.260139</text:p>
          </table:table-cell>
          <table:table-cell office:value-type="float" office:value="6.153175125" calcext:value-type="float">
            <text:p>6.153175125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.260139" calcext:value-type="float">
            <text:p>4.260139</text:p>
          </table:table-cell>
          <table:table-cell office:value-type="float" office:value="6.265953775" calcext:value-type="float">
            <text:p>6.265953775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.208431" calcext:value-type="float">
            <text:p>4.208431</text:p>
          </table:table-cell>
          <table:table-cell office:value-type="float" office:value="6.3695031" calcext:value-type="float">
            <text:p>6.3695031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732102" calcext:value-type="float">
            <text:p>6.732102</text:p>
          </table:table-cell>
          <table:table-cell office:value-type="float" office:value="6.4409608" calcext:value-type="float">
            <text:p>6.4409608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.182806" calcext:value-type="float">
            <text:p>8.182806</text:p>
          </table:table-cell>
          <table:table-cell office:value-type="float" office:value="6.406122225" calcext:value-type="float">
            <text:p>6.406122225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8.980799" calcext:value-type="float">
            <text:p>8.980799</text:p>
          </table:table-cell>
          <table:table-cell office:value-type="float" office:value="6.3153954" calcext:value-type="float">
            <text:p>6.3153954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.84621" calcext:value-type="float">
            <text:p>8.84621</text:p>
          </table:table-cell>
          <table:table-cell office:value-type="float" office:value="6.222785825" calcext:value-type="float">
            <text:p>6.222785825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7.679604" calcext:value-type="float">
            <text:p>7.679604</text:p>
          </table:table-cell>
          <table:table-cell office:value-type="float" office:value="6.15147535" calcext:value-type="float">
            <text:p>6.15147535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5.844715" calcext:value-type="float">
            <text:p>5.844715</text:p>
          </table:table-cell>
          <table:table-cell office:value-type="float" office:value="6.109171525" calcext:value-type="float">
            <text:p>6.109171525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3.438914" calcext:value-type="float">
            <text:p>3.438914</text:p>
          </table:table-cell>
          <table:table-cell office:value-type="float" office:value="6.1150873" calcext:value-type="float">
            <text:p>6.1150873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.438914" calcext:value-type="float">
            <text:p>3.438914</text:p>
          </table:table-cell>
          <table:table-cell office:value-type="float" office:value="6.203805625" calcext:value-type="float">
            <text:p>6.203805625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3.438914" calcext:value-type="float">
            <text:p>3.438914</text:p>
          </table:table-cell>
          <table:table-cell office:value-type="float" office:value="6.312485275" calcext:value-type="float">
            <text:p>6.312485275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.810356" calcext:value-type="float">
            <text:p>3.810356</text:p>
          </table:table-cell>
          <table:table-cell office:value-type="float" office:value="6.412758" calcext:value-type="float">
            <text:p>6.412758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5.91523" calcext:value-type="float">
            <text:p>5.91523</text:p>
          </table:table-cell>
          <table:table-cell office:value-type="float" office:value="6.469554775" calcext:value-type="float">
            <text:p>6.469554775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7.230258" calcext:value-type="float">
            <text:p>7.230258</text:p>
          </table:table-cell>
          <table:table-cell office:value-type="float" office:value="6.453446675" calcext:value-type="float">
            <text:p>6.453446675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.485832" calcext:value-type="float">
            <text:p>7.485832</text:p>
          </table:table-cell>
          <table:table-cell office:value-type="float" office:value="6.434813275" calcext:value-type="float">
            <text:p>6.434813275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791714" calcext:value-type="float">
            <text:p>6.791714</text:p>
          </table:table-cell>
          <table:table-cell office:value-type="float" office:value="6.450785325" calcext:value-type="float">
            <text:p>6.450785325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629248" calcext:value-type="float">
            <text:p>6.629248</text:p>
          </table:table-cell>
          <table:table-cell office:value-type="float" office:value="6.49554775" calcext:value-type="float">
            <text:p>6.49554775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8.049546" calcext:value-type="float">
            <text:p>8.049546</text:p>
          </table:table-cell>
          <table:table-cell office:value-type="float" office:value="6.52383115" calcext:value-type="float">
            <text:p>6.52383115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9.356969" calcext:value-type="float">
            <text:p>9.356969</text:p>
          </table:table-cell>
          <table:table-cell office:value-type="float" office:value="6.4910503" calcext:value-type="float">
            <text:p>6.4910503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8.861815" calcext:value-type="float">
            <text:p>8.861815</text:p>
          </table:table-cell>
          <table:table-cell office:value-type="float" office:value="6.419975925" calcext:value-type="float">
            <text:p>6.419975925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244473" calcext:value-type="float">
            <text:p>6.244473</text:p>
          </table:table-cell>
          <table:table-cell office:value-type="float" office:value="6.361147" calcext:value-type="float">
            <text:p>6.361147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.203783" calcext:value-type="float">
            <text:p>2.203783</text:p>
          </table:table-cell>
          <table:table-cell office:value-type="float" office:value="6.349644875" calcext:value-type="float">
            <text:p>6.349644875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.774402" calcext:value-type="float">
            <text:p>1.774402</text:p>
          </table:table-cell>
          <table:table-cell office:value-type="float" office:value="6.41082455" calcext:value-type="float">
            <text:p>6.41082455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5.36811" calcext:value-type="float">
            <text:p>5.36811</text:p>
          </table:table-cell>
          <table:table-cell office:value-type="float" office:value="6.48619765" calcext:value-type="float">
            <text:p>6.48619765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.580096" calcext:value-type="float">
            <text:p>7.580096</text:p>
          </table:table-cell>
          <table:table-cell office:value-type="float" office:value="6.509823775" calcext:value-type="float">
            <text:p>6.509823775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8.135485" calcext:value-type="float">
            <text:p>8.135485</text:p>
          </table:table-cell>
          <table:table-cell office:value-type="float" office:value="6.506098925" calcext:value-type="float">
            <text:p>6.506098925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.120174" calcext:value-type="float">
            <text:p>7.120174</text:p>
          </table:table-cell>
          <table:table-cell office:value-type="float" office:value="6.4887663" calcext:value-type="float">
            <text:p>6.4887663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5.382665" calcext:value-type="float">
            <text:p>5.382665</text:p>
          </table:table-cell>
          <table:table-cell office:value-type="float" office:value="6.483067" calcext:value-type="float">
            <text:p>6.483067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.760366" calcext:value-type="float">
            <text:p>4.760366</text:p>
          </table:table-cell>
          <table:table-cell office:value-type="float" office:value="6.514597375" calcext:value-type="float">
            <text:p>6.514597375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5.934226" calcext:value-type="float">
            <text:p>5.934226</text:p>
          </table:table-cell>
          <table:table-cell office:value-type="float" office:value="6.564224575" calcext:value-type="float">
            <text:p>6.564224575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7.275187" calcext:value-type="float">
            <text:p>7.275187</text:p>
          </table:table-cell>
          <table:table-cell office:value-type="float" office:value="6.5867561" calcext:value-type="float">
            <text:p>6.5867561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7.884158" calcext:value-type="float">
            <text:p>7.884158</text:p>
          </table:table-cell>
          <table:table-cell office:value-type="float" office:value="6.5798202" calcext:value-type="float">
            <text:p>6.5798202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7.570093" calcext:value-type="float">
            <text:p>7.570093</text:p>
          </table:table-cell>
          <table:table-cell office:value-type="float" office:value="6.567095825" calcext:value-type="float">
            <text:p>6.567095825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36524" calcext:value-type="float">
            <text:p>6.36524</text:p>
          </table:table-cell>
          <table:table-cell office:value-type="float" office:value="6.5690439" calcext:value-type="float">
            <text:p>6.5690439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.774004" calcext:value-type="float">
            <text:p>4.774004</text:p>
          </table:table-cell>
          <table:table-cell office:value-type="float" office:value="6.5954825" calcext:value-type="float">
            <text:p>6.5954825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.1364" calcext:value-type="float">
            <text:p>4.1364</text:p>
          </table:table-cell>
          <table:table-cell office:value-type="float" office:value="6.644473775" calcext:value-type="float">
            <text:p>6.644473775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5.201587" calcext:value-type="float">
            <text:p>5.201587</text:p>
          </table:table-cell>
          <table:table-cell office:value-type="float" office:value="6.69200305" calcext:value-type="float">
            <text:p>6.69200305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822419" calcext:value-type="float">
            <text:p>6.822419</text:p>
          </table:table-cell>
          <table:table-cell office:value-type="float" office:value="6.708438975" calcext:value-type="float">
            <text:p>6.708438975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8.151482" calcext:value-type="float">
            <text:p>8.151482</text:p>
          </table:table-cell>
          <table:table-cell office:value-type="float" office:value="6.695390925" calcext:value-type="float">
            <text:p>6.695390925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8.771285" calcext:value-type="float">
            <text:p>8.771285</text:p>
          </table:table-cell>
          <table:table-cell office:value-type="float" office:value="6.6678535" calcext:value-type="float">
            <text:p>6.6678535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8.402112" calcext:value-type="float">
            <text:p>8.402112</text:p>
          </table:table-cell>
          <table:table-cell office:value-type="float" office:value="6.6414905" calcext:value-type="float">
            <text:p>6.6414905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.066739" calcext:value-type="float">
            <text:p>7.066739</text:p>
          </table:table-cell>
          <table:table-cell office:value-type="float" office:value="6.62718685" calcext:value-type="float">
            <text:p>6.62718685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5.338559" calcext:value-type="float">
            <text:p>5.338559</text:p>
          </table:table-cell>
          <table:table-cell office:value-type="float" office:value="6.626852775" calcext:value-type="float">
            <text:p>6.626852775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.553733" calcext:value-type="float">
            <text:p>4.553733</text:p>
          </table:table-cell>
          <table:table-cell office:value-type="float" office:value="6.6372019" calcext:value-type="float">
            <text:p>6.6372019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5.276416" calcext:value-type="float">
            <text:p>5.276416</text:p>
          </table:table-cell>
          <table:table-cell office:value-type="float" office:value="6.65321145" calcext:value-type="float">
            <text:p>6.65321145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5.993791" calcext:value-type="float">
            <text:p>5.993791</text:p>
          </table:table-cell>
          <table:table-cell office:value-type="float" office:value="6.6697464" calcext:value-type="float">
            <text:p>6.6697464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5.987451" calcext:value-type="float">
            <text:p>5.987451</text:p>
          </table:table-cell>
          <table:table-cell office:value-type="float" office:value="6.690522325" calcext:value-type="float">
            <text:p>6.690522325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081346" calcext:value-type="float">
            <text:p>6.081346</text:p>
          </table:table-cell>
          <table:table-cell office:value-type="float" office:value="6.71921645" calcext:value-type="float">
            <text:p>6.71921645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987647" calcext:value-type="float">
            <text:p>6.987647</text:p>
          </table:table-cell>
          <table:table-cell office:value-type="float" office:value="6.744091475" calcext:value-type="float">
            <text:p>6.744091475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7.7861" calcext:value-type="float">
            <text:p>7.7861</text:p>
          </table:table-cell>
          <table:table-cell office:value-type="float" office:value="6.74540465" calcext:value-type="float">
            <text:p>6.74540465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.449823" calcext:value-type="float">
            <text:p>7.449823</text:p>
          </table:table-cell>
          <table:table-cell office:value-type="float" office:value="6.727119975" calcext:value-type="float">
            <text:p>6.727119975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082227" calcext:value-type="float">
            <text:p>6.082227</text:p>
          </table:table-cell>
          <table:table-cell office:value-type="float" office:value="6.716642625" calcext:value-type="float">
            <text:p>6.716642625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5.270906" calcext:value-type="float">
            <text:p>5.270906</text:p>
          </table:table-cell>
          <table:table-cell office:value-type="float" office:value="6.739597225" calcext:value-type="float">
            <text:p>6.739597225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484922" calcext:value-type="float">
            <text:p>6.484922</text:p>
          </table:table-cell>
          <table:table-cell office:value-type="float" office:value="6.78152765" calcext:value-type="float">
            <text:p>6.78152765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8.124714" calcext:value-type="float">
            <text:p>8.124714</text:p>
          </table:table-cell>
          <table:table-cell office:value-type="float" office:value="6.791054825" calcext:value-type="float">
            <text:p>6.791054825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8.582211" calcext:value-type="float">
            <text:p>8.582211</text:p>
          </table:table-cell>
          <table:table-cell office:value-type="float" office:value="6.7578938" calcext:value-type="float">
            <text:p>6.7578938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.760584" calcext:value-type="float">
            <text:p>7.760584</text:p>
          </table:table-cell>
          <table:table-cell office:value-type="float" office:value="6.710775375" calcext:value-type="float">
            <text:p>6.710775375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738312" calcext:value-type="float">
            <text:p>6.738312</text:p>
          </table:table-cell>
          <table:table-cell office:value-type="float" office:value="6.683717225" calcext:value-type="float">
            <text:p>6.683717225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513994" calcext:value-type="float">
            <text:p>6.513994</text:p>
          </table:table-cell>
          <table:table-cell office:value-type="float" office:value="6.689126" calcext:value-type="float">
            <text:p>6.689126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508658" calcext:value-type="float">
            <text:p>6.508658</text:p>
          </table:table-cell>
          <table:table-cell office:value-type="float" office:value="6.706999675" calcext:value-type="float">
            <text:p>6.706999675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5.784388" calcext:value-type="float">
            <text:p>5.784388</text:p>
          </table:table-cell>
          <table:table-cell office:value-type="float" office:value="6.7233783" calcext:value-type="float">
            <text:p>6.7233783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.65097" calcext:value-type="float">
            <text:p>4.65097</text:p>
          </table:table-cell>
          <table:table-cell office:value-type="float" office:value="6.756630675" calcext:value-type="float">
            <text:p>6.756630675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.789326" calcext:value-type="float">
            <text:p>4.789326</text:p>
          </table:table-cell>
          <table:table-cell office:value-type="float" office:value="6.825571375" calcext:value-type="float">
            <text:p>6.825571375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313155" calcext:value-type="float">
            <text:p>6.313155</text:p>
          </table:table-cell>
          <table:table-cell office:value-type="float" office:value="6.8934386" calcext:value-type="float">
            <text:p>6.8934386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7.431102" calcext:value-type="float">
            <text:p>7.431102</text:p>
          </table:table-cell>
          <table:table-cell office:value-type="float" office:value="6.9078676" calcext:value-type="float">
            <text:p>6.9078676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7.44218" calcext:value-type="float">
            <text:p>7.44218</text:p>
          </table:table-cell>
          <table:table-cell office:value-type="float" office:value="6.872986075" calcext:value-type="float">
            <text:p>6.872986075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892202" calcext:value-type="float">
            <text:p>6.892202</text:p>
          </table:table-cell>
          <table:table-cell office:value-type="float" office:value="6.8376173" calcext:value-type="float">
            <text:p>6.8376173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64388" calcext:value-type="float">
            <text:p>6.64388</text:p>
          </table:table-cell>
          <table:table-cell office:value-type="float" office:value="6.83564875" calcext:value-type="float">
            <text:p>6.83564875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745454" calcext:value-type="float">
            <text:p>6.745454</text:p>
          </table:table-cell>
          <table:table-cell office:value-type="float" office:value="6.8506399" calcext:value-type="float">
            <text:p>6.8506399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835487" calcext:value-type="float">
            <text:p>6.835487</text:p>
          </table:table-cell>
          <table:table-cell office:value-type="float" office:value="6.851914725" calcext:value-type="float">
            <text:p>6.851914725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997751" calcext:value-type="float">
            <text:p>6.997751</text:p>
          </table:table-cell>
          <table:table-cell office:value-type="float" office:value="6.8339907" calcext:value-type="float">
            <text:p>6.8339907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7.375183" calcext:value-type="float">
            <text:p>7.375183</text:p>
          </table:table-cell>
          <table:table-cell office:value-type="float" office:value="6.81691655" calcext:value-type="float">
            <text:p>6.81691655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7.648016" calcext:value-type="float">
            <text:p>7.648016</text:p>
          </table:table-cell>
          <table:table-cell office:value-type="float" office:value="6.80935825" calcext:value-type="float">
            <text:p>6.80935825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7.422784" calcext:value-type="float">
            <text:p>7.422784</text:p>
          </table:table-cell>
          <table:table-cell office:value-type="float" office:value="6.7984336" calcext:value-type="float">
            <text:p>6.7984336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733655" calcext:value-type="float">
            <text:p>6.733655</text:p>
          </table:table-cell>
          <table:table-cell office:value-type="float" office:value="6.77425125" calcext:value-type="float">
            <text:p>6.77425125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037571" calcext:value-type="float">
            <text:p>6.037571</text:p>
          </table:table-cell>
          <table:table-cell office:value-type="float" office:value="6.75208775" calcext:value-type="float">
            <text:p>6.75208775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5.859024" calcext:value-type="float">
            <text:p>5.859024</text:p>
          </table:table-cell>
          <table:table-cell office:value-type="float" office:value="6.76333975" calcext:value-type="float">
            <text:p>6.76333975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300497" calcext:value-type="float">
            <text:p>6.300497</text:p>
          </table:table-cell>
          <table:table-cell office:value-type="float" office:value="6.803828775" calcext:value-type="float">
            <text:p>6.803828775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7.049985" calcext:value-type="float">
            <text:p>7.049985</text:p>
          </table:table-cell>
          <table:table-cell office:value-type="float" office:value="6.836618025" calcext:value-type="float">
            <text:p>6.836618025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7.716765" calcext:value-type="float">
            <text:p>7.716765</text:p>
          </table:table-cell>
          <table:table-cell office:value-type="float" office:value="6.8346622" calcext:value-type="float">
            <text:p>6.8346622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7.829966" calcext:value-type="float">
            <text:p>7.829966</text:p>
          </table:table-cell>
          <table:table-cell office:value-type="float" office:value="6.8097097" calcext:value-type="float">
            <text:p>6.8097097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7.053376" calcext:value-type="float">
            <text:p>7.053376</text:p>
          </table:table-cell>
          <table:table-cell office:value-type="float" office:value="6.797407525" calcext:value-type="float">
            <text:p>6.797407525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5.752524" calcext:value-type="float">
            <text:p>5.752524</text:p>
          </table:table-cell>
          <table:table-cell office:value-type="float" office:value="6.813107625" calcext:value-type="float">
            <text:p>6.813107625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5.194115" calcext:value-type="float">
            <text:p>5.194115</text:p>
          </table:table-cell>
          <table:table-cell office:value-type="float" office:value="6.8404379" calcext:value-type="float">
            <text:p>6.8404379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5.937814" calcext:value-type="float">
            <text:p>5.937814</text:p>
          </table:table-cell>
          <table:table-cell office:value-type="float" office:value="6.84571135" calcext:value-type="float">
            <text:p>6.84571135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824828" calcext:value-type="float">
            <text:p>6.824828</text:p>
          </table:table-cell>
          <table:table-cell office:value-type="float" office:value="6.833009225" calcext:value-type="float">
            <text:p>6.833009225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7.135216" calcext:value-type="float">
            <text:p>7.135216</text:p>
          </table:table-cell>
          <table:table-cell office:value-type="float" office:value="6.837585575" calcext:value-type="float">
            <text:p>6.837585575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7.076347" calcext:value-type="float">
            <text:p>7.076347</text:p>
          </table:table-cell>
          <table:table-cell office:value-type="float" office:value="6.859907775" calcext:value-type="float">
            <text:p>6.859907775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7.040174" calcext:value-type="float">
            <text:p>7.040174</text:p>
          </table:table-cell>
          <table:table-cell office:value-type="float" office:value="6.875013425" calcext:value-type="float">
            <text:p>6.875013425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7.054713" calcext:value-type="float">
            <text:p>7.054713</text:p>
          </table:table-cell>
          <table:table-cell office:value-type="float" office:value="6.864703975" calcext:value-type="float">
            <text:p>6.864703975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7.030729" calcext:value-type="float">
            <text:p>7.030729</text:p>
          </table:table-cell>
          <table:table-cell office:value-type="float" office:value="6.84989675" calcext:value-type="float">
            <text:p>6.84989675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7.000411" calcext:value-type="float">
            <text:p>7.000411</text:p>
          </table:table-cell>
          <table:table-cell office:value-type="float" office:value="6.85915445" calcext:value-type="float">
            <text:p>6.85915445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948123" calcext:value-type="float">
            <text:p>6.948123</text:p>
          </table:table-cell>
          <table:table-cell office:value-type="float" office:value="6.876603175" calcext:value-type="float">
            <text:p>6.876603175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866009" calcext:value-type="float">
            <text:p>6.866009</text:p>
          </table:table-cell>
          <table:table-cell office:value-type="float" office:value="6.861790325" calcext:value-type="float">
            <text:p>6.861790325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798273" calcext:value-type="float">
            <text:p>6.798273</text:p>
          </table:table-cell>
          <table:table-cell office:value-type="float" office:value="6.797577675" calcext:value-type="float">
            <text:p>6.797577675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697474" calcext:value-type="float">
            <text:p>6.697474</text:p>
          </table:table-cell>
          <table:table-cell office:value-type="float" office:value="6.7416904" calcext:value-type="float">
            <text:p>6.7416904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678258" calcext:value-type="float">
            <text:p>6.678258</text:p>
          </table:table-cell>
          <table:table-cell office:value-type="float" office:value="6.739334175" calcext:value-type="float">
            <text:p>6.739334175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954663" calcext:value-type="float">
            <text:p>6.954663</text:p>
          </table:table-cell>
          <table:table-cell office:value-type="float" office:value="6.768437975" calcext:value-type="float">
            <text:p>6.768437975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7.228941" calcext:value-type="float">
            <text:p>7.228941</text:p>
          </table:table-cell>
          <table:table-cell office:value-type="float" office:value="6.788561725" calcext:value-type="float">
            <text:p>6.788561725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7.163803" calcext:value-type="float">
            <text:p>7.163803</text:p>
          </table:table-cell>
          <table:table-cell office:value-type="float" office:value="6.777844625" calcext:value-type="float">
            <text:p>6.777844625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7.114483" calcext:value-type="float">
            <text:p>7.114483</text:p>
          </table:table-cell>
          <table:table-cell office:value-type="float" office:value="6.748964525" calcext:value-type="float">
            <text:p>6.748964525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7.408598" calcext:value-type="float">
            <text:p>7.408598</text:p>
          </table:table-cell>
          <table:table-cell office:value-type="float" office:value="6.7300844" calcext:value-type="float">
            <text:p>6.7300844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7.504015" calcext:value-type="float">
            <text:p>7.504015</text:p>
          </table:table-cell>
          <table:table-cell office:value-type="float" office:value="6.72685565" calcext:value-type="float">
            <text:p>6.72685565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890315" calcext:value-type="float">
            <text:p>6.890315</text:p>
          </table:table-cell>
          <table:table-cell office:value-type="float" office:value="6.729859425" calcext:value-type="float">
            <text:p>6.729859425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035841" calcext:value-type="float">
            <text:p>6.035841</text:p>
          </table:table-cell>
          <table:table-cell office:value-type="float" office:value="6.736885225" calcext:value-type="float">
            <text:p>6.736885225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027429" calcext:value-type="float">
            <text:p>6.027429</text:p>
          </table:table-cell>
          <table:table-cell office:value-type="float" office:value="6.7500921" calcext:value-type="float">
            <text:p>6.7500921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81346" calcext:value-type="float">
            <text:p>6.81346</text:p>
          </table:table-cell>
          <table:table-cell office:value-type="float" office:value="6.7593435" calcext:value-type="float">
            <text:p>6.7593435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7.243526" calcext:value-type="float">
            <text:p>7.243526</text:p>
          </table:table-cell>
          <table:table-cell office:value-type="float" office:value="6.756191525" calcext:value-type="float">
            <text:p>6.756191525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796447" calcext:value-type="float">
            <text:p>6.796447</text:p>
          </table:table-cell>
          <table:table-cell office:value-type="float" office:value="6.757178975" calcext:value-type="float">
            <text:p>6.757178975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118526" calcext:value-type="float">
            <text:p>6.118526</text:p>
          </table:table-cell>
          <table:table-cell office:value-type="float" office:value="6.7788764" calcext:value-type="float">
            <text:p>6.7788764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314785" calcext:value-type="float">
            <text:p>6.314785</text:p>
          </table:table-cell>
          <table:table-cell office:value-type="float" office:value="6.800079275" calcext:value-type="float">
            <text:p>6.800079275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7.072851" calcext:value-type="float">
            <text:p>7.072851</text:p>
          </table:table-cell>
          <table:table-cell office:value-type="float" office:value="6.765006425" calcext:value-type="float">
            <text:p>6.765006425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7.21103" calcext:value-type="float">
            <text:p>7.21103</text:p>
          </table:table-cell>
          <table:table-cell office:value-type="float" office:value="6.66435515" calcext:value-type="float">
            <text:p>6.66435515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45549" calcext:value-type="float">
            <text:p>6.45549</text:p>
          </table:table-cell>
          <table:table-cell office:value-type="float" office:value="6.59677655" calcext:value-type="float">
            <text:p>6.59677655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5.847115" calcext:value-type="float">
            <text:p>5.847115</text:p>
          </table:table-cell>
          <table:table-cell office:value-type="float" office:value="6.60151735" calcext:value-type="float">
            <text:p>6.60151735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487651" calcext:value-type="float">
            <text:p>6.487651</text:p>
          </table:table-cell>
          <table:table-cell office:value-type="float" office:value="6.64690275" calcext:value-type="float">
            <text:p>6.64690275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.478585" calcext:value-type="float">
            <text:p>7.478585</text:p>
          </table:table-cell>
          <table:table-cell office:value-type="float" office:value="6.678869575" calcext:value-type="float">
            <text:p>6.678869575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7.612067" calcext:value-type="float">
            <text:p>7.612067</text:p>
          </table:table-cell>
          <table:table-cell office:value-type="float" office:value="6.683289825" calcext:value-type="float">
            <text:p>6.683289825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971752" calcext:value-type="float">
            <text:p>6.971752</text:p>
          </table:table-cell>
          <table:table-cell office:value-type="float" office:value="6.684396675" calcext:value-type="float">
            <text:p>6.684396675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718665" calcext:value-type="float">
            <text:p>6.718665</text:p>
          </table:table-cell>
          <table:table-cell office:value-type="float" office:value="6.70139215" calcext:value-type="float">
            <text:p>6.70139215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7.337879" calcext:value-type="float">
            <text:p>7.337879</text:p>
          </table:table-cell>
          <table:table-cell office:value-type="float" office:value="6.71624935" calcext:value-type="float">
            <text:p>6.71624935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7.68138" calcext:value-type="float">
            <text:p>7.68138</text:p>
          </table:table-cell>
          <table:table-cell office:value-type="float" office:value="6.69049775" calcext:value-type="float">
            <text:p>6.69049775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845735" calcext:value-type="float">
            <text:p>6.845735</text:p>
          </table:table-cell>
          <table:table-cell office:value-type="float" office:value="6.6237279" calcext:value-type="float">
            <text:p>6.6237279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5.405053" calcext:value-type="float">
            <text:p>5.405053</text:p>
          </table:table-cell>
          <table:table-cell office:value-type="float" office:value="6.57434595" calcext:value-type="float">
            <text:p>6.57434595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5.429729" calcext:value-type="float">
            <text:p>5.429729</text:p>
          </table:table-cell>
          <table:table-cell office:value-type="float" office:value="6.5902782" calcext:value-type="float">
            <text:p>6.5902782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7.007882" calcext:value-type="float">
            <text:p>7.007882</text:p>
          </table:table-cell>
          <table:table-cell office:value-type="float" office:value="6.63358955" calcext:value-type="float">
            <text:p>6.63358955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8.028104" calcext:value-type="float">
            <text:p>8.028104</text:p>
          </table:table-cell>
          <table:table-cell office:value-type="float" office:value="6.6533295" calcext:value-type="float">
            <text:p>6.6533295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7.680573" calcext:value-type="float">
            <text:p>7.680573</text:p>
          </table:table-cell>
          <table:table-cell office:value-type="float" office:value="6.651296675" calcext:value-type="float">
            <text:p>6.651296675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627796" calcext:value-type="float">
            <text:p>6.627796</text:p>
          </table:table-cell>
          <table:table-cell office:value-type="float" office:value="6.641638275" calcext:value-type="float">
            <text:p>6.641638275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462424" calcext:value-type="float">
            <text:p>6.462424</text:p>
          </table:table-cell>
          <table:table-cell office:value-type="float" office:value="6.61807075" calcext:value-type="float">
            <text:p>6.61807075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7.401037" calcext:value-type="float">
            <text:p>7.401037</text:p>
          </table:table-cell>
          <table:table-cell office:value-type="float" office:value="6.561008575" calcext:value-type="float">
            <text:p>6.561008575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7.69836" calcext:value-type="float">
            <text:p>7.69836</text:p>
          </table:table-cell>
          <table:table-cell office:value-type="float" office:value="6.48957375" calcext:value-type="float">
            <text:p>6.48957375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355609" calcext:value-type="float">
            <text:p>6.355609</text:p>
          </table:table-cell>
          <table:table-cell office:value-type="float" office:value="6.43620875" calcext:value-type="float">
            <text:p>6.43620875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.297503" calcext:value-type="float">
            <text:p>4.297503</text:p>
          </table:table-cell>
          <table:table-cell office:value-type="float" office:value="6.425816625" calcext:value-type="float">
            <text:p>6.425816625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.562782" calcext:value-type="float">
            <text:p>4.562782</text:p>
          </table:table-cell>
          <table:table-cell office:value-type="float" office:value="6.473619" calcext:value-type="float">
            <text:p>6.473619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603225" calcext:value-type="float">
            <text:p>6.603225</text:p>
          </table:table-cell>
          <table:table-cell office:value-type="float" office:value="6.53236305" calcext:value-type="float">
            <text:p>6.53236305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7.84241" calcext:value-type="float">
            <text:p>7.84241</text:p>
          </table:table-cell>
          <table:table-cell office:value-type="float" office:value="6.555031425" calcext:value-type="float">
            <text:p>6.555031425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.759613" calcext:value-type="float">
            <text:p>7.759613</text:p>
          </table:table-cell>
          <table:table-cell office:value-type="float" office:value="6.55113705" calcext:value-type="float">
            <text:p>6.55113705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800257" calcext:value-type="float">
            <text:p>6.800257</text:p>
          </table:table-cell>
          <table:table-cell office:value-type="float" office:value="6.55612565" calcext:value-type="float">
            <text:p>6.55612565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008599" calcext:value-type="float">
            <text:p>6.008599</text:p>
          </table:table-cell>
          <table:table-cell office:value-type="float" office:value="6.5988226" calcext:value-type="float">
            <text:p>6.5988226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359278" calcext:value-type="float">
            <text:p>6.359278</text:p>
          </table:table-cell>
          <table:table-cell office:value-type="float" office:value="6.6599599" calcext:value-type="float">
            <text:p>6.6599599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7.279448" calcext:value-type="float">
            <text:p>7.279448</text:p>
          </table:table-cell>
          <table:table-cell office:value-type="float" office:value="6.67476055" calcext:value-type="float">
            <text:p>6.67476055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7.624166" calcext:value-type="float">
            <text:p>7.624166</text:p>
          </table:table-cell>
          <table:table-cell office:value-type="float" office:value="6.600510975" calcext:value-type="float">
            <text:p>6.600510975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7.171347" calcext:value-type="float">
            <text:p>7.171347</text:p>
          </table:table-cell>
          <table:table-cell office:value-type="float" office:value="6.4863086" calcext:value-type="float">
            <text:p>6.4863086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564116" calcext:value-type="float">
            <text:p>6.564116</text:p>
          </table:table-cell>
          <table:table-cell office:value-type="float" office:value="6.42231645" calcext:value-type="float">
            <text:p>6.42231645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397485" calcext:value-type="float">
            <text:p>6.397485</text:p>
          </table:table-cell>
          <table:table-cell office:value-type="float" office:value="6.40030895" calcext:value-type="float">
            <text:p>6.40030895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687381" calcext:value-type="float">
            <text:p>6.687381</text:p>
          </table:table-cell>
          <table:table-cell office:value-type="float" office:value="6.389887875" calcext:value-type="float">
            <text:p>6.389887875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7.283024" calcext:value-type="float">
            <text:p>7.283024</text:p>
          </table:table-cell>
          <table:table-cell office:value-type="float" office:value="6.387282125" calcext:value-type="float">
            <text:p>6.387282125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7.664344" calcext:value-type="float">
            <text:p>7.664344</text:p>
          </table:table-cell>
          <table:table-cell office:value-type="float" office:value="6.384299125" calcext:value-type="float">
            <text:p>6.384299125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966641" calcext:value-type="float">
            <text:p>6.966641</text:p>
          </table:table-cell>
          <table:table-cell office:value-type="float" office:value="6.356873" calcext:value-type="float">
            <text:p>6.356873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.911871" calcext:value-type="float">
            <text:p>4.911871</text:p>
          </table:table-cell>
          <table:table-cell office:value-type="float" office:value="6.3125598" calcext:value-type="float">
            <text:p>6.3125598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3.0468" calcext:value-type="float">
            <text:p>3.0468</text:p>
          </table:table-cell>
          <table:table-cell office:value-type="float" office:value="6.323784475" calcext:value-type="float">
            <text:p>6.323784475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.507886" calcext:value-type="float">
            <text:p>4.507886</text:p>
          </table:table-cell>
          <table:table-cell office:value-type="float" office:value="6.4217166" calcext:value-type="float">
            <text:p>6.4217166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645122" calcext:value-type="float">
            <text:p>6.645122</text:p>
          </table:table-cell>
          <table:table-cell office:value-type="float" office:value="6.5061132" calcext:value-type="float">
            <text:p>6.5061132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7.662531" calcext:value-type="float">
            <text:p>7.662531</text:p>
          </table:table-cell>
          <table:table-cell office:value-type="float" office:value="6.53099205" calcext:value-type="float">
            <text:p>6.53099205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.766324" calcext:value-type="float">
            <text:p>7.766324</text:p>
          </table:table-cell>
          <table:table-cell office:value-type="float" office:value="6.51132035" calcext:value-type="float">
            <text:p>6.51132035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7.655395" calcext:value-type="float">
            <text:p>7.655395</text:p>
          </table:table-cell>
          <table:table-cell office:value-type="float" office:value="6.4795756" calcext:value-type="float">
            <text:p>6.4795756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7.656341" calcext:value-type="float">
            <text:p>7.656341</text:p>
          </table:table-cell>
          <table:table-cell office:value-type="float" office:value="6.4464634" calcext:value-type="float">
            <text:p>6.4464634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7.651571" calcext:value-type="float">
            <text:p>7.651571</text:p>
          </table:table-cell>
          <table:table-cell office:value-type="float" office:value="6.3831775" calcext:value-type="float">
            <text:p>6.3831775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7.312953" calcext:value-type="float">
            <text:p>7.312953</text:p>
          </table:table-cell>
          <table:table-cell office:value-type="float" office:value="6.290710275" calcext:value-type="float">
            <text:p>6.290710275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307815" calcext:value-type="float">
            <text:p>6.307815</text:p>
          </table:table-cell>
          <table:table-cell office:value-type="float" office:value="6.28070975" calcext:value-type="float">
            <text:p>6.28070975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5.010586" calcext:value-type="float">
            <text:p>5.010586</text:p>
          </table:table-cell>
          <table:table-cell office:value-type="float" office:value="6.378757825" calcext:value-type="float">
            <text:p>6.378757825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4.870457" calcext:value-type="float">
            <text:p>4.870457</text:p>
          </table:table-cell>
          <table:table-cell office:value-type="float" office:value="6.509532925" calcext:value-type="float">
            <text:p>6.509532925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042343" calcext:value-type="float">
            <text:p>6.042343</text:p>
          </table:table-cell>
          <table:table-cell office:value-type="float" office:value="6.520369425" calcext:value-type="float">
            <text:p>6.520369425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.162183" calcext:value-type="float">
            <text:p>7.162183</text:p>
          </table:table-cell>
          <table:table-cell office:value-type="float" office:value="6.501908775" calcext:value-type="float">
            <text:p>6.501908775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7.79748" calcext:value-type="float">
            <text:p>7.79748</text:p>
          </table:table-cell>
          <table:table-cell office:value-type="float" office:value="6.455452125" calcext:value-type="float">
            <text:p>6.455452125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.946791" calcext:value-type="float">
            <text:p>7.946791</text:p>
          </table:table-cell>
          <table:table-cell office:value-type="float" office:value="6.353517975" calcext:value-type="float">
            <text:p>6.353517975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7.294237" calcext:value-type="float">
            <text:p>7.294237</text:p>
          </table:table-cell>
          <table:table-cell office:value-type="float" office:value="6.34747295" calcext:value-type="float">
            <text:p>6.34747295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5.685095" calcext:value-type="float">
            <text:p>5.685095</text:p>
          </table:table-cell>
          <table:table-cell office:value-type="float" office:value="6.3771181" calcext:value-type="float">
            <text:p>6.3771181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.179937" calcext:value-type="float">
            <text:p>4.179937</text:p>
          </table:table-cell>
          <table:table-cell office:value-type="float" office:value="6.4043045" calcext:value-type="float">
            <text:p>6.4043045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.543644" calcext:value-type="float">
            <text:p>4.543644</text:p>
          </table:table-cell>
          <table:table-cell office:value-type="float" office:value="6.3834327" calcext:value-type="float">
            <text:p>6.3834327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5.56376" calcext:value-type="float">
            <text:p>5.56376</text:p>
          </table:table-cell>
          <table:table-cell office:value-type="float" office:value="6.39712825" calcext:value-type="float">
            <text:p>6.39712825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5.939924" calcext:value-type="float">
            <text:p>5.939924</text:p>
          </table:table-cell>
          <table:table-cell office:value-type="float" office:value="6.504125375" calcext:value-type="float">
            <text:p>6.504125375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209598" calcext:value-type="float">
            <text:p>6.209598</text:p>
          </table:table-cell>
          <table:table-cell office:value-type="float" office:value="6.6512859" calcext:value-type="float">
            <text:p>6.6512859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912544" calcext:value-type="float">
            <text:p>6.912544</text:p>
          </table:table-cell>
          <table:table-cell office:value-type="float" office:value="6.72239775" calcext:value-type="float">
            <text:p>6.72239775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7.50996" calcext:value-type="float">
            <text:p>7.50996</text:p>
          </table:table-cell>
          <table:table-cell office:value-type="float" office:value="6.62205545" calcext:value-type="float">
            <text:p>6.62205545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7.686635" calcext:value-type="float">
            <text:p>7.686635</text:p>
          </table:table-cell>
          <table:table-cell office:value-type="float" office:value="6.692041225" calcext:value-type="float">
            <text:p>6.692041225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7.959157" calcext:value-type="float">
            <text:p>7.959157</text:p>
          </table:table-cell>
          <table:table-cell office:value-type="float" office:value="6.967726825" calcext:value-type="float">
            <text:p>6.967726825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8.508135" calcext:value-type="float">
            <text:p>8.508135</text:p>
          </table:table-cell>
          <table:table-cell office:value-type="float" office:value="7.094376725" calcext:value-type="float">
            <text:p>7.094376725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8.454091" calcext:value-type="float">
            <text:p>8.454091</text:p>
          </table:table-cell>
          <table:table-cell office:value-type="float" office:value="8.337109325" calcext:value-type="float">
            <text:p>8.337109325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951304" calcext:value-type="float">
            <text:p>6.951304</text:p>
          </table:table-cell>
          <table:table-cell office:value-type="float" office:value="8.887578075" calcext:value-type="float">
            <text:p>8.887578075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.309465" calcext:value-type="float">
            <text:p>4.309465</text:p>
          </table:table-cell>
          <table:table-cell office:value-type="float" office:value="9.07964275" calcext:value-type="float">
            <text:p>9.07964275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3.056071" calcext:value-type="float">
            <text:p>3.056071</text:p>
          </table:table-cell>
          <table:table-cell office:value-type="float" office:value="9.3377534" calcext:value-type="float">
            <text:p>9.3377534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.611661" calcext:value-type="float">
            <text:p>4.611661</text:p>
          </table:table-cell>
          <table:table-cell office:value-type="float" office:value="9.6271989" calcext:value-type="float">
            <text:p>9.6271989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5.683816" calcext:value-type="float">
            <text:p>5.683816</text:p>
          </table:table-cell>
          <table:table-cell office:value-type="float" office:value="9.87775465" calcext:value-type="float">
            <text:p>9.87775465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5.980642" calcext:value-type="float">
            <text:p>5.980642</text:p>
          </table:table-cell>
          <table:table-cell office:value-type="float" office:value="9.98097375" calcext:value-type="float">
            <text:p>9.98097375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583151" calcext:value-type="float">
            <text:p>6.583151</text:p>
          </table:table-cell>
          <table:table-cell office:value-type="float" office:value="10.242427925" calcext:value-type="float">
            <text:p>10.242427925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7.163704" calcext:value-type="float">
            <text:p>7.163704</text:p>
          </table:table-cell>
          <table:table-cell office:value-type="float" office:value="10.477646" calcext:value-type="float">
            <text:p>10.477646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567299" calcext:value-type="float">
            <text:p>6.567299</text:p>
          </table:table-cell>
          <table:table-cell office:value-type="float" office:value="10.5203908" calcext:value-type="float">
            <text:p>10.5203908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5.194113" calcext:value-type="float">
            <text:p>5.194113</text:p>
          </table:table-cell>
          <table:table-cell office:value-type="float" office:value="10.578045725" calcext:value-type="float">
            <text:p>10.578045725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5.360858" calcext:value-type="float">
            <text:p>5.360858</text:p>
          </table:table-cell>
          <table:table-cell office:value-type="float" office:value="10.6700303" calcext:value-type="float">
            <text:p>10.6700303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964085" calcext:value-type="float">
            <text:p>6.964085</text:p>
          </table:table-cell>
          <table:table-cell office:value-type="float" office:value="10.75784625" calcext:value-type="float">
            <text:p>10.75784625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7.88375" calcext:value-type="float">
            <text:p>7.88375</text:p>
          </table:table-cell>
          <table:table-cell office:value-type="float" office:value="10.746352725" calcext:value-type="float">
            <text:p>10.746352725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7.640276" calcext:value-type="float">
            <text:p>7.640276</text:p>
          </table:table-cell>
          <table:table-cell office:value-type="float" office:value="10.757656075" calcext:value-type="float">
            <text:p>10.757656075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875663" calcext:value-type="float">
            <text:p>6.875663</text:p>
          </table:table-cell>
          <table:table-cell office:value-type="float" office:value="10.71780765" calcext:value-type="float">
            <text:p>10.71780765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496534" calcext:value-type="float">
            <text:p>6.496534</text:p>
          </table:table-cell>
          <table:table-cell office:value-type="float" office:value="10.5642235" calcext:value-type="float">
            <text:p>10.5642235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330907" calcext:value-type="float">
            <text:p>6.330907</text:p>
          </table:table-cell>
          <table:table-cell office:value-type="float" office:value="10.5299196" calcext:value-type="float">
            <text:p>10.5299196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5.124905" calcext:value-type="float">
            <text:p>5.124905</text:p>
          </table:table-cell>
          <table:table-cell office:value-type="float" office:value="10.59985235" calcext:value-type="float">
            <text:p>10.59985235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.952882" calcext:value-type="float">
            <text:p>3.952882</text:p>
          </table:table-cell>
          <table:table-cell office:value-type="float" office:value="10.718448" calcext:value-type="float">
            <text:p>10.718448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912932" calcext:value-type="float">
            <text:p>6.912932</text:p>
          </table:table-cell>
          <table:table-cell office:value-type="float" office:value="10.822579875" calcext:value-type="float">
            <text:p>10.822579875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0.229738" calcext:value-type="float">
            <text:p>10.229738</text:p>
          </table:table-cell>
          <table:table-cell office:value-type="float" office:value="10.80436405" calcext:value-type="float">
            <text:p>10.80436405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0.24159" calcext:value-type="float">
            <text:p>10.24159</text:p>
          </table:table-cell>
          <table:table-cell office:value-type="float" office:value="10.692598875" calcext:value-type="float">
            <text:p>10.692598875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5.303917" calcext:value-type="float">
            <text:p>5.303917</text:p>
          </table:table-cell>
          <table:table-cell office:value-type="float" office:value="10.57818175" calcext:value-type="float">
            <text:p>10.57818175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5.303917" calcext:value-type="float">
            <text:p>5.303917</text:p>
          </table:table-cell>
          <table:table-cell office:value-type="float" office:value="10.561348325" calcext:value-type="float">
            <text:p>10.561348325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5.303917" calcext:value-type="float">
            <text:p>5.303917</text:p>
          </table:table-cell>
          <table:table-cell office:value-type="float" office:value="10.523132" calcext:value-type="float">
            <text:p>10.523132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.720114" calcext:value-type="float">
            <text:p>3.720114</text:p>
          </table:table-cell>
          <table:table-cell office:value-type="float" office:value="10.521306525" calcext:value-type="float">
            <text:p>10.521306525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7.70499" calcext:value-type="float">
            <text:p>7.70499</text:p>
          </table:table-cell>
          <table:table-cell office:value-type="float" office:value="10.6099513" calcext:value-type="float">
            <text:p>10.6099513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8.480043" calcext:value-type="float">
            <text:p>8.480043</text:p>
          </table:table-cell>
          <table:table-cell office:value-type="float" office:value="10.630930175" calcext:value-type="float">
            <text:p>10.630930175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772551" calcext:value-type="float">
            <text:p>6.772551</text:p>
          </table:table-cell>
          <table:table-cell office:value-type="float" office:value="10.65901025" calcext:value-type="float">
            <text:p>10.65901025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.345065" calcext:value-type="float">
            <text:p>3.345065</text:p>
          </table:table-cell>
          <table:table-cell office:value-type="float" office:value="10.7762898" calcext:value-type="float">
            <text:p>10.7762898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5.091466" calcext:value-type="float">
            <text:p>5.091466</text:p>
          </table:table-cell>
          <table:table-cell office:value-type="float" office:value="11.0246748" calcext:value-type="float">
            <text:p>11.0246748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9.843645" calcext:value-type="float">
            <text:p>9.843645</text:p>
          </table:table-cell>
          <table:table-cell office:value-type="float" office:value="11.192632125" calcext:value-type="float">
            <text:p>11.192632125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1.826345" calcext:value-type="float">
            <text:p>11.826345</text:p>
          </table:table-cell>
          <table:table-cell office:value-type="float" office:value="11.241784975" calcext:value-type="float">
            <text:p>11.241784975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9.054072" calcext:value-type="float">
            <text:p>9.054072</text:p>
          </table:table-cell>
          <table:table-cell office:value-type="float" office:value="11.241370325" calcext:value-type="float">
            <text:p>11.241370325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.898852" calcext:value-type="float">
            <text:p>2.898852</text:p>
          </table:table-cell>
          <table:table-cell office:value-type="float" office:value="11.3102625" calcext:value-type="float">
            <text:p>11.3102625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0.309391" calcext:value-type="float">
            <text:p>10.309391</text:p>
          </table:table-cell>
          <table:table-cell office:value-type="float" office:value="11.533035175" calcext:value-type="float">
            <text:p>11.533035175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8.714059" calcext:value-type="float">
            <text:p>18.714059</text:p>
          </table:table-cell>
          <table:table-cell office:value-type="float" office:value="11.559746225" calcext:value-type="float">
            <text:p>11.559746225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3.025153" calcext:value-type="float">
            <text:p>13.025153</text:p>
          </table:table-cell>
          <table:table-cell office:value-type="float" office:value="11.399994225" calcext:value-type="float">
            <text:p>11.399994225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58.217439" calcext:value-type="float">
            <text:p>58.217439</text:p>
          </table:table-cell>
          <table:table-cell office:value-type="float" office:value="11.341424575" calcext:value-type="float">
            <text:p>11.341424575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30.472841" calcext:value-type="float">
            <text:p>30.472841</text:p>
          </table:table-cell>
          <table:table-cell office:value-type="float" office:value="10.1032969" calcext:value-type="float">
            <text:p>10.1032969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4.633891" calcext:value-type="float">
            <text:p>14.633891</text:p>
          </table:table-cell>
          <table:table-cell office:value-type="float" office:value="9.50941335" calcext:value-type="float">
            <text:p>9.50941335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4.633891" calcext:value-type="float">
            <text:p>14.633891</text:p>
          </table:table-cell>
          <table:table-cell office:value-type="float" office:value="9.27277955" calcext:value-type="float">
            <text:p>9.27277955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4.633891" calcext:value-type="float">
            <text:p>14.633891</text:p>
          </table:table-cell>
          <table:table-cell office:value-type="float" office:value="9.028543375" calcext:value-type="float">
            <text:p>9.028543375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4.633891" calcext:value-type="float">
            <text:p>14.633891</text:p>
          </table:table-cell>
          <table:table-cell office:value-type="float" office:value="8.8061463" calcext:value-type="float">
            <text:p>8.8061463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9.81258" calcext:value-type="float">
            <text:p>9.81258</text:p>
          </table:table-cell>
          <table:table-cell office:value-type="float" office:value="8.617801875" calcext:value-type="float">
            <text:p>8.617801875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6.438809" calcext:value-type="float">
            <text:p>16.438809</text:p>
          </table:table-cell>
          <table:table-cell office:value-type="float" office:value="8.5752681" calcext:value-type="float">
            <text:p>8.5752681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5.991874" calcext:value-type="float">
            <text:p>15.991874</text:p>
          </table:table-cell>
          <table:table-cell office:value-type="float" office:value="8.365901225" calcext:value-type="float">
            <text:p>8.365901225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8.873496" calcext:value-type="float">
            <text:p>8.873496</text:p>
          </table:table-cell>
          <table:table-cell office:value-type="float" office:value="8.1703634615" calcext:value-type="float">
            <text:p>8.1703634615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8.873496" calcext:value-type="float">
            <text:p>8.873496</text:p>
          </table:table-cell>
          <table:table-cell office:value-type="float" office:value="8.1518599737" calcext:value-type="float">
            <text:p>8.1518599737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8.873496" calcext:value-type="float">
            <text:p>8.873496</text:p>
          </table:table-cell>
          <table:table-cell office:value-type="float" office:value="8.1323562973" calcext:value-type="float">
            <text:p>8.1323562973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8.873496" calcext:value-type="float">
            <text:p>8.873496</text:p>
          </table:table-cell>
          <table:table-cell office:value-type="float" office:value="8.1117690833" calcext:value-type="float">
            <text:p>8.1117690833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504344" calcext:value-type="float">
            <text:p>6.504344</text:p>
          </table:table-cell>
          <table:table-cell office:value-type="float" office:value="8.0900054571" calcext:value-type="float">
            <text:p>8.0900054571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8.335884" calcext:value-type="float">
            <text:p>8.335884</text:p>
          </table:table-cell>
          <table:table-cell office:value-type="float" office:value="8.1366425588" calcext:value-type="float">
            <text:p>8.1366425588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046339" calcext:value-type="float">
            <text:p>6.046339</text:p>
          </table:table-cell>
          <table:table-cell office:value-type="float" office:value="8.1306049394" calcext:value-type="float">
            <text:p>8.1306049394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732297" calcext:value-type="float">
            <text:p>0.732297</text:p>
          </table:table-cell>
          <table:table-cell office:value-type="float" office:value="8.19573825" calcext:value-type="float">
            <text:p>8.19573825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5.124378" calcext:value-type="float">
            <text:p>5.124378</text:p>
          </table:table-cell>
          <table:table-cell office:value-type="float" office:value="8.4364944194" calcext:value-type="float">
            <text:p>8.4364944194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9.128217" calcext:value-type="float">
            <text:p>9.128217</text:p>
          </table:table-cell>
          <table:table-cell office:value-type="float" office:value="8.5468983" calcext:value-type="float">
            <text:p>8.5468983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9.868731" calcext:value-type="float">
            <text:p>9.868731</text:p>
          </table:table-cell>
          <table:table-cell office:value-type="float" office:value="8.5268528276" calcext:value-type="float">
            <text:p>8.5268528276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8.118157" calcext:value-type="float">
            <text:p>8.118157</text:p>
          </table:table-cell>
          <table:table-cell office:value-type="float" office:value="8.4789286071" calcext:value-type="float">
            <text:p>8.4789286071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184299" calcext:value-type="float">
            <text:p>6.184299</text:p>
          </table:table-cell>
          <table:table-cell office:value-type="float" office:value="8.4922905185" calcext:value-type="float">
            <text:p>8.4922905185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5.759131" calcext:value-type="float">
            <text:p>5.759131</text:p>
          </table:table-cell>
          <table:table-cell office:value-type="float" office:value="8.5810594231" calcext:value-type="float">
            <text:p>8.5810594231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5.664905" calcext:value-type="float">
            <text:p>5.664905</text:p>
          </table:table-cell>
          <table:table-cell office:value-type="float" office:value="8.69393656" calcext:value-type="float">
            <text:p>8.69393656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4.63058" calcext:value-type="float">
            <text:p>4.63058</text:p>
          </table:table-cell>
          <table:table-cell office:value-type="float" office:value="8.8201462083" calcext:value-type="float">
            <text:p>8.8201462083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3.775264" calcext:value-type="float">
            <text:p>3.775264</text:p>
          </table:table-cell>
          <table:table-cell office:value-type="float" office:value="9.0023012609" calcext:value-type="float">
            <text:p>9.0023012609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5.230898" calcext:value-type="float">
            <text:p>5.230898</text:p>
          </table:table-cell>
          <table:table-cell office:value-type="float" office:value="9.2398938636" calcext:value-type="float">
            <text:p>9.2398938636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7.265905" calcext:value-type="float">
            <text:p>7.265905</text:p>
          </table:table-cell>
          <table:table-cell office:value-type="float" office:value="9.4307984286" calcext:value-type="float">
            <text:p>9.4307984286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8.544145" calcext:value-type="float">
            <text:p>8.544145</text:p>
          </table:table-cell>
          <table:table-cell office:value-type="float" office:value="9.5390431" calcext:value-type="float">
            <text:p>9.5390431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9.603246" calcext:value-type="float">
            <text:p>9.603246</text:p>
          </table:table-cell>
          <table:table-cell office:value-type="float" office:value="9.5914061579" calcext:value-type="float">
            <text:p>9.5914061579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1.463733" calcext:value-type="float">
            <text:p>11.463733</text:p>
          </table:table-cell>
          <table:table-cell office:value-type="float" office:value="9.5907483889" calcext:value-type="float">
            <text:p>9.5907483889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3.280465" calcext:value-type="float">
            <text:p>13.280465</text:p>
          </table:table-cell>
          <table:table-cell office:value-type="float" office:value="9.4805728235" calcext:value-type="float">
            <text:p>9.4805728235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1.809759" calcext:value-type="float">
            <text:p>11.809759</text:p>
          </table:table-cell>
          <table:table-cell office:value-type="float" office:value="9.2430795625" calcext:value-type="float">
            <text:p>9.2430795625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1.809759" calcext:value-type="float">
            <text:p>11.809759</text:p>
          </table:table-cell>
          <table:table-cell office:value-type="float" office:value="9.0719676" calcext:value-type="float">
            <text:p>9.0719676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1.809759" calcext:value-type="float">
            <text:p>11.809759</text:p>
          </table:table-cell>
          <table:table-cell office:value-type="float" office:value="8.8764110714" calcext:value-type="float">
            <text:p>8.8764110714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1.809759" calcext:value-type="float">
            <text:p>11.809759</text:p>
          </table:table-cell>
          <table:table-cell office:value-type="float" office:value="8.6507689231" calcext:value-type="float">
            <text:p>8.6507689231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1.809759" calcext:value-type="float">
            <text:p>11.809759</text:p>
          </table:table-cell>
          <table:table-cell office:value-type="float" office:value="8.38751975" calcext:value-type="float">
            <text:p>8.38751975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1.377833" calcext:value-type="float">
            <text:p>11.377833</text:p>
          </table:table-cell>
          <table:table-cell office:value-type="float" office:value="8.0764070909" calcext:value-type="float">
            <text:p>8.0764070909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2.323979" calcext:value-type="float">
            <text:p>12.323979</text:p>
          </table:table-cell>
          <table:table-cell office:value-type="float" office:value="7.7462645" calcext:value-type="float">
            <text:p>7.7462645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0.682367" calcext:value-type="float">
            <text:p>10.682367</text:p>
          </table:table-cell>
          <table:table-cell office:value-type="float" office:value="7.2376295556" calcext:value-type="float">
            <text:p>7.2376295556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8.692332" calcext:value-type="float">
            <text:p>8.692332</text:p>
          </table:table-cell>
          <table:table-cell office:value-type="float" office:value="6.807037375" calcext:value-type="float">
            <text:p>6.807037375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717499" calcext:value-type="float">
            <text:p>6.717499</text:p>
          </table:table-cell>
          <table:table-cell office:value-type="float" office:value="6.5377095714" calcext:value-type="float">
            <text:p>6.5377095714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5.168539" calcext:value-type="float">
            <text:p>5.168539</text:p>
          </table:table-cell>
          <table:table-cell office:value-type="float" office:value="6.5077446667" calcext:value-type="float">
            <text:p>6.5077446667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.864444" calcext:value-type="float">
            <text:p>4.864444</text:p>
          </table:table-cell>
          <table:table-cell office:value-type="float" office:value="6.7755858" calcext:value-type="float">
            <text:p>6.7755858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5.738008" calcext:value-type="float">
            <text:p>5.738008</text:p>
          </table:table-cell>
          <table:table-cell office:value-type="float" office:value="7.25337125" calcext:value-type="float">
            <text:p>7.25337125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7.100114" calcext:value-type="float">
            <text:p>7.100114</text:p>
          </table:table-cell>
          <table:table-cell office:value-type="float" office:value="7.7584923333" calcext:value-type="float">
            <text:p>7.7584923333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8.111229" calcext:value-type="float">
            <text:p>8.111229</text:p>
          </table:table-cell>
          <table:table-cell office:value-type="float" office:value="8.0876815" calcext:value-type="float">
            <text:p>8.0876815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8.064134" calcext:value-type="float">
            <text:p>8.06413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3:07:27.055067445</dc:date>
    <meta:document-statistic meta:table-count="1" meta:cell-count="3177" meta:object-count="0"/>
    <meta:generator>LibreOffice/4.2.7.2$Linux_X86_64 LibreOffice_project/420m0$Build-2</meta:generator>
  </office:meta>
</office:document-meta>
</file>